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4.15395833333333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3.571875cm"/>
    </style:style>
    <style:style style:name="co17" style:family="table-column">
      <style:table-column-properties fo:break-before="auto" style:column-width="7.27604166666667cm"/>
    </style:style>
    <style:style style:name="co18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office:value-type="string" table:style-name="ce14">
            <text:p>улица</text:p>
          </table:table-cell>
          <table:table-cell office:value-type="float" office:value="28106" table:style-name="ce1">
            <text:p>28106</text:p>
          </table:table-cell>
          <table:table-cell office:value-type="float" office:value="28106" table:style-name="ce1">
            <text:p>28106</text:p>
          </table:table-cell>
          <table:table-cell office:value-type="string" table:style-name="ce15">
            <text:p>Ответ - 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46" table:style-name="ce6">
            <text:p>2846</text:p>
          </table:table-cell>
          <table:table-cell office:value-type="string" office:string-value="Волкова" table:formula="of:=VLOOKUP([.C2];[Лицевые_счета.A:.G];2;)" table:style-name="ce1">
            <text:p>Волкова</text:p>
          </table:table-cell>
          <table:table-cell table:style-name="ce7"/>
          <table:table-cell table:number-columns-repeated="16376" table:style-name="ce1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86" table:style-name="ce6">
            <text:p>4786</text:p>
          </table:table-cell>
          <table:table-cell office:value-type="string" office:string-value="Гоголя" table:formula="of:=VLOOKUP([.C3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877" table:style-name="ce6">
            <text:p>6877</text:p>
          </table:table-cell>
          <table:table-cell office:value-type="string" office:string-value="Гоголя" table:formula="of:=VLOOKUP([.C4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2" table:style-name="ce6">
            <text:p>4262</text:p>
          </table:table-cell>
          <table:table-cell office:value-type="string" office:string-value="Гоголя" table:formula="of:=VLOOKUP([.C5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96" table:style-name="ce6">
            <text:p>6296</text:p>
          </table:table-cell>
          <table:table-cell office:value-type="string" office:string-value="Гоголя" table:formula="of:=VLOOKUP([.C6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72" table:style-name="ce6">
            <text:p>5472</text:p>
          </table:table-cell>
          <table:table-cell office:value-type="string" office:string-value="Гоголя" table:formula="of:=VLOOKUP([.C7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969" table:style-name="ce6">
            <text:p>4969</text:p>
          </table:table-cell>
          <table:table-cell office:value-type="string" office:string-value="Гоголя" table:formula="of:=VLOOKUP([.C8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19" table:style-name="ce6">
            <text:p>6519</text:p>
          </table:table-cell>
          <table:table-cell office:value-type="string" office:string-value="Гоголя" table:formula="of:=VLOOKUP([.C9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97" table:style-name="ce6">
            <text:p>6697</text:p>
          </table:table-cell>
          <table:table-cell office:value-type="string" office:string-value="Гоголя" table:formula="of:=VLOOKUP([.C10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532" table:style-name="ce6">
            <text:p>3532</text:p>
          </table:table-cell>
          <table:table-cell office:value-type="string" office:string-value="Гоголя" table:formula="of:=VLOOKUP([.C11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12" table:style-name="ce6">
            <text:p>4312</text:p>
          </table:table-cell>
          <table:table-cell office:value-type="string" office:string-value="Гоголя" table:formula="of:=VLOOKUP([.C12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782" table:style-name="ce6">
            <text:p>5782</text:p>
          </table:table-cell>
          <table:table-cell office:value-type="string" office:string-value="Волкова" table:formula="of:=VLOOKUP([.C13];[Лицевые_счета.A:.G];2;)" table:style-name="ce1">
            <text:p>Волков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office:value-type="string" office:string-value="Гоголя" table:formula="of:=VLOOKUP([.C14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15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6];[Лицевые_счета.A:.G];2;)" table:style-name="ce1">
            <text:p>Железнодорожна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407" table:style-name="ce6">
            <text:p>5407</text:p>
          </table:table-cell>
          <table:table-cell office:value-type="string" office:string-value="Железнодорожная" table:formula="of:=VLOOKUP([.C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40" table:style-name="ce6">
            <text:p>6440</text:p>
          </table:table-cell>
          <table:table-cell office:value-type="string" office:string-value="Железнодорожная" table:formula="of:=VLOOKUP([.C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089" table:style-name="ce6">
            <text:p>3089</text:p>
          </table:table-cell>
          <table:table-cell office:value-type="string" office:string-value="Железнодорожная" table:formula="of:=VLOOKUP([.C1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office:value-type="string" office:string-value="Железнодорожная" table:formula="of:=VLOOKUP([.C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28" table:style-name="ce6">
            <text:p>4728</text:p>
          </table:table-cell>
          <table:table-cell office:value-type="string" office:string-value="Железнодорожная" table:formula="of:=VLOOKUP([.C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14" table:style-name="ce6">
            <text:p>5414</text:p>
          </table:table-cell>
          <table:table-cell office:value-type="string" office:string-value="Железнодорожная" table:formula="of:=VLOOKUP([.C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60" table:style-name="ce6">
            <text:p>4360</text:p>
          </table:table-cell>
          <table:table-cell office:value-type="string" office:string-value="Волкова" table:formula="of:=VLOOKUP([.C2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09" table:style-name="ce6">
            <text:p>6609</text:p>
          </table:table-cell>
          <table:table-cell office:value-type="string" office:string-value="Железнодорожная" table:formula="of:=VLOOKUP([.C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50" table:style-name="ce6">
            <text:p>6550</text:p>
          </table:table-cell>
          <table:table-cell office:value-type="string" office:string-value="Железнодорожная" table:formula="of:=VLOOKUP([.C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3" table:style-name="ce6">
            <text:p>5633</text:p>
          </table:table-cell>
          <table:table-cell office:value-type="string" office:string-value="Железнодорожная" table:formula="of:=VLOOKUP([.C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8" table:style-name="ce6">
            <text:p>3288</text:p>
          </table:table-cell>
          <table:table-cell office:value-type="string" office:string-value="Железнодорожная" table:formula="of:=VLOOKUP([.C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39" table:style-name="ce6">
            <text:p>2939</text:p>
          </table:table-cell>
          <table:table-cell office:value-type="string" office:string-value="Железнодорожная" table:formula="of:=VLOOKUP([.C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office:value-type="string" office:string-value="Железнодорожная" table:formula="of:=VLOOKUP([.C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03" table:style-name="ce6">
            <text:p>6303</text:p>
          </table:table-cell>
          <table:table-cell office:value-type="string" office:string-value="Железнодорожная" table:formula="of:=VLOOKUP([.C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80" table:style-name="ce6">
            <text:p>5680</text:p>
          </table:table-cell>
          <table:table-cell office:value-type="string" office:string-value="Железнодорожная" table:formula="of:=VLOOKUP([.C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15" table:style-name="ce6">
            <text:p>4715</text:p>
          </table:table-cell>
          <table:table-cell office:value-type="string" office:string-value="Железнодорожная" table:formula="of:=VLOOKUP([.C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286" table:style-name="ce6">
            <text:p>4286</text:p>
          </table:table-cell>
          <table:table-cell office:value-type="string" office:string-value="Волкова" table:formula="of:=VLOOKUP([.C3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64" table:style-name="ce6">
            <text:p>6364</text:p>
          </table:table-cell>
          <table:table-cell office:value-type="string" office:string-value="Железнодорожная" table:formula="of:=VLOOKUP([.C3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89" table:style-name="ce6">
            <text:p>3389</text:p>
          </table:table-cell>
          <table:table-cell office:value-type="string" office:string-value="Железнодорожная" table:formula="of:=VLOOKUP([.C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89" table:style-name="ce6">
            <text:p>2889</text:p>
          </table:table-cell>
          <table:table-cell office:value-type="string" office:string-value="Железнодорожная" table:formula="of:=VLOOKUP([.C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45" table:style-name="ce6">
            <text:p>3645</text:p>
          </table:table-cell>
          <table:table-cell office:value-type="string" office:string-value="Железнодорожная" table:formula="of:=VLOOKUP([.C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66" table:style-name="ce6">
            <text:p>4766</text:p>
          </table:table-cell>
          <table:table-cell office:value-type="string" office:string-value="Железнодорожная" table:formula="of:=VLOOKUP([.C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98" table:style-name="ce6">
            <text:p>4498</text:p>
          </table:table-cell>
          <table:table-cell office:value-type="string" office:string-value="Железнодорожная" table:formula="of:=VLOOKUP([.C4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30" table:style-name="ce6">
            <text:p>3330</text:p>
          </table:table-cell>
          <table:table-cell office:value-type="string" office:string-value="Железнодорожная" table:formula="of:=VLOOKUP([.C4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28" table:style-name="ce6">
            <text:p>5828</text:p>
          </table:table-cell>
          <table:table-cell office:value-type="string" office:string-value="Железнодорожная" table:formula="of:=VLOOKUP([.C4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58" table:style-name="ce6">
            <text:p>5958</text:p>
          </table:table-cell>
          <table:table-cell office:value-type="string" office:string-value="Железнодорожная" table:formula="of:=VLOOKUP([.C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943" table:style-name="ce6">
            <text:p>5943</text:p>
          </table:table-cell>
          <table:table-cell office:value-type="string" office:string-value="Волкова" table:formula="of:=VLOOKUP([.C4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08" table:style-name="ce6">
            <text:p>5808</text:p>
          </table:table-cell>
          <table:table-cell office:value-type="string" office:string-value="Железнодорожная" table:formula="of:=VLOOKUP([.C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49" table:style-name="ce6">
            <text:p>6249</text:p>
          </table:table-cell>
          <table:table-cell office:value-type="string" office:string-value="Железнодорожная" table:formula="of:=VLOOKUP([.C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2" table:style-name="ce6">
            <text:p>3282</text:p>
          </table:table-cell>
          <table:table-cell office:value-type="string" office:string-value="Железнодорожная" table:formula="of:=VLOOKUP([.C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32" table:style-name="ce6">
            <text:p>5532</text:p>
          </table:table-cell>
          <table:table-cell office:value-type="string" office:string-value="Железнодорожная" table:formula="of:=VLOOKUP([.C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26" table:style-name="ce6">
            <text:p>5926</text:p>
          </table:table-cell>
          <table:table-cell office:value-type="string" office:string-value="Железнодорожная" table:formula="of:=VLOOKUP([.C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28" table:style-name="ce6">
            <text:p>3828</text:p>
          </table:table-cell>
          <table:table-cell office:value-type="string" office:string-value="Железнодорожная" table:formula="of:=VLOOKUP([.C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office:value-type="string" office:string-value="Пушкина" table:formula="of:=VLOOKUP([.C5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15" table:style-name="ce6">
            <text:p>2815</text:p>
          </table:table-cell>
          <table:table-cell office:value-type="string" office:string-value="Пушкина" table:formula="of:=VLOOKUP([.C5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office:value-type="string" office:string-value="Пушкина" table:formula="of:=VLOOKUP([.C5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85" table:style-name="ce6">
            <text:p>5385</text:p>
          </table:table-cell>
          <table:table-cell office:value-type="string" office:string-value="Пушкина" table:formula="of:=VLOOKUP([.C5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681" table:style-name="ce6">
            <text:p>3681</text:p>
          </table:table-cell>
          <table:table-cell office:value-type="string" office:string-value="Волкова" table:formula="of:=VLOOKUP([.C5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73" table:style-name="ce6">
            <text:p>6773</text:p>
          </table:table-cell>
          <table:table-cell office:value-type="string" office:string-value="Пушкина" table:formula="of:=VLOOKUP([.C5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69" table:style-name="ce6">
            <text:p>4569</text:p>
          </table:table-cell>
          <table:table-cell office:value-type="string" office:string-value="Пушкина" table:formula="of:=VLOOKUP([.C5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89" table:style-name="ce6">
            <text:p>6889</text:p>
          </table:table-cell>
          <table:table-cell office:value-type="string" office:string-value="Пушкина" table:formula="of:=VLOOKUP([.C6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181" table:style-name="ce6">
            <text:p>4181</text:p>
          </table:table-cell>
          <table:table-cell office:value-type="string" office:string-value="Пушкина" table:formula="of:=VLOOKUP([.C6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40" table:style-name="ce6">
            <text:p>5840</text:p>
          </table:table-cell>
          <table:table-cell office:value-type="string" office:string-value="Пушкина" table:formula="of:=VLOOKUP([.C6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office:value-type="string" office:string-value="Пушкина" table:formula="of:=VLOOKUP([.C6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55" table:style-name="ce6">
            <text:p>3855</text:p>
          </table:table-cell>
          <table:table-cell office:value-type="string" office:string-value="Гоголя" table:formula="of:=VLOOKUP([.C6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180" table:style-name="ce6">
            <text:p>5180</text:p>
          </table:table-cell>
          <table:table-cell office:value-type="string" office:string-value="Гоголя" table:formula="of:=VLOOKUP([.C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584" table:style-name="ce6">
            <text:p>6584</text:p>
          </table:table-cell>
          <table:table-cell office:value-type="string" office:string-value="Гоголя" table:formula="of:=VLOOKUP([.C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3-01-01T06:33:00" table:style-name="ce5">
            <text:p>01.01.23 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08" table:style-name="ce6">
            <text:p>5808</text:p>
          </table:table-cell>
          <table:table-cell office:value-type="string" office:string-value="Железнодорожная" table:formula="of:=VLOOKUP([.C6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3-01-01T09:26:00" table:style-name="ce5">
            <text:p>01.01.23 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96" table:style-name="ce6">
            <text:p>6296</text:p>
          </table:table-cell>
          <table:table-cell office:value-type="string" office:string-value="Гоголя" table:formula="of:=VLOOKUP([.C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3-01-01T12:56:00" table:style-name="ce5">
            <text:p>01.01.23 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46" table:style-name="ce6">
            <text:p>2846</text:p>
          </table:table-cell>
          <table:table-cell office:value-type="string" office:string-value="Волкова" table:formula="of:=VLOOKUP([.C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3-01-01T18:23:00" table:style-name="ce5">
            <text:p>01.01.23 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office:value-type="string" office:string-value="Железнодорожная" table:formula="of:=VLOOKUP([.C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3-01-02T06:01:00" table:style-name="ce5">
            <text:p>02.01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969" table:style-name="ce6">
            <text:p>4969</text:p>
          </table:table-cell>
          <table:table-cell office:value-type="string" office:string-value="Гоголя" table:formula="of:=VLOOKUP([.C7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3-01-02T21:14:00" table:style-name="ce5">
            <text:p>02.01.23 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85" table:style-name="ce6">
            <text:p>5385</text:p>
          </table:table-cell>
          <table:table-cell office:value-type="string" office:string-value="Пушкина" table:formula="of:=VLOOKUP([.C7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3-01-03T18:16:00" table:style-name="ce5">
            <text:p>03.01.23 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286" table:style-name="ce6">
            <text:p>4286</text:p>
          </table:table-cell>
          <table:table-cell office:value-type="string" office:string-value="Волкова" table:formula="of:=VLOOKUP([.C7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3-01-03T23:22:00" table:style-name="ce5">
            <text:p>03.01.23 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681" table:style-name="ce6">
            <text:p>3681</text:p>
          </table:table-cell>
          <table:table-cell office:value-type="string" office:string-value="Волкова" table:formula="of:=VLOOKUP([.C7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3-01-04T09:31:00" table:style-name="ce5">
            <text:p>04.01.23 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8" table:style-name="ce6">
            <text:p>3288</text:p>
          </table:table-cell>
          <table:table-cell office:value-type="string" office:string-value="Железнодорожная" table:formula="of:=VLOOKUP([.C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3-01-04T12:07:00" table:style-name="ce5">
            <text:p>04.01.23 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181" table:style-name="ce6">
            <text:p>4181</text:p>
          </table:table-cell>
          <table:table-cell office:value-type="string" office:string-value="Пушкина" table:formula="of:=VLOOKUP([.C7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3-01-04T18:28:00" table:style-name="ce5">
            <text:p>04.01.23 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89" table:style-name="ce6">
            <text:p>3389</text:p>
          </table:table-cell>
          <table:table-cell office:value-type="string" office:string-value="Железнодорожная" table:formula="of:=VLOOKUP([.C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3-01-04T21:28:00" table:style-name="ce5">
            <text:p>04.01.23 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97" table:style-name="ce6">
            <text:p>6697</text:p>
          </table:table-cell>
          <table:table-cell office:value-type="string" office:string-value="Гоголя" table:formula="of:=VLOOKUP([.C7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3-01-05T14:42:00" table:style-name="ce5">
            <text:p>05.01.23 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72" table:style-name="ce6">
            <text:p>5472</text:p>
          </table:table-cell>
          <table:table-cell office:value-type="string" office:string-value="Гоголя" table:formula="of:=VLOOKUP([.C7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3-01-07T16:10:00" table:style-name="ce5">
            <text:p>07.01.23 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8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3-01-07T23:15:00" table:style-name="ce5">
            <text:p>07.01.23 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584" table:style-name="ce6">
            <text:p>6584</text:p>
          </table:table-cell>
          <table:table-cell office:value-type="string" office:string-value="Гоголя" table:formula="of:=VLOOKUP([.C8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3-01-08T17:47:00" table:style-name="ce5">
            <text:p>08.01.23 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89" table:style-name="ce6">
            <text:p>2889</text:p>
          </table:table-cell>
          <table:table-cell office:value-type="string" office:string-value="Железнодорожная" table:formula="of:=VLOOKUP([.C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3-01-08T20:02:00" table:style-name="ce5">
            <text:p>08.01.23 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28" table:style-name="ce6">
            <text:p>5828</text:p>
          </table:table-cell>
          <table:table-cell office:value-type="string" office:string-value="Железнодорожная" table:formula="of:=VLOOKUP([.C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3-01-08T23:52:00" table:style-name="ce5">
            <text:p>08.01.23 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45" table:style-name="ce6">
            <text:p>3645</text:p>
          </table:table-cell>
          <table:table-cell office:value-type="string" office:string-value="Железнодорожная" table:formula="of:=VLOOKUP([.C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3-01-09T11:15:00" table:style-name="ce5">
            <text:p>09.01.23 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office:value-type="string" office:string-value="Пушкина" table:formula="of:=VLOOKUP([.C8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3-01-09T23:13:00" table:style-name="ce5">
            <text:p>09.01.23 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03" table:style-name="ce6">
            <text:p>6303</text:p>
          </table:table-cell>
          <table:table-cell office:value-type="string" office:string-value="Железнодорожная" table:formula="of:=VLOOKUP([.C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3-01-10T09:05:00" table:style-name="ce5">
            <text:p>10.01.23 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69" table:style-name="ce6">
            <text:p>4569</text:p>
          </table:table-cell>
          <table:table-cell office:value-type="string" office:string-value="Пушкина" table:formula="of:=VLOOKUP([.C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3-01-10T15:43:00" table:style-name="ce5">
            <text:p>10.01.23 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55" table:style-name="ce6">
            <text:p>3855</text:p>
          </table:table-cell>
          <table:table-cell office:value-type="string" office:string-value="Гоголя" table:formula="of:=VLOOKUP([.C8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3-01-10T17:32:00" table:style-name="ce5">
            <text:p>10.01.23 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26" table:style-name="ce6">
            <text:p>5926</text:p>
          </table:table-cell>
          <table:table-cell office:value-type="string" office:string-value="Железнодорожная" table:formula="of:=VLOOKUP([.C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3-01-11T09:18:00" table:style-name="ce5">
            <text:p>11.01.23 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407" table:style-name="ce6">
            <text:p>5407</text:p>
          </table:table-cell>
          <table:table-cell office:value-type="string" office:string-value="Железнодорожная" table:formula="of:=VLOOKUP([.C9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3-01-11T17:27:00" table:style-name="ce5">
            <text:p>11.01.23 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office:value-type="string" office:string-value="Пушкина" table:formula="of:=VLOOKUP([.C9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3-01-11T23:23:00" table:style-name="ce5">
            <text:p>11.01.23 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3" table:style-name="ce6">
            <text:p>5633</text:p>
          </table:table-cell>
          <table:table-cell office:value-type="string" office:string-value="Железнодорожная" table:formula="of:=VLOOKUP([.C9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3-01-12T10:00:00" table:style-name="ce5">
            <text:p>12.01.23 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12" table:style-name="ce6">
            <text:p>4312</text:p>
          </table:table-cell>
          <table:table-cell office:value-type="string" office:string-value="Гоголя" table:formula="of:=VLOOKUP([.C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3-01-12T17:40:00" table:style-name="ce5">
            <text:p>12.01.23 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30" table:style-name="ce6">
            <text:p>3330</text:p>
          </table:table-cell>
          <table:table-cell office:value-type="string" office:string-value="Железнодорожная" table:formula="of:=VLOOKUP([.C9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3-01-13T07:35:00" table:style-name="ce5">
            <text:p>13.01.23 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58" table:style-name="ce6">
            <text:p>5958</text:p>
          </table:table-cell>
          <table:table-cell office:value-type="string" office:string-value="Железнодорожная" table:formula="of:=VLOOKUP([.C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3-01-13T15:40:00" table:style-name="ce5">
            <text:p>13.01.23 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15" table:style-name="ce6">
            <text:p>2815</text:p>
          </table:table-cell>
          <table:table-cell office:value-type="string" office:string-value="Пушкина" table:formula="of:=VLOOKUP([.C9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3-01-13T20:20:00" table:style-name="ce5">
            <text:p>13.01.23 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64" table:style-name="ce6">
            <text:p>6364</text:p>
          </table:table-cell>
          <table:table-cell office:value-type="string" office:string-value="Железнодорожная" table:formula="of:=VLOOKUP([.C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3-01-13T23:34:00" table:style-name="ce5">
            <text:p>13.01.23 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49" table:style-name="ce6">
            <text:p>6249</text:p>
          </table:table-cell>
          <table:table-cell office:value-type="string" office:string-value="Железнодорожная" table:formula="of:=VLOOKUP([.C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3-01-15T11:50:00" table:style-name="ce5">
            <text:p>15.01.23 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32" table:style-name="ce6">
            <text:p>5532</text:p>
          </table:table-cell>
          <table:table-cell office:value-type="string" office:string-value="Железнодорожная" table:formula="of:=VLOOKUP([.C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3-01-15T14:35:00" table:style-name="ce5">
            <text:p>15.01.23 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14" table:style-name="ce6">
            <text:p>5414</text:p>
          </table:table-cell>
          <table:table-cell office:value-type="string" office:string-value="Железнодорожная" table:formula="of:=VLOOKUP([.C10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3-01-16T19:05:00" table:style-name="ce5">
            <text:p>16.01.23 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28" table:style-name="ce6">
            <text:p>3828</text:p>
          </table:table-cell>
          <table:table-cell office:value-type="string" office:string-value="Железнодорожная" table:formula="of:=VLOOKUP([.C1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3-01-16T20:02:00" table:style-name="ce5">
            <text:p>16.01.23 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50" table:style-name="ce6">
            <text:p>6550</text:p>
          </table:table-cell>
          <table:table-cell office:value-type="string" office:string-value="Железнодорожная" table:formula="of:=VLOOKUP([.C1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3-01-17T06:22:00" table:style-name="ce5">
            <text:p>17.01.23 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532" table:style-name="ce6">
            <text:p>3532</text:p>
          </table:table-cell>
          <table:table-cell office:value-type="string" office:string-value="Гоголя" table:formula="of:=VLOOKUP([.C10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3-01-17T15:47:00" table:style-name="ce5">
            <text:p>17.01.23 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943" table:style-name="ce6">
            <text:p>5943</text:p>
          </table:table-cell>
          <table:table-cell office:value-type="string" office:string-value="Волкова" table:formula="of:=VLOOKUP([.C10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3-01-17T16:11:00" table:style-name="ce5">
            <text:p>17.01.23 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3-01-17T19:53:00" table:style-name="ce5">
            <text:p>17.01.23 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2" table:style-name="ce6">
            <text:p>4262</text:p>
          </table:table-cell>
          <table:table-cell office:value-type="string" office:string-value="Гоголя" table:formula="of:=VLOOKUP([.C1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3-01-18T15:57:00" table:style-name="ce5">
            <text:p>18.01.23 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877" table:style-name="ce6">
            <text:p>6877</text:p>
          </table:table-cell>
          <table:table-cell office:value-type="string" office:string-value="Гоголя" table:formula="of:=VLOOKUP([.C10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3-01-18T23:55:00" table:style-name="ce5">
            <text:p>18.01.23 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39" table:style-name="ce6">
            <text:p>2939</text:p>
          </table:table-cell>
          <table:table-cell office:value-type="string" office:string-value="Железнодорожная" table:formula="of:=VLOOKUP([.C1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3-01-19T10:31:00" table:style-name="ce5">
            <text:p>19.01.23 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09" table:style-name="ce6">
            <text:p>6609</text:p>
          </table:table-cell>
          <table:table-cell office:value-type="string" office:string-value="Железнодорожная" table:formula="of:=VLOOKUP([.C10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3-01-19T23:51:00" table:style-name="ce5">
            <text:p>19.01.23 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28" table:style-name="ce6">
            <text:p>4728</text:p>
          </table:table-cell>
          <table:table-cell office:value-type="string" office:string-value="Железнодорожная" table:formula="of:=VLOOKUP([.C1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3-01-20T12:37:00" table:style-name="ce5">
            <text:p>20.01.23 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15" table:style-name="ce6">
            <text:p>4715</text:p>
          </table:table-cell>
          <table:table-cell office:value-type="string" office:string-value="Железнодорожная" table:formula="of:=VLOOKUP([.C1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3-01-20T15:32:00" table:style-name="ce5">
            <text:p>20.01.23 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80" table:style-name="ce6">
            <text:p>5680</text:p>
          </table:table-cell>
          <table:table-cell office:value-type="string" office:string-value="Железнодорожная" table:formula="of:=VLOOKUP([.C1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3-01-20T15:46:00" table:style-name="ce5">
            <text:p>20.01.23 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11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3-01-22T06:19:00" table:style-name="ce5">
            <text:p>22.01.23 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19" table:style-name="ce6">
            <text:p>6519</text:p>
          </table:table-cell>
          <table:table-cell office:value-type="string" office:string-value="Гоголя" table:formula="of:=VLOOKUP([.C11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3-01-22T12:37:00" table:style-name="ce5">
            <text:p>22.01.23 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2" table:style-name="ce6">
            <text:p>3282</text:p>
          </table:table-cell>
          <table:table-cell office:value-type="string" office:string-value="Железнодорожная" table:formula="of:=VLOOKUP([.C1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3-01-22T13:08:00" table:style-name="ce5">
            <text:p>22.01.23 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89" table:style-name="ce6">
            <text:p>6889</text:p>
          </table:table-cell>
          <table:table-cell office:value-type="string" office:string-value="Пушкина" table:formula="of:=VLOOKUP([.C11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3-01-23T10:51:00" table:style-name="ce5">
            <text:p>23.01.23 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60" table:style-name="ce6">
            <text:p>4360</text:p>
          </table:table-cell>
          <table:table-cell office:value-type="string" office:string-value="Волкова" table:formula="of:=VLOOKUP([.C11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3-01-23T23:34:00" table:style-name="ce5">
            <text:p>23.01.23 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40" table:style-name="ce6">
            <text:p>6440</text:p>
          </table:table-cell>
          <table:table-cell office:value-type="string" office:string-value="Железнодорожная" table:formula="of:=VLOOKUP([.C1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3-01-24T06:39:00" table:style-name="ce5">
            <text:p>24.01.23 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40" table:style-name="ce6">
            <text:p>5840</text:p>
          </table:table-cell>
          <table:table-cell office:value-type="string" office:string-value="Пушкина" table:formula="of:=VLOOKUP([.C11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3-01-24T19:01:00" table:style-name="ce5">
            <text:p>24.01.23 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66" table:style-name="ce6">
            <text:p>4766</text:p>
          </table:table-cell>
          <table:table-cell office:value-type="string" office:string-value="Железнодорожная" table:formula="of:=VLOOKUP([.C1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3-01-25T07:53:00" table:style-name="ce5">
            <text:p>25.01.23 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1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3-01-27T11:19:00" table:style-name="ce5">
            <text:p>27.01.23 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office:value-type="string" office:string-value="Пушкина" table:formula="of:=VLOOKUP([.C12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3-01-27T14:27:00" table:style-name="ce5">
            <text:p>27.01.23 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office:value-type="string" office:string-value="Железнодорожная" table:formula="of:=VLOOKUP([.C1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3-01-27T19:15:00" table:style-name="ce5">
            <text:p>27.01.23 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98" table:style-name="ce6">
            <text:p>4498</text:p>
          </table:table-cell>
          <table:table-cell office:value-type="string" office:string-value="Железнодорожная" table:formula="of:=VLOOKUP([.C1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3-01-28T06:01:00" table:style-name="ce5">
            <text:p>28.01.23 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089" table:style-name="ce6">
            <text:p>3089</text:p>
          </table:table-cell>
          <table:table-cell office:value-type="string" office:string-value="Железнодорожная" table:formula="of:=VLOOKUP([.C1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3-01-28T07:13:00" table:style-name="ce5">
            <text:p>28.01.23 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73" table:style-name="ce6">
            <text:p>6773</text:p>
          </table:table-cell>
          <table:table-cell office:value-type="string" office:string-value="Пушкина" table:formula="of:=VLOOKUP([.C12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3-01-28T15:32:00" table:style-name="ce5">
            <text:p>28.01.23 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office:value-type="string" office:string-value="Гоголя" table:formula="of:=VLOOKUP([.C12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3-01-28T15:33:00" table:style-name="ce5">
            <text:p>28.01.23 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1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3-01-28T15:53:00" table:style-name="ce5">
            <text:p>28.01.23 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782" table:style-name="ce6">
            <text:p>5782</text:p>
          </table:table-cell>
          <table:table-cell office:value-type="string" office:string-value="Волкова" table:formula="of:=VLOOKUP([.C12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24" table:style-name="ce6">
            <text:p>3524</text:p>
          </table:table-cell>
          <table:table-cell office:value-type="string" office:string-value="Волкова" table:formula="of:=VLOOKUP([.C13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562" table:style-name="ce6">
            <text:p>5562</text:p>
          </table:table-cell>
          <table:table-cell office:value-type="string" office:string-value="Гоголя" table:formula="of:=VLOOKUP([.C13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594" table:style-name="ce6">
            <text:p>3594</text:p>
          </table:table-cell>
          <table:table-cell office:value-type="string" office:string-value="Гоголя" table:formula="of:=VLOOKUP([.C13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5" table:style-name="ce6">
            <text:p>4805</text:p>
          </table:table-cell>
          <table:table-cell office:value-type="string" office:string-value="Гоголя" table:formula="of:=VLOOKUP([.C13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375" table:style-name="ce6">
            <text:p>4375</text:p>
          </table:table-cell>
          <table:table-cell office:value-type="string" office:string-value="Гоголя" table:formula="of:=VLOOKUP([.C13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4" table:style-name="ce6">
            <text:p>4264</text:p>
          </table:table-cell>
          <table:table-cell office:value-type="string" office:string-value="Гоголя" table:formula="of:=VLOOKUP([.C13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981" table:style-name="ce6">
            <text:p>5981</text:p>
          </table:table-cell>
          <table:table-cell office:value-type="string" office:string-value="Гоголя" table:formula="of:=VLOOKUP([.C13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920" table:style-name="ce6">
            <text:p>3920</text:p>
          </table:table-cell>
          <table:table-cell office:value-type="string" office:string-value="Гоголя" table:formula="of:=VLOOKUP([.C13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90" table:style-name="ce6">
            <text:p>4190</text:p>
          </table:table-cell>
          <table:table-cell office:value-type="string" office:string-value="Гоголя" table:formula="of:=VLOOKUP([.C13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227" table:style-name="ce6">
            <text:p>4227</text:p>
          </table:table-cell>
          <table:table-cell office:value-type="string" office:string-value="Гоголя" table:formula="of:=VLOOKUP([.C13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41" table:style-name="ce6">
            <text:p>4041</text:p>
          </table:table-cell>
          <table:table-cell office:value-type="string" office:string-value="Гоголя" table:formula="of:=VLOOKUP([.C14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office:value-type="string" office:string-value="Волкова" table:formula="of:=VLOOKUP([.C14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89" table:style-name="ce6">
            <text:p>6389</text:p>
          </table:table-cell>
          <table:table-cell office:value-type="string" office:string-value="Гоголя" table:formula="of:=VLOOKUP([.C14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97" table:style-name="ce6">
            <text:p>6197</text:p>
          </table:table-cell>
          <table:table-cell office:value-type="string" office:string-value="Гоголя" table:formula="of:=VLOOKUP([.C14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265" table:style-name="ce6">
            <text:p>5265</text:p>
          </table:table-cell>
          <table:table-cell office:value-type="string" office:string-value="Железнодорожная" table:formula="of:=VLOOKUP([.C1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516" table:style-name="ce6">
            <text:p>5516</text:p>
          </table:table-cell>
          <table:table-cell office:value-type="string" office:string-value="Железнодорожная" table:formula="of:=VLOOKUP([.C1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94" table:style-name="ce6">
            <text:p>5894</text:p>
          </table:table-cell>
          <table:table-cell office:value-type="string" office:string-value="Железнодорожная" table:formula="of:=VLOOKUP([.C1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1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91" table:style-name="ce6">
            <text:p>6591</text:p>
          </table:table-cell>
          <table:table-cell office:value-type="string" office:string-value="Железнодорожная" table:formula="of:=VLOOKUP([.C1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25" table:style-name="ce6">
            <text:p>5025</text:p>
          </table:table-cell>
          <table:table-cell office:value-type="string" office:string-value="Железнодорожная" table:formula="of:=VLOOKUP([.C1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07" table:style-name="ce6">
            <text:p>5907</text:p>
          </table:table-cell>
          <table:table-cell office:value-type="string" office:string-value="Железнодорожная" table:formula="of:=VLOOKUP([.C1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51" table:style-name="ce6">
            <text:p>3551</text:p>
          </table:table-cell>
          <table:table-cell office:value-type="string" office:string-value="Железнодорожная" table:formula="of:=VLOOKUP([.C1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69" table:style-name="ce6">
            <text:p>3869</text:p>
          </table:table-cell>
          <table:table-cell office:value-type="string" office:string-value="Волкова" table:formula="of:=VLOOKUP([.C15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35" table:style-name="ce6">
            <text:p>5935</text:p>
          </table:table-cell>
          <table:table-cell office:value-type="string" office:string-value="Железнодорожная" table:formula="of:=VLOOKUP([.C1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25" table:style-name="ce6">
            <text:p>3625</text:p>
          </table:table-cell>
          <table:table-cell office:value-type="string" office:string-value="Железнодорожная" table:formula="of:=VLOOKUP([.C1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01" table:style-name="ce6">
            <text:p>6201</text:p>
          </table:table-cell>
          <table:table-cell office:value-type="string" office:string-value="Железнодорожная" table:formula="of:=VLOOKUP([.C1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57" table:style-name="ce6">
            <text:p>5457</text:p>
          </table:table-cell>
          <table:table-cell office:value-type="string" office:string-value="Железнодорожная" table:formula="of:=VLOOKUP([.C1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40" table:style-name="ce6">
            <text:p>4840</text:p>
          </table:table-cell>
          <table:table-cell office:value-type="string" office:string-value="Железнодорожная" table:formula="of:=VLOOKUP([.C1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94" table:style-name="ce6">
            <text:p>5994</text:p>
          </table:table-cell>
          <table:table-cell office:value-type="string" office:string-value="Железнодорожная" table:formula="of:=VLOOKUP([.C1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11" table:style-name="ce6">
            <text:p>6511</text:p>
          </table:table-cell>
          <table:table-cell office:value-type="string" office:string-value="Железнодорожная" table:formula="of:=VLOOKUP([.C1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44" table:style-name="ce6">
            <text:p>4644</text:p>
          </table:table-cell>
          <table:table-cell office:value-type="string" office:string-value="Железнодорожная" table:formula="of:=VLOOKUP([.C1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1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2" table:style-name="ce6">
            <text:p>3912</text:p>
          </table:table-cell>
          <table:table-cell office:value-type="string" office:string-value="Железнодорожная" table:formula="of:=VLOOKUP([.C1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26" table:style-name="ce6">
            <text:p>2826</text:p>
          </table:table-cell>
          <table:table-cell office:value-type="string" office:string-value="Волкова" table:formula="of:=VLOOKUP([.C16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62" table:style-name="ce6">
            <text:p>6562</text:p>
          </table:table-cell>
          <table:table-cell office:value-type="string" office:string-value="Железнодорожная" table:formula="of:=VLOOKUP([.C1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65" table:style-name="ce6">
            <text:p>6065</text:p>
          </table:table-cell>
          <table:table-cell office:value-type="string" office:string-value="Железнодорожная" table:formula="of:=VLOOKUP([.C16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office:value-type="string" office:string-value="Железнодорожная" table:formula="of:=VLOOKUP([.C16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12" table:style-name="ce6">
            <text:p>4212</text:p>
          </table:table-cell>
          <table:table-cell office:value-type="string" office:string-value="Железнодорожная" table:formula="of:=VLOOKUP([.C16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39" table:style-name="ce6">
            <text:p>4039</text:p>
          </table:table-cell>
          <table:table-cell office:value-type="string" office:string-value="Железнодорожная" table:formula="of:=VLOOKUP([.C16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2" table:style-name="ce6">
            <text:p>6312</text:p>
          </table:table-cell>
          <table:table-cell office:value-type="string" office:string-value="Железнодорожная" table:formula="of:=VLOOKUP([.C1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50" table:style-name="ce6">
            <text:p>4950</text:p>
          </table:table-cell>
          <table:table-cell office:value-type="string" office:string-value="Железнодорожная" table:formula="of:=VLOOKUP([.C1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64" table:style-name="ce6">
            <text:p>3564</text:p>
          </table:table-cell>
          <table:table-cell office:value-type="string" office:string-value="Железнодорожная" table:formula="of:=VLOOKUP([.C17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25" table:style-name="ce6">
            <text:p>5125</text:p>
          </table:table-cell>
          <table:table-cell office:value-type="string" office:string-value="Железнодорожная" table:formula="of:=VLOOKUP([.C1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7" table:style-name="ce6">
            <text:p>6317</text:p>
          </table:table-cell>
          <table:table-cell office:value-type="string" office:string-value="Железнодорожная" table:formula="of:=VLOOKUP([.C17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45" table:style-name="ce6">
            <text:p>4345</text:p>
          </table:table-cell>
          <table:table-cell office:value-type="string" office:string-value="Волкова" table:formula="of:=VLOOKUP([.C17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46" table:style-name="ce6">
            <text:p>5546</text:p>
          </table:table-cell>
          <table:table-cell office:value-type="string" office:string-value="Железнодорожная" table:formula="of:=VLOOKUP([.C1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398" table:style-name="ce6">
            <text:p>4398</text:p>
          </table:table-cell>
          <table:table-cell office:value-type="string" office:string-value="Железнодорожная" table:formula="of:=VLOOKUP([.C17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office:value-type="string" office:string-value="Железнодорожная" table:formula="of:=VLOOKUP([.C1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190" table:style-name="ce6">
            <text:p>3190</text:p>
          </table:table-cell>
          <table:table-cell office:value-type="string" office:string-value="Железнодорожная" table:formula="of:=VLOOKUP([.C1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219" table:style-name="ce6">
            <text:p>5219</text:p>
          </table:table-cell>
          <table:table-cell office:value-type="string" office:string-value="Железнодорожная" table:formula="of:=VLOOKUP([.C1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47" table:style-name="ce6">
            <text:p>3847</text:p>
          </table:table-cell>
          <table:table-cell office:value-type="string" office:string-value="Железнодорожная" table:formula="of:=VLOOKUP([.C18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120" table:style-name="ce6">
            <text:p>3120</text:p>
          </table:table-cell>
          <table:table-cell office:value-type="string" office:string-value="Пушкина" table:formula="of:=VLOOKUP([.C18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659" table:style-name="ce6">
            <text:p>6659</text:p>
          </table:table-cell>
          <table:table-cell office:value-type="string" office:string-value="Пушкина" table:formula="of:=VLOOKUP([.C18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18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51" table:style-name="ce6">
            <text:p>5351</text:p>
          </table:table-cell>
          <table:table-cell office:value-type="string" office:string-value="Пушкина" table:formula="of:=VLOOKUP([.C18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30" table:style-name="ce6">
            <text:p>3830</text:p>
          </table:table-cell>
          <table:table-cell office:value-type="string" office:string-value="Волкова" table:formula="of:=VLOOKUP([.C18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544" table:style-name="ce6">
            <text:p>3544</text:p>
          </table:table-cell>
          <table:table-cell office:value-type="string" office:string-value="Пушкина" table:formula="of:=VLOOKUP([.C18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53" table:style-name="ce6">
            <text:p>6553</text:p>
          </table:table-cell>
          <table:table-cell office:value-type="string" office:string-value="Пушкина" table:formula="of:=VLOOKUP([.C1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042" table:style-name="ce6">
            <text:p>4042</text:p>
          </table:table-cell>
          <table:table-cell office:value-type="string" office:string-value="Пушкина" table:formula="of:=VLOOKUP([.C18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65" table:style-name="ce6">
            <text:p>3865</text:p>
          </table:table-cell>
          <table:table-cell office:value-type="string" office:string-value="Пушкина" table:formula="of:=VLOOKUP([.C18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15" table:style-name="ce6">
            <text:p>5815</text:p>
          </table:table-cell>
          <table:table-cell office:value-type="string" office:string-value="Пушкина" table:formula="of:=VLOOKUP([.C19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02" table:style-name="ce6">
            <text:p>3002</text:p>
          </table:table-cell>
          <table:table-cell office:value-type="string" office:string-value="Пушкина" table:formula="of:=VLOOKUP([.C19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368" table:style-name="ce6">
            <text:p>3368</text:p>
          </table:table-cell>
          <table:table-cell office:value-type="string" office:string-value="Гоголя" table:formula="of:=VLOOKUP([.C1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958" table:style-name="ce6">
            <text:p>6958</text:p>
          </table:table-cell>
          <table:table-cell office:value-type="string" office:string-value="Гоголя" table:formula="of:=VLOOKUP([.C1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909" table:style-name="ce6">
            <text:p>5909</text:p>
          </table:table-cell>
          <table:table-cell office:value-type="string" office:string-value="Гоголя" table:formula="of:=VLOOKUP([.C1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3-02-01T07:37:00" table:style-name="ce5">
            <text:p>01.02.23 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46" table:style-name="ce6">
            <text:p>5546</text:p>
          </table:table-cell>
          <table:table-cell office:value-type="string" office:string-value="Железнодорожная" table:formula="of:=VLOOKUP([.C1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3-02-01T09:56:00" table:style-name="ce5">
            <text:p>01.02.23 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51" table:style-name="ce6">
            <text:p>5351</text:p>
          </table:table-cell>
          <table:table-cell office:value-type="string" office:string-value="Пушкина" table:formula="of:=VLOOKUP([.C19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3-02-01T12:12:00" table:style-name="ce5">
            <text:p>01.02.23 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47" table:style-name="ce6">
            <text:p>3847</text:p>
          </table:table-cell>
          <table:table-cell office:value-type="string" office:string-value="Железнодорожная" table:formula="of:=VLOOKUP([.C1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3-02-02T11:56:00" table:style-name="ce5">
            <text:p>02.02.23 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981" table:style-name="ce6">
            <text:p>5981</text:p>
          </table:table-cell>
          <table:table-cell office:value-type="string" office:string-value="Гоголя" table:formula="of:=VLOOKUP([.C19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3-02-02T12:26:00" table:style-name="ce5">
            <text:p>02.02.23 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64" table:style-name="ce6">
            <text:p>3564</text:p>
          </table:table-cell>
          <table:table-cell office:value-type="string" office:string-value="Железнодорожная" table:formula="of:=VLOOKUP([.C1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3-02-03T17:55:00" table:style-name="ce5">
            <text:p>03.02.23 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65" table:style-name="ce6">
            <text:p>3865</text:p>
          </table:table-cell>
          <table:table-cell office:value-type="string" office:string-value="Пушкина" table:formula="of:=VLOOKUP([.C20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3-02-06T10:27:00" table:style-name="ce5">
            <text:p>06.02.23 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57" table:style-name="ce6">
            <text:p>5457</text:p>
          </table:table-cell>
          <table:table-cell office:value-type="string" office:string-value="Железнодорожная" table:formula="of:=VLOOKUP([.C2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3-02-07T07:18:00" table:style-name="ce5">
            <text:p>07.02.23 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39" table:style-name="ce6">
            <text:p>4039</text:p>
          </table:table-cell>
          <table:table-cell office:value-type="string" office:string-value="Железнодорожная" table:formula="of:=VLOOKUP([.C2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3-02-07T09:21:00" table:style-name="ce5">
            <text:p>07.02.23 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659" table:style-name="ce6">
            <text:p>6659</text:p>
          </table:table-cell>
          <table:table-cell office:value-type="string" office:string-value="Пушкина" table:formula="of:=VLOOKUP([.C20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3-02-08T16:06:00" table:style-name="ce5">
            <text:p>08.02.23 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30" table:style-name="ce6">
            <text:p>3830</text:p>
          </table:table-cell>
          <table:table-cell office:value-type="string" office:string-value="Волкова" table:formula="of:=VLOOKUP([.C20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3-02-09T13:09:00" table:style-name="ce5">
            <text:p>09.02.23 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227" table:style-name="ce6">
            <text:p>4227</text:p>
          </table:table-cell>
          <table:table-cell office:value-type="string" office:string-value="Гоголя" table:formula="of:=VLOOKUP([.C20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3-02-09T16:16:00" table:style-name="ce5">
            <text:p>09.02.23 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958" table:style-name="ce6">
            <text:p>6958</text:p>
          </table:table-cell>
          <table:table-cell office:value-type="string" office:string-value="Гоголя" table:formula="of:=VLOOKUP([.C2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3-02-09T18:35:00" table:style-name="ce5">
            <text:p>09.02.23 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2" table:style-name="ce6">
            <text:p>6312</text:p>
          </table:table-cell>
          <table:table-cell office:value-type="string" office:string-value="Железнодорожная" table:formula="of:=VLOOKUP([.C2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3-02-09T18:57:00" table:style-name="ce5">
            <text:p>09.02.23 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120" table:style-name="ce6">
            <text:p>3120</text:p>
          </table:table-cell>
          <table:table-cell office:value-type="string" office:string-value="Пушкина" table:formula="of:=VLOOKUP([.C20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3-02-09T19:59:00" table:style-name="ce5">
            <text:p>09.02.23 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909" table:style-name="ce6">
            <text:p>5909</text:p>
          </table:table-cell>
          <table:table-cell office:value-type="string" office:string-value="Гоголя" table:formula="of:=VLOOKUP([.C20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3-02-10T06:58:00" table:style-name="ce5">
            <text:p>10.02.23 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01" table:style-name="ce6">
            <text:p>6201</text:p>
          </table:table-cell>
          <table:table-cell office:value-type="string" office:string-value="Железнодорожная" table:formula="of:=VLOOKUP([.C2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3-02-10T07:02:00" table:style-name="ce5">
            <text:p>10.02.23 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91" table:style-name="ce6">
            <text:p>6591</text:p>
          </table:table-cell>
          <table:table-cell office:value-type="string" office:string-value="Железнодорожная" table:formula="of:=VLOOKUP([.C2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3-02-10T09:56:00" table:style-name="ce5">
            <text:p>10.02.23 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94" table:style-name="ce6">
            <text:p>5994</text:p>
          </table:table-cell>
          <table:table-cell office:value-type="string" office:string-value="Железнодорожная" table:formula="of:=VLOOKUP([.C2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3-02-10T12:48:00" table:style-name="ce5">
            <text:p>10.02.23 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25" table:style-name="ce6">
            <text:p>5025</text:p>
          </table:table-cell>
          <table:table-cell office:value-type="string" office:string-value="Железнодорожная" table:formula="of:=VLOOKUP([.C21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3-02-11T19:33:00" table:style-name="ce5">
            <text:p>11.02.23 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12" table:style-name="ce6">
            <text:p>4212</text:p>
          </table:table-cell>
          <table:table-cell office:value-type="string" office:string-value="Железнодорожная" table:formula="of:=VLOOKUP([.C21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3-02-11T23:54:00" table:style-name="ce5">
            <text:p>11.02.23 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51" table:style-name="ce6">
            <text:p>3551</text:p>
          </table:table-cell>
          <table:table-cell office:value-type="string" office:string-value="Железнодорожная" table:formula="of:=VLOOKUP([.C2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3-02-12T17:27:00" table:style-name="ce5">
            <text:p>12.02.23 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89" table:style-name="ce6">
            <text:p>6389</text:p>
          </table:table-cell>
          <table:table-cell office:value-type="string" office:string-value="Гоголя" table:formula="of:=VLOOKUP([.C21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3-02-12T21:34:00" table:style-name="ce5">
            <text:p>12.02.23 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62" table:style-name="ce6">
            <text:p>6562</text:p>
          </table:table-cell>
          <table:table-cell office:value-type="string" office:string-value="Железнодорожная" table:formula="of:=VLOOKUP([.C2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3-02-12T21:38:00" table:style-name="ce5">
            <text:p>12.02.23 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office:value-type="string" office:string-value="Железнодорожная" table:formula="of:=VLOOKUP([.C2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3-02-13T13:50:00" table:style-name="ce5">
            <text:p>13.02.23 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562" table:style-name="ce6">
            <text:p>5562</text:p>
          </table:table-cell>
          <table:table-cell office:value-type="string" office:string-value="Гоголя" table:formula="of:=VLOOKUP([.C21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3-02-13T16:09:00" table:style-name="ce5">
            <text:p>13.02.23 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2" table:style-name="ce6">
            <text:p>3912</text:p>
          </table:table-cell>
          <table:table-cell office:value-type="string" office:string-value="Железнодорожная" table:formula="of:=VLOOKUP([.C22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3-02-13T18:00:00" table:style-name="ce5">
            <text:p>13.02.23 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5" table:style-name="ce6">
            <text:p>4805</text:p>
          </table:table-cell>
          <table:table-cell office:value-type="string" office:string-value="Гоголя" table:formula="of:=VLOOKUP([.C2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3-02-13T19:27:00" table:style-name="ce5">
            <text:p>13.02.23 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11" table:style-name="ce6">
            <text:p>6511</text:p>
          </table:table-cell>
          <table:table-cell office:value-type="string" office:string-value="Железнодорожная" table:formula="of:=VLOOKUP([.C2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3-02-14T20:57:00" table:style-name="ce5">
            <text:p>14.02.23 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375" table:style-name="ce6">
            <text:p>4375</text:p>
          </table:table-cell>
          <table:table-cell office:value-type="string" office:string-value="Гоголя" table:formula="of:=VLOOKUP([.C22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3-02-15T06:32:00" table:style-name="ce5">
            <text:p>15.02.23 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25" table:style-name="ce6">
            <text:p>5125</text:p>
          </table:table-cell>
          <table:table-cell office:value-type="string" office:string-value="Железнодорожная" table:formula="of:=VLOOKUP([.C2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3-02-16T06:46:00" table:style-name="ce5">
            <text:p>16.02.23 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920" table:style-name="ce6">
            <text:p>3920</text:p>
          </table:table-cell>
          <table:table-cell office:value-type="string" office:string-value="Гоголя" table:formula="of:=VLOOKUP([.C22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3-02-16T15:18:00" table:style-name="ce5">
            <text:p>16.02.23 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office:value-type="string" office:string-value="Волкова" table:formula="of:=VLOOKUP([.C22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3-02-17T10:10:00" table:style-name="ce5">
            <text:p>17.02.23 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40" table:style-name="ce6">
            <text:p>4840</text:p>
          </table:table-cell>
          <table:table-cell office:value-type="string" office:string-value="Железнодорожная" table:formula="of:=VLOOKUP([.C2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3-02-17T10:57:00" table:style-name="ce5">
            <text:p>17.02.23 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594" table:style-name="ce6">
            <text:p>3594</text:p>
          </table:table-cell>
          <table:table-cell office:value-type="string" office:string-value="Гоголя" table:formula="of:=VLOOKUP([.C22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3-02-17T17:06:00" table:style-name="ce5">
            <text:p>17.02.23 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15" table:style-name="ce6">
            <text:p>5815</text:p>
          </table:table-cell>
          <table:table-cell office:value-type="string" office:string-value="Пушкина" table:formula="of:=VLOOKUP([.C22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3-02-17T23:18:00" table:style-name="ce5">
            <text:p>17.02.23 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516" table:style-name="ce6">
            <text:p>5516</text:p>
          </table:table-cell>
          <table:table-cell office:value-type="string" office:string-value="Железнодорожная" table:formula="of:=VLOOKUP([.C2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3-02-18T07:37:00" table:style-name="ce5">
            <text:p>18.02.23 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office:value-type="string" office:string-value="Железнодорожная" table:formula="of:=VLOOKUP([.C2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3-02-18T11:14:00" table:style-name="ce5">
            <text:p>18.02.23 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35" table:style-name="ce6">
            <text:p>5935</text:p>
          </table:table-cell>
          <table:table-cell office:value-type="string" office:string-value="Железнодорожная" table:formula="of:=VLOOKUP([.C2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3-02-19T09:36:00" table:style-name="ce5">
            <text:p>19.02.23 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25" table:style-name="ce6">
            <text:p>3625</text:p>
          </table:table-cell>
          <table:table-cell office:value-type="string" office:string-value="Железнодорожная" table:formula="of:=VLOOKUP([.C2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3-02-19T10:06:00" table:style-name="ce5">
            <text:p>19.02.23 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265" table:style-name="ce6">
            <text:p>5265</text:p>
          </table:table-cell>
          <table:table-cell office:value-type="string" office:string-value="Железнодорожная" table:formula="of:=VLOOKUP([.C2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3-02-19T13:17:00" table:style-name="ce5">
            <text:p>19.02.23 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042" table:style-name="ce6">
            <text:p>4042</text:p>
          </table:table-cell>
          <table:table-cell office:value-type="string" office:string-value="Пушкина" table:formula="of:=VLOOKUP([.C23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3-02-20T20:47:00" table:style-name="ce5">
            <text:p>20.02.23 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53" table:style-name="ce6">
            <text:p>6553</text:p>
          </table:table-cell>
          <table:table-cell office:value-type="string" office:string-value="Пушкина" table:formula="of:=VLOOKUP([.C23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3-02-21T10:47:00" table:style-name="ce5">
            <text:p>21.02.23 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2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3-02-21T13:43:00" table:style-name="ce5">
            <text:p>21.02.23 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7" table:style-name="ce6">
            <text:p>6317</text:p>
          </table:table-cell>
          <table:table-cell office:value-type="string" office:string-value="Железнодорожная" table:formula="of:=VLOOKUP([.C2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3-02-21T15:58:00" table:style-name="ce5">
            <text:p>21.02.23 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368" table:style-name="ce6">
            <text:p>3368</text:p>
          </table:table-cell>
          <table:table-cell office:value-type="string" office:string-value="Гоголя" table:formula="of:=VLOOKUP([.C23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3-02-21T20:29:00" table:style-name="ce5">
            <text:p>21.02.23 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398" table:style-name="ce6">
            <text:p>4398</text:p>
          </table:table-cell>
          <table:table-cell office:value-type="string" office:string-value="Железнодорожная" table:formula="of:=VLOOKUP([.C2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3-02-21T21:31:00" table:style-name="ce5">
            <text:p>21.02.23 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45" table:style-name="ce6">
            <text:p>4345</text:p>
          </table:table-cell>
          <table:table-cell office:value-type="string" office:string-value="Волкова" table:formula="of:=VLOOKUP([.C24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3-02-22T11:31:00" table:style-name="ce5">
            <text:p>22.02.23 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02" table:style-name="ce6">
            <text:p>3002</text:p>
          </table:table-cell>
          <table:table-cell office:value-type="string" office:string-value="Пушкина" table:formula="of:=VLOOKUP([.C24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3-02-22T13:13:00" table:style-name="ce5">
            <text:p>22.02.23 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544" table:style-name="ce6">
            <text:p>3544</text:p>
          </table:table-cell>
          <table:table-cell office:value-type="string" office:string-value="Пушкина" table:formula="of:=VLOOKUP([.C24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3-02-22T21:14:00" table:style-name="ce5">
            <text:p>22.02.23 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26" table:style-name="ce6">
            <text:p>2826</text:p>
          </table:table-cell>
          <table:table-cell office:value-type="string" office:string-value="Волкова" table:formula="of:=VLOOKUP([.C24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3-02-23T08:28:00" table:style-name="ce5">
            <text:p>23.02.23 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65" table:style-name="ce6">
            <text:p>6065</text:p>
          </table:table-cell>
          <table:table-cell office:value-type="string" office:string-value="Железнодорожная" table:formula="of:=VLOOKUP([.C2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3-02-23T13:31:00" table:style-name="ce5">
            <text:p>23.02.23 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219" table:style-name="ce6">
            <text:p>5219</text:p>
          </table:table-cell>
          <table:table-cell office:value-type="string" office:string-value="Железнодорожная" table:formula="of:=VLOOKUP([.C2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3-02-23T18:52:00" table:style-name="ce5">
            <text:p>23.02.23 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190" table:style-name="ce6">
            <text:p>3190</text:p>
          </table:table-cell>
          <table:table-cell office:value-type="string" office:string-value="Железнодорожная" table:formula="of:=VLOOKUP([.C2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3-02-23T20:50:00" table:style-name="ce5">
            <text:p>23.02.23 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41" table:style-name="ce6">
            <text:p>4041</text:p>
          </table:table-cell>
          <table:table-cell office:value-type="string" office:string-value="Гоголя" table:formula="of:=VLOOKUP([.C24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3-02-24T10:47:00" table:style-name="ce5">
            <text:p>24.02.23 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24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3-02-24T11:18:00" table:style-name="ce5">
            <text:p>24.02.23 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50" table:style-name="ce6">
            <text:p>4950</text:p>
          </table:table-cell>
          <table:table-cell office:value-type="string" office:string-value="Железнодорожная" table:formula="of:=VLOOKUP([.C2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3-02-24T14:59:00" table:style-name="ce5">
            <text:p>24.02.23 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office:value-type="string" office:string-value="Железнодорожная" table:formula="of:=VLOOKUP([.C2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3-02-24T17:00:00" table:style-name="ce5">
            <text:p>24.02.23 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07" table:style-name="ce6">
            <text:p>5907</text:p>
          </table:table-cell>
          <table:table-cell office:value-type="string" office:string-value="Железнодорожная" table:formula="of:=VLOOKUP([.C2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3-02-25T09:47:00" table:style-name="ce5">
            <text:p>25.02.23 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97" table:style-name="ce6">
            <text:p>6197</text:p>
          </table:table-cell>
          <table:table-cell office:value-type="string" office:string-value="Гоголя" table:formula="of:=VLOOKUP([.C25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3-02-25T10:49:00" table:style-name="ce5">
            <text:p>25.02.23 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4" table:style-name="ce6">
            <text:p>4264</text:p>
          </table:table-cell>
          <table:table-cell office:value-type="string" office:string-value="Гоголя" table:formula="of:=VLOOKUP([.C25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3-02-26T10:37:00" table:style-name="ce5">
            <text:p>26.02.23 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44" table:style-name="ce6">
            <text:p>4644</text:p>
          </table:table-cell>
          <table:table-cell office:value-type="string" office:string-value="Железнодорожная" table:formula="of:=VLOOKUP([.C2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3-02-26T18:15:00" table:style-name="ce5">
            <text:p>26.02.23 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24" table:style-name="ce6">
            <text:p>3524</text:p>
          </table:table-cell>
          <table:table-cell office:value-type="string" office:string-value="Волкова" table:formula="of:=VLOOKUP([.C25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3-02-27T13:53:00" table:style-name="ce5">
            <text:p>27.02.23 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69" table:style-name="ce6">
            <text:p>3869</text:p>
          </table:table-cell>
          <table:table-cell office:value-type="string" office:string-value="Волкова" table:formula="of:=VLOOKUP([.C25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908" table:style-name="ce6">
            <text:p>2908</text:p>
          </table:table-cell>
          <table:table-cell office:value-type="string" office:string-value="Волкова" table:formula="of:=VLOOKUP([.C25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84" table:style-name="ce6">
            <text:p>4884</text:p>
          </table:table-cell>
          <table:table-cell office:value-type="string" office:string-value="Гоголя" table:formula="of:=VLOOKUP([.C25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670" table:style-name="ce6">
            <text:p>5670</text:p>
          </table:table-cell>
          <table:table-cell office:value-type="string" office:string-value="Гоголя" table:formula="of:=VLOOKUP([.C26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87" table:style-name="ce6">
            <text:p>3687</text:p>
          </table:table-cell>
          <table:table-cell office:value-type="string" office:string-value="Гоголя" table:formula="of:=VLOOKUP([.C26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091" table:style-name="ce6">
            <text:p>6091</text:p>
          </table:table-cell>
          <table:table-cell office:value-type="string" office:string-value="Гоголя" table:formula="of:=VLOOKUP([.C26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741" table:style-name="ce6">
            <text:p>5741</text:p>
          </table:table-cell>
          <table:table-cell office:value-type="string" office:string-value="Гоголя" table:formula="of:=VLOOKUP([.C26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23" table:style-name="ce6">
            <text:p>6623</text:p>
          </table:table-cell>
          <table:table-cell office:value-type="string" office:string-value="Гоголя" table:formula="of:=VLOOKUP([.C26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39" table:style-name="ce6">
            <text:p>6139</text:p>
          </table:table-cell>
          <table:table-cell office:value-type="string" office:string-value="Гоголя" table:formula="of:=VLOOKUP([.C2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90" table:style-name="ce6">
            <text:p>4590</text:p>
          </table:table-cell>
          <table:table-cell office:value-type="string" office:string-value="Гоголя" table:formula="of:=VLOOKUP([.C2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40" table:style-name="ce6">
            <text:p>3740</text:p>
          </table:table-cell>
          <table:table-cell office:value-type="string" office:string-value="Гоголя" table:formula="of:=VLOOKUP([.C26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053" table:style-name="ce6">
            <text:p>6053</text:p>
          </table:table-cell>
          <table:table-cell office:value-type="string" office:string-value="Гоголя" table:formula="of:=VLOOKUP([.C2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543" table:style-name="ce6">
            <text:p>6543</text:p>
          </table:table-cell>
          <table:table-cell office:value-type="string" office:string-value="Волкова" table:formula="of:=VLOOKUP([.C2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82" table:style-name="ce6">
            <text:p>4782</text:p>
          </table:table-cell>
          <table:table-cell office:value-type="string" office:string-value="Гоголя" table:formula="of:=VLOOKUP([.C27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4" table:style-name="ce6">
            <text:p>2924</text:p>
          </table:table-cell>
          <table:table-cell office:value-type="string" office:string-value="Гоголя" table:formula="of:=VLOOKUP([.C27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office:value-type="string" office:string-value="Железнодорожная" table:formula="of:=VLOOKUP([.C2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64" table:style-name="ce6">
            <text:p>5864</text:p>
          </table:table-cell>
          <table:table-cell office:value-type="string" office:string-value="Железнодорожная" table:formula="of:=VLOOKUP([.C27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940" table:style-name="ce6">
            <text:p>2940</text:p>
          </table:table-cell>
          <table:table-cell office:value-type="string" office:string-value="Железнодорожная" table:formula="of:=VLOOKUP([.C27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392" table:style-name="ce6">
            <text:p>6392</text:p>
          </table:table-cell>
          <table:table-cell office:value-type="string" office:string-value="Железнодорожная" table:formula="of:=VLOOKUP([.C2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27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78" table:style-name="ce6">
            <text:p>4878</text:p>
          </table:table-cell>
          <table:table-cell office:value-type="string" office:string-value="Железнодорожная" table:formula="of:=VLOOKUP([.C2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85" table:style-name="ce6">
            <text:p>4485</text:p>
          </table:table-cell>
          <table:table-cell office:value-type="string" office:string-value="Железнодорожная" table:formula="of:=VLOOKUP([.C2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4" table:style-name="ce6">
            <text:p>5624</text:p>
          </table:table-cell>
          <table:table-cell office:value-type="string" office:string-value="Железнодорожная" table:formula="of:=VLOOKUP([.C2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71" table:style-name="ce6">
            <text:p>5871</text:p>
          </table:table-cell>
          <table:table-cell office:value-type="string" office:string-value="Волкова" table:formula="of:=VLOOKUP([.C28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73" table:style-name="ce6">
            <text:p>4073</text:p>
          </table:table-cell>
          <table:table-cell office:value-type="string" office:string-value="Железнодорожная" table:formula="of:=VLOOKUP([.C2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84" table:style-name="ce6">
            <text:p>3484</text:p>
          </table:table-cell>
          <table:table-cell office:value-type="string" office:string-value="Железнодорожная" table:formula="of:=VLOOKUP([.C2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66" table:style-name="ce6">
            <text:p>2866</text:p>
          </table:table-cell>
          <table:table-cell office:value-type="string" office:string-value="Железнодорожная" table:formula="of:=VLOOKUP([.C2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76" table:style-name="ce6">
            <text:p>6576</text:p>
          </table:table-cell>
          <table:table-cell office:value-type="string" office:string-value="Железнодорожная" table:formula="of:=VLOOKUP([.C2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49" table:style-name="ce6">
            <text:p>4149</text:p>
          </table:table-cell>
          <table:table-cell office:value-type="string" office:string-value="Железнодорожная" table:formula="of:=VLOOKUP([.C28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04" table:style-name="ce6">
            <text:p>4904</text:p>
          </table:table-cell>
          <table:table-cell office:value-type="string" office:string-value="Железнодорожная" table:formula="of:=VLOOKUP([.C2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28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6" table:style-name="ce6">
            <text:p>5306</text:p>
          </table:table-cell>
          <table:table-cell office:value-type="string" office:string-value="Железнодорожная" table:formula="of:=VLOOKUP([.C28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47" table:style-name="ce6">
            <text:p>6347</text:p>
          </table:table-cell>
          <table:table-cell office:value-type="string" office:string-value="Железнодорожная" table:formula="of:=VLOOKUP([.C2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50" table:style-name="ce6">
            <text:p>3450</text:p>
          </table:table-cell>
          <table:table-cell office:value-type="string" office:string-value="Железнодорожная" table:formula="of:=VLOOKUP([.C29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946" table:style-name="ce6">
            <text:p>4946</text:p>
          </table:table-cell>
          <table:table-cell office:value-type="string" office:string-value="Волкова" table:formula="of:=VLOOKUP([.C29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09" table:style-name="ce6">
            <text:p>6909</text:p>
          </table:table-cell>
          <table:table-cell office:value-type="string" office:string-value="Железнодорожная" table:formula="of:=VLOOKUP([.C29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3" table:style-name="ce6">
            <text:p>5623</text:p>
          </table:table-cell>
          <table:table-cell office:value-type="string" office:string-value="Железнодорожная" table:formula="of:=VLOOKUP([.C29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56" table:style-name="ce6">
            <text:p>3056</text:p>
          </table:table-cell>
          <table:table-cell office:value-type="string" office:string-value="Железнодорожная" table:formula="of:=VLOOKUP([.C29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8" table:style-name="ce6">
            <text:p>3918</text:p>
          </table:table-cell>
          <table:table-cell office:value-type="string" office:string-value="Железнодорожная" table:formula="of:=VLOOKUP([.C29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9" table:style-name="ce6">
            <text:p>5639</text:p>
          </table:table-cell>
          <table:table-cell office:value-type="string" office:string-value="Железнодорожная" table:formula="of:=VLOOKUP([.C29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99" table:style-name="ce6">
            <text:p>2999</text:p>
          </table:table-cell>
          <table:table-cell office:value-type="string" office:string-value="Железнодорожная" table:formula="of:=VLOOKUP([.C29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5" table:style-name="ce6">
            <text:p>5305</text:p>
          </table:table-cell>
          <table:table-cell office:value-type="string" office:string-value="Железнодорожная" table:formula="of:=VLOOKUP([.C2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86" table:style-name="ce6">
            <text:p>4086</text:p>
          </table:table-cell>
          <table:table-cell office:value-type="string" office:string-value="Железнодорожная" table:formula="of:=VLOOKUP([.C29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86" table:style-name="ce6">
            <text:p>6386</text:p>
          </table:table-cell>
          <table:table-cell office:value-type="string" office:string-value="Железнодорожная" table:formula="of:=VLOOKUP([.C30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3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53" table:style-name="ce6">
            <text:p>3853</text:p>
          </table:table-cell>
          <table:table-cell office:value-type="string" office:string-value="Волкова" table:formula="of:=VLOOKUP([.C30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70" table:style-name="ce6">
            <text:p>4970</text:p>
          </table:table-cell>
          <table:table-cell office:value-type="string" office:string-value="Железнодорожная" table:formula="of:=VLOOKUP([.C3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08" table:style-name="ce6">
            <text:p>5508</text:p>
          </table:table-cell>
          <table:table-cell office:value-type="string" office:string-value="Железнодорожная" table:formula="of:=VLOOKUP([.C30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3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29" table:style-name="ce6">
            <text:p>4929</text:p>
          </table:table-cell>
          <table:table-cell office:value-type="string" office:string-value="Железнодорожная" table:formula="of:=VLOOKUP([.C30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30" table:style-name="ce6">
            <text:p>3930</text:p>
          </table:table-cell>
          <table:table-cell office:value-type="string" office:string-value="Железнодорожная" table:formula="of:=VLOOKUP([.C3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16" table:style-name="ce6">
            <text:p>6916</text:p>
          </table:table-cell>
          <table:table-cell office:value-type="string" office:string-value="Железнодорожная" table:formula="of:=VLOOKUP([.C3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35" table:style-name="ce6">
            <text:p>3635</text:p>
          </table:table-cell>
          <table:table-cell office:value-type="string" office:string-value="Пушкина" table:formula="of:=VLOOKUP([.C30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97" table:style-name="ce6">
            <text:p>6497</text:p>
          </table:table-cell>
          <table:table-cell office:value-type="string" office:string-value="Пушкина" table:formula="of:=VLOOKUP([.C31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399" table:style-name="ce6">
            <text:p>3399</text:p>
          </table:table-cell>
          <table:table-cell office:value-type="string" office:string-value="Пушкина" table:formula="of:=VLOOKUP([.C31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77" table:style-name="ce6">
            <text:p>3077</text:p>
          </table:table-cell>
          <table:table-cell office:value-type="string" office:string-value="Пушкина" table:formula="of:=VLOOKUP([.C31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499" table:style-name="ce6">
            <text:p>4499</text:p>
          </table:table-cell>
          <table:table-cell office:value-type="string" office:string-value="Волкова" table:formula="of:=VLOOKUP([.C31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42" table:style-name="ce6">
            <text:p>4742</text:p>
          </table:table-cell>
          <table:table-cell office:value-type="string" office:string-value="Пушкина" table:formula="of:=VLOOKUP([.C31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80" table:style-name="ce6">
            <text:p>3680</text:p>
          </table:table-cell>
          <table:table-cell office:value-type="string" office:string-value="Пушкина" table:formula="of:=VLOOKUP([.C31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23" table:style-name="ce6">
            <text:p>5423</text:p>
          </table:table-cell>
          <table:table-cell office:value-type="string" office:string-value="Пушкина" table:formula="of:=VLOOKUP([.C31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232" table:style-name="ce6">
            <text:p>6232</text:p>
          </table:table-cell>
          <table:table-cell office:value-type="string" office:string-value="Пушкина" table:formula="of:=VLOOKUP([.C31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65" table:style-name="ce6">
            <text:p>6465</text:p>
          </table:table-cell>
          <table:table-cell office:value-type="string" office:string-value="Пушкина" table:formula="of:=VLOOKUP([.C31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266" table:style-name="ce6">
            <text:p>4266</text:p>
          </table:table-cell>
          <table:table-cell office:value-type="string" office:string-value="Пушкина" table:formula="of:=VLOOKUP([.C31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34" table:style-name="ce6">
            <text:p>5434</text:p>
          </table:table-cell>
          <table:table-cell office:value-type="string" office:string-value="Гоголя" table:formula="of:=VLOOKUP([.C32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15" table:style-name="ce6">
            <text:p>3815</text:p>
          </table:table-cell>
          <table:table-cell office:value-type="string" office:string-value="Гоголя" table:formula="of:=VLOOKUP([.C3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05" table:style-name="ce6">
            <text:p>6205</text:p>
          </table:table-cell>
          <table:table-cell office:value-type="string" office:string-value="Гоголя" table:formula="of:=VLOOKUP([.C32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3-03-01T07:58:00" table:style-name="ce5">
            <text:p>01.03.23 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85" table:style-name="ce6">
            <text:p>4485</text:p>
          </table:table-cell>
          <table:table-cell office:value-type="string" office:string-value="Железнодорожная" table:formula="of:=VLOOKUP([.C3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3-03-01T15:52:00" table:style-name="ce5">
            <text:p>01.03.23 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56" table:style-name="ce6">
            <text:p>3056</text:p>
          </table:table-cell>
          <table:table-cell office:value-type="string" office:string-value="Железнодорожная" table:formula="of:=VLOOKUP([.C3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3-03-01T20:18:00" table:style-name="ce5">
            <text:p>01.03.23 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42" table:style-name="ce6">
            <text:p>4742</text:p>
          </table:table-cell>
          <table:table-cell office:value-type="string" office:string-value="Пушкина" table:formula="of:=VLOOKUP([.C32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3-03-02T20:44:00" table:style-name="ce5">
            <text:p>02.03.23 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office:value-type="string" office:string-value="Железнодорожная" table:formula="of:=VLOOKUP([.C3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3-03-02T21:31:00" table:style-name="ce5">
            <text:p>02.03.23 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392" table:style-name="ce6">
            <text:p>6392</text:p>
          </table:table-cell>
          <table:table-cell office:value-type="string" office:string-value="Железнодорожная" table:formula="of:=VLOOKUP([.C3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3-03-03T12:30:00" table:style-name="ce5">
            <text:p>03.03.23 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64" table:style-name="ce6">
            <text:p>5864</text:p>
          </table:table-cell>
          <table:table-cell office:value-type="string" office:string-value="Железнодорожная" table:formula="of:=VLOOKUP([.C3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3-03-03T16:18:00" table:style-name="ce5">
            <text:p>03.03.23 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84" table:style-name="ce6">
            <text:p>4884</text:p>
          </table:table-cell>
          <table:table-cell office:value-type="string" office:string-value="Гоголя" table:formula="of:=VLOOKUP([.C32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3-03-03T18:32:00" table:style-name="ce5">
            <text:p>03.03.23 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76" table:style-name="ce6">
            <text:p>6576</text:p>
          </table:table-cell>
          <table:table-cell office:value-type="string" office:string-value="Железнодорожная" table:formula="of:=VLOOKUP([.C3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3-03-05T06:23:00" table:style-name="ce5">
            <text:p>05.03.23 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4" table:style-name="ce6">
            <text:p>2924</text:p>
          </table:table-cell>
          <table:table-cell office:value-type="string" office:string-value="Гоголя" table:formula="of:=VLOOKUP([.C33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3-03-05T10:56:00" table:style-name="ce5">
            <text:p>05.03.23 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90" table:style-name="ce6">
            <text:p>4590</text:p>
          </table:table-cell>
          <table:table-cell office:value-type="string" office:string-value="Гоголя" table:formula="of:=VLOOKUP([.C33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3-03-07T16:07:00" table:style-name="ce5">
            <text:p>07.03.23 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399" table:style-name="ce6">
            <text:p>3399</text:p>
          </table:table-cell>
          <table:table-cell office:value-type="string" office:string-value="Пушкина" table:formula="of:=VLOOKUP([.C33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3-03-07T19:01:00" table:style-name="ce5">
            <text:p>07.03.23 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97" table:style-name="ce6">
            <text:p>6497</text:p>
          </table:table-cell>
          <table:table-cell office:value-type="string" office:string-value="Пушкина" table:formula="of:=VLOOKUP([.C33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3-03-08T12:53:00" table:style-name="ce5">
            <text:p>08.03.23 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23" table:style-name="ce6">
            <text:p>6623</text:p>
          </table:table-cell>
          <table:table-cell office:value-type="string" office:string-value="Гоголя" table:formula="of:=VLOOKUP([.C33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3-03-09T13:04:00" table:style-name="ce5">
            <text:p>09.03.23 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946" table:style-name="ce6">
            <text:p>4946</text:p>
          </table:table-cell>
          <table:table-cell office:value-type="string" office:string-value="Волкова" table:formula="of:=VLOOKUP([.C33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3-03-09T13:21:00" table:style-name="ce5">
            <text:p>09.03.23 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09" table:style-name="ce6">
            <text:p>6909</text:p>
          </table:table-cell>
          <table:table-cell office:value-type="string" office:string-value="Железнодорожная" table:formula="of:=VLOOKUP([.C3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3-03-09T14:11:00" table:style-name="ce5">
            <text:p>09.03.23 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30" table:style-name="ce6">
            <text:p>3930</text:p>
          </table:table-cell>
          <table:table-cell office:value-type="string" office:string-value="Железнодорожная" table:formula="of:=VLOOKUP([.C3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3-03-09T17:23:00" table:style-name="ce5">
            <text:p>09.03.23 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86" table:style-name="ce6">
            <text:p>6386</text:p>
          </table:table-cell>
          <table:table-cell office:value-type="string" office:string-value="Железнодорожная" table:formula="of:=VLOOKUP([.C3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3-03-10T13:25:00" table:style-name="ce5">
            <text:p>10.03.23 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47" table:style-name="ce6">
            <text:p>6347</text:p>
          </table:table-cell>
          <table:table-cell office:value-type="string" office:string-value="Железнодорожная" table:formula="of:=VLOOKUP([.C3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3-03-10T17:38:00" table:style-name="ce5">
            <text:p>10.03.23 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65" table:style-name="ce6">
            <text:p>6465</text:p>
          </table:table-cell>
          <table:table-cell office:value-type="string" office:string-value="Пушкина" table:formula="of:=VLOOKUP([.C34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3-03-10T22:29:00" table:style-name="ce5">
            <text:p>10.03.23 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543" table:style-name="ce6">
            <text:p>6543</text:p>
          </table:table-cell>
          <table:table-cell office:value-type="string" office:string-value="Волкова" table:formula="of:=VLOOKUP([.C34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3-03-11T16:19:00" table:style-name="ce5">
            <text:p>11.03.23 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091" table:style-name="ce6">
            <text:p>6091</text:p>
          </table:table-cell>
          <table:table-cell office:value-type="string" office:string-value="Гоголя" table:formula="of:=VLOOKUP([.C34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3-03-11T19:13:00" table:style-name="ce5">
            <text:p>11.03.23 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53" table:style-name="ce6">
            <text:p>3853</text:p>
          </table:table-cell>
          <table:table-cell office:value-type="string" office:string-value="Волкова" table:formula="of:=VLOOKUP([.C34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3-03-12T15:23:00" table:style-name="ce5">
            <text:p>12.03.23 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73" table:style-name="ce6">
            <text:p>4073</text:p>
          </table:table-cell>
          <table:table-cell office:value-type="string" office:string-value="Железнодорожная" table:formula="of:=VLOOKUP([.C3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3-03-13T16:15:00" table:style-name="ce5">
            <text:p>13.03.23 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29" table:style-name="ce6">
            <text:p>4929</text:p>
          </table:table-cell>
          <table:table-cell office:value-type="string" office:string-value="Железнодорожная" table:formula="of:=VLOOKUP([.C3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3-03-13T20:05:00" table:style-name="ce5">
            <text:p>13.03.23 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8" table:style-name="ce6">
            <text:p>3918</text:p>
          </table:table-cell>
          <table:table-cell office:value-type="string" office:string-value="Железнодорожная" table:formula="of:=VLOOKUP([.C34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3-03-14T23:32:00" table:style-name="ce5">
            <text:p>14.03.23 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71" table:style-name="ce6">
            <text:p>5871</text:p>
          </table:table-cell>
          <table:table-cell office:value-type="string" office:string-value="Волкова" table:formula="of:=VLOOKUP([.C34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3-03-15T20:03:00" table:style-name="ce5">
            <text:p>15.03.23 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50" table:style-name="ce6">
            <text:p>3450</text:p>
          </table:table-cell>
          <table:table-cell office:value-type="string" office:string-value="Железнодорожная" table:formula="of:=VLOOKUP([.C3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3-03-16T17:55:00" table:style-name="ce5">
            <text:p>16.03.23 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3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3-03-16T18:30:00" table:style-name="ce5">
            <text:p>16.03.23 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670" table:style-name="ce6">
            <text:p>5670</text:p>
          </table:table-cell>
          <table:table-cell office:value-type="string" office:string-value="Гоголя" table:formula="of:=VLOOKUP([.C35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3-03-16T21:44:00" table:style-name="ce5">
            <text:p>16.03.23 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08" table:style-name="ce6">
            <text:p>5508</text:p>
          </table:table-cell>
          <table:table-cell office:value-type="string" office:string-value="Железнодорожная" table:formula="of:=VLOOKUP([.C3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3-03-16T23:41:00" table:style-name="ce5">
            <text:p>16.03.23 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70" table:style-name="ce6">
            <text:p>4970</text:p>
          </table:table-cell>
          <table:table-cell office:value-type="string" office:string-value="Железнодорожная" table:formula="of:=VLOOKUP([.C3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3-03-17T07:06:00" table:style-name="ce5">
            <text:p>17.03.23 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49" table:style-name="ce6">
            <text:p>4149</text:p>
          </table:table-cell>
          <table:table-cell office:value-type="string" office:string-value="Железнодорожная" table:formula="of:=VLOOKUP([.C3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3-03-17T08:37:00" table:style-name="ce5">
            <text:p>17.03.23 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82" table:style-name="ce6">
            <text:p>4782</text:p>
          </table:table-cell>
          <table:table-cell office:value-type="string" office:string-value="Гоголя" table:formula="of:=VLOOKUP([.C35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3-03-17T17:01:00" table:style-name="ce5">
            <text:p>17.03.23 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86" table:style-name="ce6">
            <text:p>4086</text:p>
          </table:table-cell>
          <table:table-cell office:value-type="string" office:string-value="Железнодорожная" table:formula="of:=VLOOKUP([.C3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3-03-18T21:31:00" table:style-name="ce5">
            <text:p>18.03.23 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5" table:style-name="ce6">
            <text:p>5305</text:p>
          </table:table-cell>
          <table:table-cell office:value-type="string" office:string-value="Железнодорожная" table:formula="of:=VLOOKUP([.C3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3-03-18T23:24:00" table:style-name="ce5">
            <text:p>18.03.23 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office:value-type="string" office:string-value="Железнодорожная" table:formula="of:=VLOOKUP([.C3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3-03-19T10:02:00" table:style-name="ce5">
            <text:p>19.03.23 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3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3-03-19T13:49:00" table:style-name="ce5">
            <text:p>19.03.23 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23" table:style-name="ce6">
            <text:p>5423</text:p>
          </table:table-cell>
          <table:table-cell office:value-type="string" office:string-value="Пушкина" table:formula="of:=VLOOKUP([.C36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3-03-19T14:24:00" table:style-name="ce5">
            <text:p>19.03.23 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80" table:style-name="ce6">
            <text:p>3680</text:p>
          </table:table-cell>
          <table:table-cell office:value-type="string" office:string-value="Пушкина" table:formula="of:=VLOOKUP([.C36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3-03-20T14:06:00" table:style-name="ce5">
            <text:p>20.03.23 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940" table:style-name="ce6">
            <text:p>2940</text:p>
          </table:table-cell>
          <table:table-cell office:value-type="string" office:string-value="Железнодорожная" table:formula="of:=VLOOKUP([.C3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3-03-20T17:42:00" table:style-name="ce5">
            <text:p>20.03.23 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77" table:style-name="ce6">
            <text:p>3077</text:p>
          </table:table-cell>
          <table:table-cell office:value-type="string" office:string-value="Пушкина" table:formula="of:=VLOOKUP([.C36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3-03-20T19:32:00" table:style-name="ce5">
            <text:p>20.03.23 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16" table:style-name="ce6">
            <text:p>6916</text:p>
          </table:table-cell>
          <table:table-cell office:value-type="string" office:string-value="Железнодорожная" table:formula="of:=VLOOKUP([.C3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3-03-21T09:09:00" table:style-name="ce5">
            <text:p>21.03.23 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34" table:style-name="ce6">
            <text:p>5434</text:p>
          </table:table-cell>
          <table:table-cell office:value-type="string" office:string-value="Гоголя" table:formula="of:=VLOOKUP([.C36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3-03-21T13:43:00" table:style-name="ce5">
            <text:p>21.03.23 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15" table:style-name="ce6">
            <text:p>3815</text:p>
          </table:table-cell>
          <table:table-cell office:value-type="string" office:string-value="Гоголя" table:formula="of:=VLOOKUP([.C36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3-03-21T15:36:00" table:style-name="ce5">
            <text:p>21.03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266" table:style-name="ce6">
            <text:p>4266</text:p>
          </table:table-cell>
          <table:table-cell office:value-type="string" office:string-value="Пушкина" table:formula="of:=VLOOKUP([.C3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3-03-22T14:59:00" table:style-name="ce5">
            <text:p>22.03.23 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87" table:style-name="ce6">
            <text:p>3687</text:p>
          </table:table-cell>
          <table:table-cell office:value-type="string" office:string-value="Гоголя" table:formula="of:=VLOOKUP([.C36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3-03-23T11:38:00" table:style-name="ce5">
            <text:p>23.03.23 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4" table:style-name="ce6">
            <text:p>5624</text:p>
          </table:table-cell>
          <table:table-cell office:value-type="string" office:string-value="Железнодорожная" table:formula="of:=VLOOKUP([.C3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3-03-23T19:27:00" table:style-name="ce5">
            <text:p>23.03.23 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99" table:style-name="ce6">
            <text:p>2999</text:p>
          </table:table-cell>
          <table:table-cell office:value-type="string" office:string-value="Железнодорожная" table:formula="of:=VLOOKUP([.C3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3-03-24T10:46:00" table:style-name="ce5">
            <text:p>24.03.23 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499" table:style-name="ce6">
            <text:p>4499</text:p>
          </table:table-cell>
          <table:table-cell office:value-type="string" office:string-value="Волкова" table:formula="of:=VLOOKUP([.C37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3-03-24T17:03:00" table:style-name="ce5">
            <text:p>24.03.23 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908" table:style-name="ce6">
            <text:p>2908</text:p>
          </table:table-cell>
          <table:table-cell office:value-type="string" office:string-value="Волкова" table:formula="of:=VLOOKUP([.C37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3-03-24T23:14:00" table:style-name="ce5">
            <text:p>24.03.23 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39" table:style-name="ce6">
            <text:p>6139</text:p>
          </table:table-cell>
          <table:table-cell office:value-type="string" office:string-value="Гоголя" table:formula="of:=VLOOKUP([.C37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3-03-25T08:16:00" table:style-name="ce5">
            <text:p>25.03.23 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05" table:style-name="ce6">
            <text:p>6205</text:p>
          </table:table-cell>
          <table:table-cell office:value-type="string" office:string-value="Гоголя" table:formula="of:=VLOOKUP([.C37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3-03-25T15:08:00" table:style-name="ce5">
            <text:p>25.03.23 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053" table:style-name="ce6">
            <text:p>6053</text:p>
          </table:table-cell>
          <table:table-cell office:value-type="string" office:string-value="Гоголя" table:formula="of:=VLOOKUP([.C37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3-03-25T17:31:00" table:style-name="ce5">
            <text:p>25.03.23 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35" table:style-name="ce6">
            <text:p>3635</text:p>
          </table:table-cell>
          <table:table-cell office:value-type="string" office:string-value="Пушкина" table:formula="of:=VLOOKUP([.C37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3-03-25T18:14:00" table:style-name="ce5">
            <text:p>25.03.23 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04" table:style-name="ce6">
            <text:p>4904</text:p>
          </table:table-cell>
          <table:table-cell office:value-type="string" office:string-value="Железнодорожная" table:formula="of:=VLOOKUP([.C37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3-03-25T22:32:00" table:style-name="ce5">
            <text:p>25.03.23 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66" table:style-name="ce6">
            <text:p>2866</text:p>
          </table:table-cell>
          <table:table-cell office:value-type="string" office:string-value="Железнодорожная" table:formula="of:=VLOOKUP([.C37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3-03-26T09:48:00" table:style-name="ce5">
            <text:p>26.03.23 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40" table:style-name="ce6">
            <text:p>3740</text:p>
          </table:table-cell>
          <table:table-cell office:value-type="string" office:string-value="Гоголя" table:formula="of:=VLOOKUP([.C37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3-03-26T21:27:00" table:style-name="ce5">
            <text:p>26.03.23 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741" table:style-name="ce6">
            <text:p>5741</text:p>
          </table:table-cell>
          <table:table-cell office:value-type="string" office:string-value="Гоголя" table:formula="of:=VLOOKUP([.C38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3-03-27T08:00:00" table:style-name="ce5">
            <text:p>27.03.23 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84" table:style-name="ce6">
            <text:p>3484</text:p>
          </table:table-cell>
          <table:table-cell office:value-type="string" office:string-value="Железнодорожная" table:formula="of:=VLOOKUP([.C3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3-03-27T16:00:00" table:style-name="ce5">
            <text:p>27.03.23 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9" table:style-name="ce6">
            <text:p>5639</text:p>
          </table:table-cell>
          <table:table-cell office:value-type="string" office:string-value="Железнодорожная" table:formula="of:=VLOOKUP([.C38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3-03-27T17:59:00" table:style-name="ce5">
            <text:p>27.03.23 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3" table:style-name="ce6">
            <text:p>5623</text:p>
          </table:table-cell>
          <table:table-cell office:value-type="string" office:string-value="Железнодорожная" table:formula="of:=VLOOKUP([.C38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3-03-27T22:27:00" table:style-name="ce5">
            <text:p>27.03.23 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232" table:style-name="ce6">
            <text:p>6232</text:p>
          </table:table-cell>
          <table:table-cell office:value-type="string" office:string-value="Пушкина" table:formula="of:=VLOOKUP([.C38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3-03-28T14:30:00" table:style-name="ce5">
            <text:p>28.03.23 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6" table:style-name="ce6">
            <text:p>5306</text:p>
          </table:table-cell>
          <table:table-cell office:value-type="string" office:string-value="Железнодорожная" table:formula="of:=VLOOKUP([.C38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3-03-28T16:27:00" table:style-name="ce5">
            <text:p>28.03.23 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78" table:style-name="ce6">
            <text:p>4878</text:p>
          </table:table-cell>
          <table:table-cell office:value-type="string" office:string-value="Железнодорожная" table:formula="of:=VLOOKUP([.C3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16" table:style-name="ce6">
            <text:p>3516</text:p>
          </table:table-cell>
          <table:table-cell office:value-type="string" office:string-value="Волкова" table:formula="of:=VLOOKUP([.C38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office:value-type="string" office:string-value="Гоголя" table:formula="of:=VLOOKUP([.C38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74" table:style-name="ce6">
            <text:p>3674</text:p>
          </table:table-cell>
          <table:table-cell office:value-type="string" office:string-value="Гоголя" table:formula="of:=VLOOKUP([.C38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37" table:style-name="ce6">
            <text:p>5237</text:p>
          </table:table-cell>
          <table:table-cell office:value-type="string" office:string-value="Гоголя" table:formula="of:=VLOOKUP([.C39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482" table:style-name="ce6">
            <text:p>3482</text:p>
          </table:table-cell>
          <table:table-cell office:value-type="string" office:string-value="Гоголя" table:formula="of:=VLOOKUP([.C39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3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3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22" table:style-name="ce6">
            <text:p>3722</text:p>
          </table:table-cell>
          <table:table-cell office:value-type="string" office:string-value="Гоголя" table:formula="of:=VLOOKUP([.C3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207" table:style-name="ce6">
            <text:p>6207</text:p>
          </table:table-cell>
          <table:table-cell office:value-type="string" office:string-value="Гоголя" table:formula="of:=VLOOKUP([.C39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65" table:style-name="ce6">
            <text:p>6365</text:p>
          </table:table-cell>
          <table:table-cell office:value-type="string" office:string-value="Гоголя" table:formula="of:=VLOOKUP([.C39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40" table:style-name="ce6">
            <text:p>6640</text:p>
          </table:table-cell>
          <table:table-cell office:value-type="string" office:string-value="Гоголя" table:formula="of:=VLOOKUP([.C39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06" table:style-name="ce6">
            <text:p>3806</text:p>
          </table:table-cell>
          <table:table-cell office:value-type="string" office:string-value="Волкова" table:formula="of:=VLOOKUP([.C39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3" table:style-name="ce6">
            <text:p>5093</text:p>
          </table:table-cell>
          <table:table-cell office:value-type="string" office:string-value="Гоголя" table:formula="of:=VLOOKUP([.C39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0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24" table:style-name="ce6">
            <text:p>6424</text:p>
          </table:table-cell>
          <table:table-cell office:value-type="string" office:string-value="Железнодорожная" table:formula="of:=VLOOKUP([.C4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55" table:style-name="ce6">
            <text:p>4555</text:p>
          </table:table-cell>
          <table:table-cell office:value-type="string" office:string-value="Железнодорожная" table:formula="of:=VLOOKUP([.C4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53" table:style-name="ce6">
            <text:p>3953</text:p>
          </table:table-cell>
          <table:table-cell office:value-type="string" office:string-value="Железнодорожная" table:formula="of:=VLOOKUP([.C4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75" table:style-name="ce6">
            <text:p>5975</text:p>
          </table:table-cell>
          <table:table-cell office:value-type="string" office:string-value="Железнодорожная" table:formula="of:=VLOOKUP([.C40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62" table:style-name="ce6">
            <text:p>2862</text:p>
          </table:table-cell>
          <table:table-cell office:value-type="string" office:string-value="Железнодорожная" table:formula="of:=VLOOKUP([.C40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656" table:style-name="ce6">
            <text:p>4656</text:p>
          </table:table-cell>
          <table:table-cell office:value-type="string" office:string-value="Железнодорожная" table:formula="of:=VLOOKUP([.C40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127" table:style-name="ce6">
            <text:p>6127</text:p>
          </table:table-cell>
          <table:table-cell office:value-type="string" office:string-value="Железнодорожная" table:formula="of:=VLOOKUP([.C40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47" table:style-name="ce6">
            <text:p>5647</text:p>
          </table:table-cell>
          <table:table-cell office:value-type="string" office:string-value="Железнодорожная" table:formula="of:=VLOOKUP([.C4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17" table:style-name="ce6">
            <text:p>5817</text:p>
          </table:table-cell>
          <table:table-cell office:value-type="string" office:string-value="Волкова" table:formula="of:=VLOOKUP([.C40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03" table:style-name="ce6">
            <text:p>3903</text:p>
          </table:table-cell>
          <table:table-cell office:value-type="string" office:string-value="Железнодорожная" table:formula="of:=VLOOKUP([.C4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office:value-type="string" office:string-value="Железнодорожная" table:formula="of:=VLOOKUP([.C41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98" table:style-name="ce6">
            <text:p>3998</text:p>
          </table:table-cell>
          <table:table-cell office:value-type="string" office:string-value="Железнодорожная" table:formula="of:=VLOOKUP([.C4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27" table:style-name="ce6">
            <text:p>4027</text:p>
          </table:table-cell>
          <table:table-cell office:value-type="string" office:string-value="Железнодорожная" table:formula="of:=VLOOKUP([.C41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16" table:style-name="ce6">
            <text:p>6816</text:p>
          </table:table-cell>
          <table:table-cell office:value-type="string" office:string-value="Железнодорожная" table:formula="of:=VLOOKUP([.C41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90" table:style-name="ce6">
            <text:p>5390</text:p>
          </table:table-cell>
          <table:table-cell office:value-type="string" office:string-value="Железнодорожная" table:formula="of:=VLOOKUP([.C41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4" table:style-name="ce6">
            <text:p>3284</text:p>
          </table:table-cell>
          <table:table-cell office:value-type="string" office:string-value="Железнодорожная" table:formula="of:=VLOOKUP([.C41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36" table:style-name="ce6">
            <text:p>6536</text:p>
          </table:table-cell>
          <table:table-cell office:value-type="string" office:string-value="Железнодорожная" table:formula="of:=VLOOKUP([.C41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79" table:style-name="ce6">
            <text:p>3679</text:p>
          </table:table-cell>
          <table:table-cell office:value-type="string" office:string-value="Железнодорожная" table:formula="of:=VLOOKUP([.C41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31" table:style-name="ce6">
            <text:p>4931</text:p>
          </table:table-cell>
          <table:table-cell office:value-type="string" office:string-value="Железнодорожная" table:formula="of:=VLOOKUP([.C41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077" table:style-name="ce6">
            <text:p>6077</text:p>
          </table:table-cell>
          <table:table-cell office:value-type="string" office:string-value="Волкова" table:formula="of:=VLOOKUP([.C42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42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42" table:style-name="ce6">
            <text:p>6642</text:p>
          </table:table-cell>
          <table:table-cell office:value-type="string" office:string-value="Железнодорожная" table:formula="of:=VLOOKUP([.C42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42" table:style-name="ce6">
            <text:p>4942</text:p>
          </table:table-cell>
          <table:table-cell office:value-type="string" office:string-value="Железнодорожная" table:formula="of:=VLOOKUP([.C42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12" table:style-name="ce6">
            <text:p>4412</text:p>
          </table:table-cell>
          <table:table-cell office:value-type="string" office:string-value="Железнодорожная" table:formula="of:=VLOOKUP([.C42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81" table:style-name="ce6">
            <text:p>5381</text:p>
          </table:table-cell>
          <table:table-cell office:value-type="string" office:string-value="Железнодорожная" table:formula="of:=VLOOKUP([.C42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76" table:style-name="ce6">
            <text:p>4276</text:p>
          </table:table-cell>
          <table:table-cell office:value-type="string" office:string-value="Железнодорожная" table:formula="of:=VLOOKUP([.C42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26" table:style-name="ce6">
            <text:p>3426</text:p>
          </table:table-cell>
          <table:table-cell office:value-type="string" office:string-value="Железнодорожная" table:formula="of:=VLOOKUP([.C42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4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4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70" table:style-name="ce6">
            <text:p>4870</text:p>
          </table:table-cell>
          <table:table-cell office:value-type="string" office:string-value="Железнодорожная" table:formula="of:=VLOOKUP([.C4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office:value-type="string" office:string-value="Волкова" table:formula="of:=VLOOKUP([.C43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74" table:style-name="ce6">
            <text:p>6474</text:p>
          </table:table-cell>
          <table:table-cell office:value-type="string" office:string-value="Железнодорожная" table:formula="of:=VLOOKUP([.C4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21" table:style-name="ce6">
            <text:p>6321</text:p>
          </table:table-cell>
          <table:table-cell office:value-type="string" office:string-value="Железнодорожная" table:formula="of:=VLOOKUP([.C4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4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046" table:style-name="ce6">
            <text:p>5046</text:p>
          </table:table-cell>
          <table:table-cell office:value-type="string" office:string-value="Железнодорожная" table:formula="of:=VLOOKUP([.C43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36" table:style-name="ce6">
            <text:p>5136</text:p>
          </table:table-cell>
          <table:table-cell office:value-type="string" office:string-value="Железнодорожная" table:formula="of:=VLOOKUP([.C43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33" table:style-name="ce6">
            <text:p>2833</text:p>
          </table:table-cell>
          <table:table-cell office:value-type="string" office:string-value="Железнодорожная" table:formula="of:=VLOOKUP([.C4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16" table:style-name="ce6">
            <text:p>5416</text:p>
          </table:table-cell>
          <table:table-cell office:value-type="string" office:string-value="Пушкина" table:formula="of:=VLOOKUP([.C43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7" table:style-name="ce6">
            <text:p>3827</text:p>
          </table:table-cell>
          <table:table-cell office:value-type="string" office:string-value="Пушкина" table:formula="of:=VLOOKUP([.C439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729" table:style-name="ce6">
            <text:p>3729</text:p>
          </table:table-cell>
          <table:table-cell office:value-type="string" office:string-value="Пушкина" table:formula="of:=VLOOKUP([.C44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95" table:style-name="ce6">
            <text:p>6795</text:p>
          </table:table-cell>
          <table:table-cell office:value-type="string" office:string-value="Пушкина" table:formula="of:=VLOOKUP([.C44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779" table:style-name="ce6">
            <text:p>4779</text:p>
          </table:table-cell>
          <table:table-cell office:value-type="string" office:string-value="Волкова" table:formula="of:=VLOOKUP([.C442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office:value-type="string" office:string-value="Пушкина" table:formula="of:=VLOOKUP([.C44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88" table:style-name="ce6">
            <text:p>4788</text:p>
          </table:table-cell>
          <table:table-cell office:value-type="string" office:string-value="Пушкина" table:formula="of:=VLOOKUP([.C44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73" table:style-name="ce6">
            <text:p>6873</text:p>
          </table:table-cell>
          <table:table-cell office:value-type="string" office:string-value="Пушкина" table:formula="of:=VLOOKUP([.C44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699" table:style-name="ce6">
            <text:p>4699</text:p>
          </table:table-cell>
          <table:table-cell office:value-type="string" office:string-value="Пушкина" table:formula="of:=VLOOKUP([.C44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06" table:style-name="ce6">
            <text:p>4506</text:p>
          </table:table-cell>
          <table:table-cell office:value-type="string" office:string-value="Пушкина" table:formula="of:=VLOOKUP([.C44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53" table:style-name="ce6">
            <text:p>3253</text:p>
          </table:table-cell>
          <table:table-cell office:value-type="string" office:string-value="Пушкина" table:formula="of:=VLOOKUP([.C44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99" table:style-name="ce6">
            <text:p>4799</text:p>
          </table:table-cell>
          <table:table-cell office:value-type="string" office:string-value="Гоголя" table:formula="of:=VLOOKUP([.C44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750" table:style-name="ce6">
            <text:p>3750</text:p>
          </table:table-cell>
          <table:table-cell office:value-type="string" office:string-value="Гоголя" table:formula="of:=VLOOKUP([.C45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80" table:style-name="ce6">
            <text:p>5280</text:p>
          </table:table-cell>
          <table:table-cell office:value-type="string" office:string-value="Гоголя" table:formula="of:=VLOOKUP([.C45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3-04-01T16:38:00" table:style-name="ce5">
            <text:p>01.04.23 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5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3-04-02T17:39:00" table:style-name="ce5">
            <text:p>02.04.23 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74" table:style-name="ce6">
            <text:p>6474</text:p>
          </table:table-cell>
          <table:table-cell office:value-type="string" office:string-value="Железнодорожная" table:formula="of:=VLOOKUP([.C4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3-04-02T21:15:00" table:style-name="ce5">
            <text:p>02.04.23 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76" table:style-name="ce6">
            <text:p>4276</text:p>
          </table:table-cell>
          <table:table-cell office:value-type="string" office:string-value="Железнодорожная" table:formula="of:=VLOOKUP([.C4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3-04-02T23:13:00" table:style-name="ce5">
            <text:p>02.04.23 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62" table:style-name="ce6">
            <text:p>2862</text:p>
          </table:table-cell>
          <table:table-cell office:value-type="string" office:string-value="Железнодорожная" table:formula="of:=VLOOKUP([.C4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3-04-03T15:36:00" table:style-name="ce5">
            <text:p>03.04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53" table:style-name="ce6">
            <text:p>3253</text:p>
          </table:table-cell>
          <table:table-cell office:value-type="string" office:string-value="Пушкина" table:formula="of:=VLOOKUP([.C45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3-04-03T22:08:00" table:style-name="ce5">
            <text:p>03.04.23 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31" table:style-name="ce6">
            <text:p>4931</text:p>
          </table:table-cell>
          <table:table-cell office:value-type="string" office:string-value="Железнодорожная" table:formula="of:=VLOOKUP([.C4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3-04-04T12:17:00" table:style-name="ce5">
            <text:p>04.04.23 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26" table:style-name="ce6">
            <text:p>3426</text:p>
          </table:table-cell>
          <table:table-cell office:value-type="string" office:string-value="Железнодорожная" table:formula="of:=VLOOKUP([.C45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3-04-05T09:16:00" table:style-name="ce5">
            <text:p>05.04.23 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office:value-type="string" office:string-value="Гоголя" table:formula="of:=VLOOKUP([.C45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3-04-05T22:35:00" table:style-name="ce5">
            <text:p>05.04.23 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office:value-type="string" office:string-value="Железнодорожная" table:formula="of:=VLOOKUP([.C4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3-04-06T08:06:00" table:style-name="ce5">
            <text:p>06.04.23 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75" table:style-name="ce6">
            <text:p>5975</text:p>
          </table:table-cell>
          <table:table-cell office:value-type="string" office:string-value="Железнодорожная" table:formula="of:=VLOOKUP([.C4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3-04-06T15:33:00" table:style-name="ce5">
            <text:p>06.04.23 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4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3-04-06T21:46:00" table:style-name="ce5">
            <text:p>06.04.23 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53" table:style-name="ce6">
            <text:p>3953</text:p>
          </table:table-cell>
          <table:table-cell office:value-type="string" office:string-value="Железнодорожная" table:formula="of:=VLOOKUP([.C46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3-04-06T21:55:00" table:style-name="ce5">
            <text:p>06.04.23 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17" table:style-name="ce6">
            <text:p>5817</text:p>
          </table:table-cell>
          <table:table-cell office:value-type="string" office:string-value="Волкова" table:formula="of:=VLOOKUP([.C46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3-04-07T07:11:00" table:style-name="ce5">
            <text:p>07.04.23 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12" table:style-name="ce6">
            <text:p>4412</text:p>
          </table:table-cell>
          <table:table-cell office:value-type="string" office:string-value="Железнодорожная" table:formula="of:=VLOOKUP([.C46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3-04-09T17:25:00" table:style-name="ce5">
            <text:p>09.04.23 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47" table:style-name="ce6">
            <text:p>5647</text:p>
          </table:table-cell>
          <table:table-cell office:value-type="string" office:string-value="Железнодорожная" table:formula="of:=VLOOKUP([.C46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3-04-10T16:57:00" table:style-name="ce5">
            <text:p>10.04.23 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16" table:style-name="ce6">
            <text:p>5416</text:p>
          </table:table-cell>
          <table:table-cell office:value-type="string" office:string-value="Пушкина" table:formula="of:=VLOOKUP([.C4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3-04-10T17:21:00" table:style-name="ce5">
            <text:p>10.04.23 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046" table:style-name="ce6">
            <text:p>5046</text:p>
          </table:table-cell>
          <table:table-cell office:value-type="string" office:string-value="Железнодорожная" table:formula="of:=VLOOKUP([.C46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3-04-10T19:23:00" table:style-name="ce5">
            <text:p>10.04.23 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79" table:style-name="ce6">
            <text:p>3679</text:p>
          </table:table-cell>
          <table:table-cell office:value-type="string" office:string-value="Железнодорожная" table:formula="of:=VLOOKUP([.C46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3-04-10T19:40:00" table:style-name="ce5">
            <text:p>10.04.23 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127" table:style-name="ce6">
            <text:p>6127</text:p>
          </table:table-cell>
          <table:table-cell office:value-type="string" office:string-value="Железнодорожная" table:formula="of:=VLOOKUP([.C47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3-04-10T22:28:00" table:style-name="ce5">
            <text:p>10.04.23 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729" table:style-name="ce6">
            <text:p>3729</text:p>
          </table:table-cell>
          <table:table-cell office:value-type="string" office:string-value="Пушкина" table:formula="of:=VLOOKUP([.C47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3-04-11T08:58:00" table:style-name="ce5">
            <text:p>11.04.23 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4" table:style-name="ce6">
            <text:p>3284</text:p>
          </table:table-cell>
          <table:table-cell office:value-type="string" office:string-value="Железнодорожная" table:formula="of:=VLOOKUP([.C47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3-04-11T17:35:00" table:style-name="ce5">
            <text:p>11.04.23 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779" table:style-name="ce6">
            <text:p>4779</text:p>
          </table:table-cell>
          <table:table-cell office:value-type="string" office:string-value="Волкова" table:formula="of:=VLOOKUP([.C473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3-04-11T21:50:00" table:style-name="ce5">
            <text:p>11.04.23 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42" table:style-name="ce6">
            <text:p>4942</text:p>
          </table:table-cell>
          <table:table-cell office:value-type="string" office:string-value="Железнодорожная" table:formula="of:=VLOOKUP([.C47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3-04-11T22:02:00" table:style-name="ce5">
            <text:p>11.04.23 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47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3-04-12T16:11:00" table:style-name="ce5">
            <text:p>12.04.23 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077" table:style-name="ce6">
            <text:p>6077</text:p>
          </table:table-cell>
          <table:table-cell office:value-type="string" office:string-value="Волкова" table:formula="of:=VLOOKUP([.C47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3-04-13T13:23:00" table:style-name="ce5">
            <text:p>13.04.23 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06" table:style-name="ce6">
            <text:p>4506</text:p>
          </table:table-cell>
          <table:table-cell office:value-type="string" office:string-value="Пушкина" table:formula="of:=VLOOKUP([.C47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3-04-13T21:24:00" table:style-name="ce5">
            <text:p>13.04.23 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16" table:style-name="ce6">
            <text:p>3516</text:p>
          </table:table-cell>
          <table:table-cell office:value-type="string" office:string-value="Волкова" table:formula="of:=VLOOKUP([.C47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3-04-14T06:36:00" table:style-name="ce5">
            <text:p>14.04.23 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16" table:style-name="ce6">
            <text:p>6816</text:p>
          </table:table-cell>
          <table:table-cell office:value-type="string" office:string-value="Железнодорожная" table:formula="of:=VLOOKUP([.C47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3-04-14T15:40:00" table:style-name="ce5">
            <text:p>14.04.23 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74" table:style-name="ce6">
            <text:p>3674</text:p>
          </table:table-cell>
          <table:table-cell office:value-type="string" office:string-value="Гоголя" table:formula="of:=VLOOKUP([.C48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3-04-14T22:59:00" table:style-name="ce5">
            <text:p>14.04.23 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27" table:style-name="ce6">
            <text:p>4027</text:p>
          </table:table-cell>
          <table:table-cell office:value-type="string" office:string-value="Железнодорожная" table:formula="of:=VLOOKUP([.C48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3-04-15T17:50:00" table:style-name="ce5">
            <text:p>15.04.23 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95" table:style-name="ce6">
            <text:p>6795</text:p>
          </table:table-cell>
          <table:table-cell office:value-type="string" office:string-value="Пушкина" table:formula="of:=VLOOKUP([.C48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3-04-15T19:13:00" table:style-name="ce5">
            <text:p>15.04.23 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80" table:style-name="ce6">
            <text:p>5280</text:p>
          </table:table-cell>
          <table:table-cell office:value-type="string" office:string-value="Гоголя" table:formula="of:=VLOOKUP([.C48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3-04-15T19:18:00" table:style-name="ce5">
            <text:p>15.04.23 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70" table:style-name="ce6">
            <text:p>4870</text:p>
          </table:table-cell>
          <table:table-cell office:value-type="string" office:string-value="Железнодорожная" table:formula="of:=VLOOKUP([.C48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3-04-15T19:37:00" table:style-name="ce5">
            <text:p>15.04.23 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750" table:style-name="ce6">
            <text:p>3750</text:p>
          </table:table-cell>
          <table:table-cell office:value-type="string" office:string-value="Гоголя" table:formula="of:=VLOOKUP([.C48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3-04-16T15:08:00" table:style-name="ce5">
            <text:p>16.04.23 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office:value-type="string" office:string-value="Железнодорожная" table:formula="of:=VLOOKUP([.C48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3-04-16T22:39:00" table:style-name="ce5">
            <text:p>16.04.23 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73" table:style-name="ce6">
            <text:p>6873</text:p>
          </table:table-cell>
          <table:table-cell office:value-type="string" office:string-value="Пушкина" table:formula="of:=VLOOKUP([.C48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3-04-17T06:47:00" table:style-name="ce5">
            <text:p>17.04.23 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36" table:style-name="ce6">
            <text:p>6536</text:p>
          </table:table-cell>
          <table:table-cell office:value-type="string" office:string-value="Железнодорожная" table:formula="of:=VLOOKUP([.C48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3-04-17T09:04:00" table:style-name="ce5">
            <text:p>17.04.23 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33" table:style-name="ce6">
            <text:p>2833</text:p>
          </table:table-cell>
          <table:table-cell office:value-type="string" office:string-value="Железнодорожная" table:formula="of:=VLOOKUP([.C48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3-04-17T17:18:00" table:style-name="ce5">
            <text:p>17.04.23 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06" table:style-name="ce6">
            <text:p>3806</text:p>
          </table:table-cell>
          <table:table-cell office:value-type="string" office:string-value="Волкова" table:formula="of:=VLOOKUP([.C490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3-04-18T14:45:00" table:style-name="ce5">
            <text:p>18.04.23 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90" table:style-name="ce6">
            <text:p>5390</text:p>
          </table:table-cell>
          <table:table-cell office:value-type="string" office:string-value="Железнодорожная" table:formula="of:=VLOOKUP([.C49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3-04-18T20:58:00" table:style-name="ce5">
            <text:p>18.04.23 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40" table:style-name="ce6">
            <text:p>6640</text:p>
          </table:table-cell>
          <table:table-cell office:value-type="string" office:string-value="Гоголя" table:formula="of:=VLOOKUP([.C49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3-04-18T23:48:00" table:style-name="ce5">
            <text:p>18.04.23 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3" table:style-name="ce6">
            <text:p>5093</text:p>
          </table:table-cell>
          <table:table-cell office:value-type="string" office:string-value="Гоголя" table:formula="of:=VLOOKUP([.C49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3-04-19T07:18:00" table:style-name="ce5">
            <text:p>19.04.23 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65" table:style-name="ce6">
            <text:p>6365</text:p>
          </table:table-cell>
          <table:table-cell office:value-type="string" office:string-value="Гоголя" table:formula="of:=VLOOKUP([.C49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3-04-19T11:50:00" table:style-name="ce5">
            <text:p>19.04.23 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37" table:style-name="ce6">
            <text:p>5237</text:p>
          </table:table-cell>
          <table:table-cell office:value-type="string" office:string-value="Гоголя" table:formula="of:=VLOOKUP([.C49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3-04-19T16:01:00" table:style-name="ce5">
            <text:p>19.04.23 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21" table:style-name="ce6">
            <text:p>6321</text:p>
          </table:table-cell>
          <table:table-cell office:value-type="string" office:string-value="Железнодорожная" table:formula="of:=VLOOKUP([.C49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3-04-19T22:30:00" table:style-name="ce5">
            <text:p>19.04.23 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22" table:style-name="ce6">
            <text:p>3722</text:p>
          </table:table-cell>
          <table:table-cell office:value-type="string" office:string-value="Гоголя" table:formula="of:=VLOOKUP([.C49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3-04-22T08:17:00" table:style-name="ce5">
            <text:p>22.04.23 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24" table:style-name="ce6">
            <text:p>6424</text:p>
          </table:table-cell>
          <table:table-cell office:value-type="string" office:string-value="Железнодорожная" table:formula="of:=VLOOKUP([.C49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3-04-23T07:01:00" table:style-name="ce5">
            <text:p>23.04.23 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49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3-04-23T16:51:00" table:style-name="ce5">
            <text:p>23.04.23 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799" table:style-name="ce6">
            <text:p>4799</text:p>
          </table:table-cell>
          <table:table-cell office:value-type="string" office:string-value="Гоголя" table:formula="of:=VLOOKUP([.C50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3-04-24T14:36:00" table:style-name="ce5">
            <text:p>24.04.23 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55" table:style-name="ce6">
            <text:p>4555</text:p>
          </table:table-cell>
          <table:table-cell office:value-type="string" office:string-value="Железнодорожная" table:formula="of:=VLOOKUP([.C50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3-04-24T14:53:00" table:style-name="ce5">
            <text:p>24.04.23 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36" table:style-name="ce6">
            <text:p>5136</text:p>
          </table:table-cell>
          <table:table-cell office:value-type="string" office:string-value="Железнодорожная" table:formula="of:=VLOOKUP([.C50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3-04-24T23:30:00" table:style-name="ce5">
            <text:p>24.04.23 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656" table:style-name="ce6">
            <text:p>4656</text:p>
          </table:table-cell>
          <table:table-cell office:value-type="string" office:string-value="Железнодорожная" table:formula="of:=VLOOKUP([.C50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3-04-25T23:41:00" table:style-name="ce5">
            <text:p>25.04.23 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office:value-type="string" office:string-value="Пушкина" table:formula="of:=VLOOKUP([.C50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3-04-26T06:22:00" table:style-name="ce5">
            <text:p>26.04.23 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88" table:style-name="ce6">
            <text:p>4788</text:p>
          </table:table-cell>
          <table:table-cell office:value-type="string" office:string-value="Пушкина" table:formula="of:=VLOOKUP([.C50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3-04-26T06:26:00" table:style-name="ce5">
            <text:p>26.04.23 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office:value-type="string" office:string-value="Гоголя" table:formula="of:=VLOOKUP([.C50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3-04-26T11:55:00" table:style-name="ce5">
            <text:p>26.04.23 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7" table:style-name="ce6">
            <text:p>3827</text:p>
          </table:table-cell>
          <table:table-cell office:value-type="string" office:string-value="Пушкина" table:formula="of:=VLOOKUP([.C50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3-04-27T10:02:00" table:style-name="ce5">
            <text:p>27.04.23 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0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3-04-27T14:20:00" table:style-name="ce5">
            <text:p>27.04.23 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42" table:style-name="ce6">
            <text:p>6642</text:p>
          </table:table-cell>
          <table:table-cell office:value-type="string" office:string-value="Железнодорожная" table:formula="of:=VLOOKUP([.C50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3-04-27T19:31:00" table:style-name="ce5">
            <text:p>27.04.23 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98" table:style-name="ce6">
            <text:p>3998</text:p>
          </table:table-cell>
          <table:table-cell office:value-type="string" office:string-value="Железнодорожная" table:formula="of:=VLOOKUP([.C51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3-04-27T22:06:00" table:style-name="ce5">
            <text:p>27.04.23 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office:value-type="string" office:string-value="Волкова" table:formula="of:=VLOOKUP([.C511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3-04-28T06:51:00" table:style-name="ce5">
            <text:p>28.04.23 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03" table:style-name="ce6">
            <text:p>3903</text:p>
          </table:table-cell>
          <table:table-cell office:value-type="string" office:string-value="Железнодорожная" table:formula="of:=VLOOKUP([.C51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3-04-28T07:47:00" table:style-name="ce5">
            <text:p>28.04.23 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699" table:style-name="ce6">
            <text:p>4699</text:p>
          </table:table-cell>
          <table:table-cell office:value-type="string" office:string-value="Пушкина" table:formula="of:=VLOOKUP([.C51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74" table:style-name="ce6">
            <text:p>6274</text:p>
          </table:table-cell>
          <table:table-cell office:value-type="string" office:string-value="Волкова" table:formula="of:=VLOOKUP([.C514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115" table:style-name="ce6">
            <text:p>6115</text:p>
          </table:table-cell>
          <table:table-cell office:value-type="string" office:string-value="Гоголя" table:formula="of:=VLOOKUP([.C515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51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38" table:style-name="ce6">
            <text:p>4938</text:p>
          </table:table-cell>
          <table:table-cell office:value-type="string" office:string-value="Гоголя" table:formula="of:=VLOOKUP([.C51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24" table:style-name="ce6">
            <text:p>6924</text:p>
          </table:table-cell>
          <table:table-cell office:value-type="string" office:string-value="Гоголя" table:formula="of:=VLOOKUP([.C518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37" table:style-name="ce6">
            <text:p>5537</text:p>
          </table:table-cell>
          <table:table-cell office:value-type="string" office:string-value="Гоголя" table:formula="of:=VLOOKUP([.C519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25" table:style-name="ce6">
            <text:p>4725</text:p>
          </table:table-cell>
          <table:table-cell office:value-type="string" office:string-value="Гоголя" table:formula="of:=VLOOKUP([.C520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1" table:style-name="ce6">
            <text:p>5091</text:p>
          </table:table-cell>
          <table:table-cell office:value-type="string" office:string-value="Гоголя" table:formula="of:=VLOOKUP([.C521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445" table:style-name="ce6">
            <text:p>5445</text:p>
          </table:table-cell>
          <table:table-cell office:value-type="string" office:string-value="Гоголя" table:formula="of:=VLOOKUP([.C522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99" table:style-name="ce6">
            <text:p>6399</text:p>
          </table:table-cell>
          <table:table-cell office:value-type="string" office:string-value="Гоголя" table:formula="of:=VLOOKUP([.C523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41" table:style-name="ce6">
            <text:p>4441</text:p>
          </table:table-cell>
          <table:table-cell office:value-type="string" office:string-value="Гоголя" table:formula="of:=VLOOKUP([.C524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office:value-type="string" office:string-value="Волкова" table:formula="of:=VLOOKUP([.C525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22" table:style-name="ce6">
            <text:p>4122</text:p>
          </table:table-cell>
          <table:table-cell office:value-type="string" office:string-value="Гоголя" table:formula="of:=VLOOKUP([.C52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98" table:style-name="ce6">
            <text:p>3798</text:p>
          </table:table-cell>
          <table:table-cell office:value-type="string" office:string-value="Гоголя" table:formula="of:=VLOOKUP([.C527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4">
            <text:p>52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790" table:style-name="ce6">
            <text:p>6790</text:p>
          </table:table-cell>
          <table:table-cell office:value-type="string" office:string-value="Железнодорожная" table:formula="of:=VLOOKUP([.C52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4">
            <text:p>52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45" table:style-name="ce6">
            <text:p>4545</text:p>
          </table:table-cell>
          <table:table-cell office:value-type="string" office:string-value="Железнодорожная" table:formula="of:=VLOOKUP([.C52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4">
            <text:p>52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289" table:style-name="ce6">
            <text:p>4289</text:p>
          </table:table-cell>
          <table:table-cell office:value-type="string" office:string-value="Железнодорожная" table:formula="of:=VLOOKUP([.C53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4">
            <text:p>53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743" table:style-name="ce6">
            <text:p>5743</text:p>
          </table:table-cell>
          <table:table-cell office:value-type="string" office:string-value="Железнодорожная" table:formula="of:=VLOOKUP([.C53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4">
            <text:p>53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77" table:style-name="ce6">
            <text:p>5877</text:p>
          </table:table-cell>
          <table:table-cell office:value-type="string" office:string-value="Железнодорожная" table:formula="of:=VLOOKUP([.C53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4">
            <text:p>53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34" table:style-name="ce6">
            <text:p>5834</text:p>
          </table:table-cell>
          <table:table-cell office:value-type="string" office:string-value="Железнодорожная" table:formula="of:=VLOOKUP([.C53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91" table:style-name="ce6">
            <text:p>4991</text:p>
          </table:table-cell>
          <table:table-cell office:value-type="string" office:string-value="Железнодорожная" table:formula="of:=VLOOKUP([.C53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53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91" table:style-name="ce6">
            <text:p>6291</text:p>
          </table:table-cell>
          <table:table-cell office:value-type="string" office:string-value="Волкова" table:formula="of:=VLOOKUP([.C536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551" table:style-name="ce6">
            <text:p>6551</text:p>
          </table:table-cell>
          <table:table-cell office:value-type="string" office:string-value="Железнодорожная" table:formula="of:=VLOOKUP([.C53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59" table:style-name="ce6">
            <text:p>3659</text:p>
          </table:table-cell>
          <table:table-cell office:value-type="string" office:string-value="Железнодорожная" table:formula="of:=VLOOKUP([.C53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70" table:style-name="ce6">
            <text:p>6670</text:p>
          </table:table-cell>
          <table:table-cell office:value-type="string" office:string-value="Железнодорожная" table:formula="of:=VLOOKUP([.C53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04" table:style-name="ce6">
            <text:p>4304</text:p>
          </table:table-cell>
          <table:table-cell office:value-type="string" office:string-value="Железнодорожная" table:formula="of:=VLOOKUP([.C54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87" table:style-name="ce6">
            <text:p>5987</text:p>
          </table:table-cell>
          <table:table-cell office:value-type="string" office:string-value="Железнодорожная" table:formula="of:=VLOOKUP([.C54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75" table:style-name="ce6">
            <text:p>3475</text:p>
          </table:table-cell>
          <table:table-cell office:value-type="string" office:string-value="Железнодорожная" table:formula="of:=VLOOKUP([.C54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36" table:style-name="ce6">
            <text:p>6336</text:p>
          </table:table-cell>
          <table:table-cell office:value-type="string" office:string-value="Железнодорожная" table:formula="of:=VLOOKUP([.C54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54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01" table:style-name="ce6">
            <text:p>3701</text:p>
          </table:table-cell>
          <table:table-cell office:value-type="string" office:string-value="Железнодорожная" table:formula="of:=VLOOKUP([.C54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32" table:style-name="ce6">
            <text:p>4132</text:p>
          </table:table-cell>
          <table:table-cell office:value-type="string" office:string-value="Железнодорожная" table:formula="of:=VLOOKUP([.C54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852" table:style-name="ce6">
            <text:p>5852</text:p>
          </table:table-cell>
          <table:table-cell office:value-type="string" office:string-value="Волкова" table:formula="of:=VLOOKUP([.C547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3" table:style-name="ce6">
            <text:p>3003</text:p>
          </table:table-cell>
          <table:table-cell office:value-type="string" office:string-value="Железнодорожная" table:formula="of:=VLOOKUP([.C548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4">
            <text:p>54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9" table:style-name="ce6">
            <text:p>5099</text:p>
          </table:table-cell>
          <table:table-cell office:value-type="string" office:string-value="Железнодорожная" table:formula="of:=VLOOKUP([.C54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74" table:style-name="ce6">
            <text:p>4174</text:p>
          </table:table-cell>
          <table:table-cell office:value-type="string" office:string-value="Железнодорожная" table:formula="of:=VLOOKUP([.C55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75" table:style-name="ce6">
            <text:p>6175</text:p>
          </table:table-cell>
          <table:table-cell office:value-type="string" office:string-value="Железнодорожная" table:formula="of:=VLOOKUP([.C55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26" table:style-name="ce6">
            <text:p>3826</text:p>
          </table:table-cell>
          <table:table-cell office:value-type="string" office:string-value="Железнодорожная" table:formula="of:=VLOOKUP([.C55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46" table:style-name="ce6">
            <text:p>4146</text:p>
          </table:table-cell>
          <table:table-cell office:value-type="string" office:string-value="Железнодорожная" table:formula="of:=VLOOKUP([.C55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5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6" table:style-name="ce6">
            <text:p>5406</text:p>
          </table:table-cell>
          <table:table-cell office:value-type="string" office:string-value="Железнодорожная" table:formula="of:=VLOOKUP([.C555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30" table:style-name="ce6">
            <text:p>5930</text:p>
          </table:table-cell>
          <table:table-cell office:value-type="string" office:string-value="Железнодорожная" table:formula="of:=VLOOKUP([.C556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4">
            <text:p>55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09" table:style-name="ce6">
            <text:p>6709</text:p>
          </table:table-cell>
          <table:table-cell office:value-type="string" office:string-value="Железнодорожная" table:formula="of:=VLOOKUP([.C557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95" table:style-name="ce6">
            <text:p>3195</text:p>
          </table:table-cell>
          <table:table-cell office:value-type="string" office:string-value="Волкова" table:formula="of:=VLOOKUP([.C558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32" table:style-name="ce6">
            <text:p>5432</text:p>
          </table:table-cell>
          <table:table-cell office:value-type="string" office:string-value="Железнодорожная" table:formula="of:=VLOOKUP([.C559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60" table:style-name="ce6">
            <text:p>5260</text:p>
          </table:table-cell>
          <table:table-cell office:value-type="string" office:string-value="Железнодорожная" table:formula="of:=VLOOKUP([.C560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22" table:style-name="ce6">
            <text:p>4322</text:p>
          </table:table-cell>
          <table:table-cell office:value-type="string" office:string-value="Железнодорожная" table:formula="of:=VLOOKUP([.C561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1" table:style-name="ce6">
            <text:p>6011</text:p>
          </table:table-cell>
          <table:table-cell office:value-type="string" office:string-value="Железнодорожная" table:formula="of:=VLOOKUP([.C562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92" table:style-name="ce6">
            <text:p>6692</text:p>
          </table:table-cell>
          <table:table-cell office:value-type="string" office:string-value="Железнодорожная" table:formula="of:=VLOOKUP([.C563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95" table:style-name="ce6">
            <text:p>4695</text:p>
          </table:table-cell>
          <table:table-cell office:value-type="string" office:string-value="Железнодорожная" table:formula="of:=VLOOKUP([.C564];[Лицевые_счета.A:.G];2;)" table:style-name="ce1">
            <text:p>Железнодорожна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31" table:style-name="ce6">
            <text:p>5931</text:p>
          </table:table-cell>
          <table:table-cell office:value-type="string" office:string-value="Пушкина" table:formula="of:=VLOOKUP([.C56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67" table:style-name="ce6">
            <text:p>3767</text:p>
          </table:table-cell>
          <table:table-cell office:value-type="string" office:string-value="Пушкина" table:formula="of:=VLOOKUP([.C566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10" table:style-name="ce6">
            <text:p>6610</text:p>
          </table:table-cell>
          <table:table-cell office:value-type="string" office:string-value="Пушкина" table:formula="of:=VLOOKUP([.C567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568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62" table:style-name="ce6">
            <text:p>6662</text:p>
          </table:table-cell>
          <table:table-cell office:value-type="string" office:string-value="Волкова" table:formula="of:=VLOOKUP([.C569];[Лицевые_счета.A:.G];2;)" table:style-name="ce1">
            <text:p>Волков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80" table:style-name="ce6">
            <text:p>4580</text:p>
          </table:table-cell>
          <table:table-cell office:value-type="string" office:string-value="Пушкина" table:formula="of:=VLOOKUP([.C570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61" table:style-name="ce6">
            <text:p>5561</text:p>
          </table:table-cell>
          <table:table-cell office:value-type="string" office:string-value="Пушкина" table:formula="of:=VLOOKUP([.C571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0" table:style-name="ce6">
            <text:p>3300</text:p>
          </table:table-cell>
          <table:table-cell office:value-type="string" office:string-value="Пушкина" table:formula="of:=VLOOKUP([.C572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52" table:style-name="ce6">
            <text:p>3752</text:p>
          </table:table-cell>
          <table:table-cell office:value-type="string" office:string-value="Пушкина" table:formula="of:=VLOOKUP([.C573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39" table:style-name="ce6">
            <text:p>5439</text:p>
          </table:table-cell>
          <table:table-cell office:value-type="string" office:string-value="Пушкина" table:formula="of:=VLOOKUP([.C574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71" table:style-name="ce6">
            <text:p>3371</text:p>
          </table:table-cell>
          <table:table-cell office:value-type="string" office:string-value="Пушкина" table:formula="of:=VLOOKUP([.C575];[Лицевые_счета.A:.G];2;)" table:style-name="ce1">
            <text:p>Пушкин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576];[Лицевые_счета.A:.G];2;)" table:style-name="ce1">
            <text:p>Гоголя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501" table:style-name="ce6">
            <text:p>3501</text:p>
          </table:table-cell>
          <table:table-cell office:value-type="string" office:string-value="Гоголя" table:formula="of:=VLOOKUP([.C577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557" table:style-name="ce6">
            <text:p>6557</text:p>
          </table:table-cell>
          <table:table-cell office:value-type="string" office:string-value="Гоголя" table:formula="of:=VLOOKUP([.C578];[Лицевые_счета.A:.G];2;)" table:style-name="ce1">
            <text:p>Гоголя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3-05-02T12:00:00" table:style-name="ce5">
            <text:p>02.05.23 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office:value-type="string" office:string-value="Железнодорожная" table:formula="of:=VLOOKUP([.C57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3-05-02T20:00:00" table:style-name="ce5">
            <text:p>02.05.23 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30" table:style-name="ce6">
            <text:p>5930</text:p>
          </table:table-cell>
          <table:table-cell office:value-type="string" office:string-value="Железнодорожная" table:formula="of:=VLOOKUP([.C58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3-05-02T21:09:00" table:style-name="ce5">
            <text:p>02.05.23 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75" table:style-name="ce6">
            <text:p>6175</text:p>
          </table:table-cell>
          <table:table-cell office:value-type="string" office:string-value="Железнодорожная" table:formula="of:=VLOOKUP([.C58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3-05-02T22:34:00" table:style-name="ce5">
            <text:p>02.05.23 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6" table:style-name="ce6">
            <text:p>5406</text:p>
          </table:table-cell>
          <table:table-cell office:value-type="string" office:string-value="Железнодорожная" table:formula="of:=VLOOKUP([.C58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3-05-02T23:25:00" table:style-name="ce5">
            <text:p>02.05.23 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852" table:style-name="ce6">
            <text:p>5852</text:p>
          </table:table-cell>
          <table:table-cell office:value-type="string" office:string-value="Волкова" table:formula="of:=VLOOKUP([.C583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3-05-03T14:11:00" table:style-name="ce5">
            <text:p>03.05.23 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584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3-05-03T20:02:00" table:style-name="ce5">
            <text:p>03.05.23 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38" table:style-name="ce6">
            <text:p>4938</text:p>
          </table:table-cell>
          <table:table-cell office:value-type="string" office:string-value="Гоголя" table:formula="of:=VLOOKUP([.C585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3-05-04T19:49:00" table:style-name="ce5">
            <text:p>04.05.23 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10" table:style-name="ce6">
            <text:p>6610</text:p>
          </table:table-cell>
          <table:table-cell office:value-type="string" office:string-value="Пушкина" table:formula="of:=VLOOKUP([.C586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3-05-05T07:48:00" table:style-name="ce5">
            <text:p>05.05.23 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34" table:style-name="ce6">
            <text:p>5834</text:p>
          </table:table-cell>
          <table:table-cell office:value-type="string" office:string-value="Железнодорожная" table:formula="of:=VLOOKUP([.C58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3-05-05T07:50:00" table:style-name="ce5">
            <text:p>05.05.23 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52" table:style-name="ce6">
            <text:p>3752</text:p>
          </table:table-cell>
          <table:table-cell office:value-type="string" office:string-value="Пушкина" table:formula="of:=VLOOKUP([.C588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3-05-05T13:17:00" table:style-name="ce5">
            <text:p>05.05.23 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office:value-type="string" office:string-value="Волкова" table:formula="of:=VLOOKUP([.C589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3-05-05T16:14:00" table:style-name="ce5">
            <text:p>05.05.23 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91" table:style-name="ce6">
            <text:p>6291</text:p>
          </table:table-cell>
          <table:table-cell office:value-type="string" office:string-value="Волкова" table:formula="of:=VLOOKUP([.C590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3-05-06T07:16:00" table:style-name="ce5">
            <text:p>06.05.23 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41" table:style-name="ce6">
            <text:p>4441</text:p>
          </table:table-cell>
          <table:table-cell office:value-type="string" office:string-value="Гоголя" table:formula="of:=VLOOKUP([.C591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3-05-06T13:14:00" table:style-name="ce5">
            <text:p>06.05.23 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3" table:style-name="ce6">
            <text:p>3003</text:p>
          </table:table-cell>
          <table:table-cell office:value-type="string" office:string-value="Железнодорожная" table:formula="of:=VLOOKUP([.C59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3-05-06T19:24:00" table:style-name="ce5">
            <text:p>06.05.23 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67" table:style-name="ce6">
            <text:p>3767</text:p>
          </table:table-cell>
          <table:table-cell office:value-type="string" office:string-value="Пушкина" table:formula="of:=VLOOKUP([.C593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3-05-07T14:04:00" table:style-name="ce5">
            <text:p>07.05.23 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office:value-type="string" office:string-value="Железнодорожная" table:formula="of:=VLOOKUP([.C59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3-05-07T23:34:00" table:style-name="ce5">
            <text:p>07.05.23 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595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3-05-08T12:17:00" table:style-name="ce5">
            <text:p>08.05.23 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122" table:style-name="ce6">
            <text:p>4122</text:p>
          </table:table-cell>
          <table:table-cell office:value-type="string" office:string-value="Гоголя" table:formula="of:=VLOOKUP([.C596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3-05-08T13:45:00" table:style-name="ce5">
            <text:p>08.05.23 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98" table:style-name="ce6">
            <text:p>3798</text:p>
          </table:table-cell>
          <table:table-cell office:value-type="string" office:string-value="Гоголя" table:formula="of:=VLOOKUP([.C597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3-05-09T07:54:00" table:style-name="ce5">
            <text:p>09.05.23 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25" table:style-name="ce6">
            <text:p>4725</text:p>
          </table:table-cell>
          <table:table-cell office:value-type="string" office:string-value="Гоголя" table:formula="of:=VLOOKUP([.C598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3-05-10T10:24:00" table:style-name="ce5">
            <text:p>10.05.23 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45" table:style-name="ce6">
            <text:p>4545</text:p>
          </table:table-cell>
          <table:table-cell office:value-type="string" office:string-value="Железнодорожная" table:formula="of:=VLOOKUP([.C59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3-05-11T07:02:00" table:style-name="ce5">
            <text:p>11.05.23 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59" table:style-name="ce6">
            <text:p>3659</text:p>
          </table:table-cell>
          <table:table-cell office:value-type="string" office:string-value="Железнодорожная" table:formula="of:=VLOOKUP([.C60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3-05-11T16:57:00" table:style-name="ce5">
            <text:p>11.05.23 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61" table:style-name="ce6">
            <text:p>5561</text:p>
          </table:table-cell>
          <table:table-cell office:value-type="string" office:string-value="Пушкина" table:formula="of:=VLOOKUP([.C601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3-05-11T18:13:00" table:style-name="ce5">
            <text:p>11.05.23 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71" table:style-name="ce6">
            <text:p>3371</text:p>
          </table:table-cell>
          <table:table-cell office:value-type="string" office:string-value="Пушкина" table:formula="of:=VLOOKUP([.C602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3-05-11T22:09:00" table:style-name="ce5">
            <text:p>11.05.23 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99" table:style-name="ce6">
            <text:p>6399</text:p>
          </table:table-cell>
          <table:table-cell office:value-type="string" office:string-value="Гоголя" table:formula="of:=VLOOKUP([.C603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3-05-12T14:51:00" table:style-name="ce5">
            <text:p>12.05.23 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62" table:style-name="ce6">
            <text:p>6662</text:p>
          </table:table-cell>
          <table:table-cell office:value-type="string" office:string-value="Волкова" table:formula="of:=VLOOKUP([.C604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3-05-12T16:00:00" table:style-name="ce5">
            <text:p>12.05.23 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557" table:style-name="ce6">
            <text:p>6557</text:p>
          </table:table-cell>
          <table:table-cell office:value-type="string" office:string-value="Гоголя" table:formula="of:=VLOOKUP([.C605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3-05-12T22:58:00" table:style-name="ce5">
            <text:p>12.05.23 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24" table:style-name="ce6">
            <text:p>6924</text:p>
          </table:table-cell>
          <table:table-cell office:value-type="string" office:string-value="Гоголя" table:formula="of:=VLOOKUP([.C606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3-05-13T11:42:00" table:style-name="ce5">
            <text:p>13.05.23 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60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3-05-13T18:00:00" table:style-name="ce5">
            <text:p>13.05.23 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551" table:style-name="ce6">
            <text:p>6551</text:p>
          </table:table-cell>
          <table:table-cell office:value-type="string" office:string-value="Железнодорожная" table:formula="of:=VLOOKUP([.C60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3-05-13T20:10:00" table:style-name="ce5">
            <text:p>13.05.23 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501" table:style-name="ce6">
            <text:p>3501</text:p>
          </table:table-cell>
          <table:table-cell office:value-type="string" office:string-value="Гоголя" table:formula="of:=VLOOKUP([.C609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3-05-14T12:10:00" table:style-name="ce5">
            <text:p>14.05.23 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39" table:style-name="ce6">
            <text:p>5439</text:p>
          </table:table-cell>
          <table:table-cell office:value-type="string" office:string-value="Пушкина" table:formula="of:=VLOOKUP([.C610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3-05-14T13:31:00" table:style-name="ce5">
            <text:p>14.05.23 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70" table:style-name="ce6">
            <text:p>6670</text:p>
          </table:table-cell>
          <table:table-cell office:value-type="string" office:string-value="Железнодорожная" table:formula="of:=VLOOKUP([.C61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3-05-14T20:10:00" table:style-name="ce5">
            <text:p>14.05.23 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9" table:style-name="ce6">
            <text:p>5099</text:p>
          </table:table-cell>
          <table:table-cell office:value-type="string" office:string-value="Железнодорожная" table:formula="of:=VLOOKUP([.C61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3-05-16T13:54:00" table:style-name="ce5">
            <text:p>16.05.23 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91" table:style-name="ce6">
            <text:p>4991</text:p>
          </table:table-cell>
          <table:table-cell office:value-type="string" office:string-value="Железнодорожная" table:formula="of:=VLOOKUP([.C613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3-05-16T21:35:00" table:style-name="ce5">
            <text:p>16.05.23 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04" table:style-name="ce6">
            <text:p>4304</text:p>
          </table:table-cell>
          <table:table-cell office:value-type="string" office:string-value="Железнодорожная" table:formula="of:=VLOOKUP([.C61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3-05-17T06:57:00" table:style-name="ce5">
            <text:p>17.05.23 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75" table:style-name="ce6">
            <text:p>3475</text:p>
          </table:table-cell>
          <table:table-cell office:value-type="string" office:string-value="Железнодорожная" table:formula="of:=VLOOKUP([.C615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3-05-18T13:48:00" table:style-name="ce5">
            <text:p>18.05.23 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31" table:style-name="ce6">
            <text:p>5931</text:p>
          </table:table-cell>
          <table:table-cell office:value-type="string" office:string-value="Пушкина" table:formula="of:=VLOOKUP([.C616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3-05-18T17:48:00" table:style-name="ce5">
            <text:p>18.05.23 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46" table:style-name="ce6">
            <text:p>4146</text:p>
          </table:table-cell>
          <table:table-cell office:value-type="string" office:string-value="Железнодорожная" table:formula="of:=VLOOKUP([.C61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3-05-19T19:55:00" table:style-name="ce5">
            <text:p>19.05.23 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60" table:style-name="ce6">
            <text:p>5260</text:p>
          </table:table-cell>
          <table:table-cell office:value-type="string" office:string-value="Железнодорожная" table:formula="of:=VLOOKUP([.C61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3-05-19T23:53:00" table:style-name="ce5">
            <text:p>19.05.23 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22" table:style-name="ce6">
            <text:p>4322</text:p>
          </table:table-cell>
          <table:table-cell office:value-type="string" office:string-value="Железнодорожная" table:formula="of:=VLOOKUP([.C61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3-05-20T23:47:00" table:style-name="ce5">
            <text:p>20.05.23 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74" table:style-name="ce6">
            <text:p>4174</text:p>
          </table:table-cell>
          <table:table-cell office:value-type="string" office:string-value="Железнодорожная" table:formula="of:=VLOOKUP([.C62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3-05-21T09:22:00" table:style-name="ce5">
            <text:p>21.05.23 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32" table:style-name="ce6">
            <text:p>5432</text:p>
          </table:table-cell>
          <table:table-cell office:value-type="string" office:string-value="Железнодорожная" table:formula="of:=VLOOKUP([.C62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3-05-22T06:20:00" table:style-name="ce5">
            <text:p>22.05.23 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80" table:style-name="ce6">
            <text:p>4580</text:p>
          </table:table-cell>
          <table:table-cell office:value-type="string" office:string-value="Пушкина" table:formula="of:=VLOOKUP([.C622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3-05-22T07:11:00" table:style-name="ce5">
            <text:p>22.05.23 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74" table:style-name="ce6">
            <text:p>6274</text:p>
          </table:table-cell>
          <table:table-cell office:value-type="string" office:string-value="Волкова" table:formula="of:=VLOOKUP([.C623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3-05-22T09:43:00" table:style-name="ce5">
            <text:p>22.05.23 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115" table:style-name="ce6">
            <text:p>6115</text:p>
          </table:table-cell>
          <table:table-cell office:value-type="string" office:string-value="Гоголя" table:formula="of:=VLOOKUP([.C624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3-05-22T10:09:00" table:style-name="ce5">
            <text:p>22.05.23 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87" table:style-name="ce6">
            <text:p>5987</text:p>
          </table:table-cell>
          <table:table-cell office:value-type="string" office:string-value="Железнодорожная" table:formula="of:=VLOOKUP([.C625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3-05-22T11:32:00" table:style-name="ce5">
            <text:p>22.05.23 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95" table:style-name="ce6">
            <text:p>3195</text:p>
          </table:table-cell>
          <table:table-cell office:value-type="string" office:string-value="Волкова" table:formula="of:=VLOOKUP([.C626];[Лицевые_счета.A:.G];2;)" table:style-name="ce1">
            <text:p>Волков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3-05-22T14:56:00" table:style-name="ce5">
            <text:p>22.05.23 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01" table:style-name="ce6">
            <text:p>3701</text:p>
          </table:table-cell>
          <table:table-cell office:value-type="string" office:string-value="Железнодорожная" table:formula="of:=VLOOKUP([.C62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3-05-22T23:36:00" table:style-name="ce5">
            <text:p>22.05.23 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office:value-type="string" office:string-value="Гоголя" table:formula="of:=VLOOKUP([.C628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3-05-23T06:33:00" table:style-name="ce5">
            <text:p>23.05.23 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36" table:style-name="ce6">
            <text:p>6336</text:p>
          </table:table-cell>
          <table:table-cell office:value-type="string" office:string-value="Железнодорожная" table:formula="of:=VLOOKUP([.C629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3-05-23T23:33:00" table:style-name="ce5">
            <text:p>23.05.23 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743" table:style-name="ce6">
            <text:p>5743</text:p>
          </table:table-cell>
          <table:table-cell office:value-type="string" office:string-value="Железнодорожная" table:formula="of:=VLOOKUP([.C63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3-05-24T08:54:00" table:style-name="ce5">
            <text:p>24.05.23 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790" table:style-name="ce6">
            <text:p>6790</text:p>
          </table:table-cell>
          <table:table-cell office:value-type="string" office:string-value="Железнодорожная" table:formula="of:=VLOOKUP([.C631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3-05-24T12:20:00" table:style-name="ce5">
            <text:p>24.05.23 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445" table:style-name="ce6">
            <text:p>5445</text:p>
          </table:table-cell>
          <table:table-cell office:value-type="string" office:string-value="Гоголя" table:formula="of:=VLOOKUP([.C632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3-05-24T21:24:00" table:style-name="ce5">
            <text:p>24.05.23 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32" table:style-name="ce6">
            <text:p>4132</text:p>
          </table:table-cell>
          <table:table-cell office:value-type="string" office:string-value="Железнодорожная" table:formula="of:=VLOOKUP([.C633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3-05-24T23:00:00" table:style-name="ce5">
            <text:p>24.05.23 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09" table:style-name="ce6">
            <text:p>6709</text:p>
          </table:table-cell>
          <table:table-cell office:value-type="string" office:string-value="Железнодорожная" table:formula="of:=VLOOKUP([.C634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3-05-25T16:51:00" table:style-name="ce5">
            <text:p>25.05.23 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0" table:style-name="ce6">
            <text:p>3300</text:p>
          </table:table-cell>
          <table:table-cell office:value-type="string" office:string-value="Пушкина" table:formula="of:=VLOOKUP([.C635];[Лицевые_счета.A:.G];2;)" table:style-name="ce1">
            <text:p>Пушкин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3-05-25T19:30:00" table:style-name="ce5">
            <text:p>25.05.23 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77" table:style-name="ce6">
            <text:p>5877</text:p>
          </table:table-cell>
          <table:table-cell office:value-type="string" office:string-value="Железнодорожная" table:formula="of:=VLOOKUP([.C636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3-05-25T20:53:00" table:style-name="ce5">
            <text:p>25.05.23 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289" table:style-name="ce6">
            <text:p>4289</text:p>
          </table:table-cell>
          <table:table-cell office:value-type="string" office:string-value="Железнодорожная" table:formula="of:=VLOOKUP([.C637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3-05-26T08:47:00" table:style-name="ce5">
            <text:p>26.05.23 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1" table:style-name="ce6">
            <text:p>6011</text:p>
          </table:table-cell>
          <table:table-cell office:value-type="string" office:string-value="Железнодорожная" table:formula="of:=VLOOKUP([.C638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3-05-26T13:55:00" table:style-name="ce5">
            <text:p>26.05.23 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1" table:style-name="ce6">
            <text:p>5091</text:p>
          </table:table-cell>
          <table:table-cell office:value-type="string" office:string-value="Гоголя" table:formula="of:=VLOOKUP([.C639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3-05-27T08:24:00" table:style-name="ce5">
            <text:p>27.05.23 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92" table:style-name="ce6">
            <text:p>6692</text:p>
          </table:table-cell>
          <table:table-cell office:value-type="string" office:string-value="Железнодорожная" table:formula="of:=VLOOKUP([.C640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3-05-27T11:25:00" table:style-name="ce5">
            <text:p>27.05.23 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37" table:style-name="ce6">
            <text:p>5537</text:p>
          </table:table-cell>
          <table:table-cell office:value-type="string" office:string-value="Гоголя" table:formula="of:=VLOOKUP([.C641];[Лицевые_счета.A:.G];2;)" table:style-name="ce1">
            <text:p>Гогол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3-05-27T11:29:00" table:style-name="ce5">
            <text:p>27.05.23 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95" table:style-name="ce6">
            <text:p>4695</text:p>
          </table:table-cell>
          <table:table-cell office:value-type="string" office:string-value="Железнодорожная" table:formula="of:=VLOOKUP([.C642];[Лицевые_счета.A:.G];2;)" table:style-name="ce1">
            <text:p>Железнодорожная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71" table:style-name="ce6">
            <text:p>6071</text:p>
          </table:table-cell>
          <table:table-cell office:value-type="string" office:string-value="Волкова" table:formula="of:=VLOOKUP([.C64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621" table:style-name="ce6">
            <text:p>6621</text:p>
          </table:table-cell>
          <table:table-cell office:value-type="string" office:string-value="Гоголя" table:formula="of:=VLOOKUP([.C64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87" table:style-name="ce6">
            <text:p>4987</text:p>
          </table:table-cell>
          <table:table-cell office:value-type="string" office:string-value="Гоголя" table:formula="of:=VLOOKUP([.C6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71" table:style-name="ce6">
            <text:p>4471</text:p>
          </table:table-cell>
          <table:table-cell office:value-type="string" office:string-value="Гоголя" table:formula="of:=VLOOKUP([.C6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80" table:style-name="ce6">
            <text:p>2880</text:p>
          </table:table-cell>
          <table:table-cell office:value-type="string" office:string-value="Гоголя" table:formula="of:=VLOOKUP([.C64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66" table:style-name="ce6">
            <text:p>5666</text:p>
          </table:table-cell>
          <table:table-cell office:value-type="string" office:string-value="Гоголя" table:formula="of:=VLOOKUP([.C64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81" table:style-name="ce6">
            <text:p>6181</text:p>
          </table:table-cell>
          <table:table-cell office:value-type="string" office:string-value="Гоголя" table:formula="of:=VLOOKUP([.C64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66" table:style-name="ce6">
            <text:p>5166</text:p>
          </table:table-cell>
          <table:table-cell office:value-type="string" office:string-value="Гоголя" table:formula="of:=VLOOKUP([.C65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33" table:style-name="ce6">
            <text:p>3233</text:p>
          </table:table-cell>
          <table:table-cell office:value-type="string" office:string-value="Гоголя" table:formula="of:=VLOOKUP([.C65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0" table:style-name="ce6">
            <text:p>6580</text:p>
          </table:table-cell>
          <table:table-cell office:value-type="string" office:string-value="Гоголя" table:formula="of:=VLOOKUP([.C65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office:value-type="string" office:string-value="Гоголя" table:formula="of:=VLOOKUP([.C65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96" table:style-name="ce6">
            <text:p>3096</text:p>
          </table:table-cell>
          <table:table-cell office:value-type="string" office:string-value="Волкова" table:formula="of:=VLOOKUP([.C65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06" table:style-name="ce6">
            <text:p>3206</text:p>
          </table:table-cell>
          <table:table-cell office:value-type="string" office:string-value="Гоголя" table:formula="of:=VLOOKUP([.C65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28" table:style-name="ce6">
            <text:p>5528</text:p>
          </table:table-cell>
          <table:table-cell office:value-type="string" office:string-value="Гоголя" table:formula="of:=VLOOKUP([.C65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5" table:style-name="ce6">
            <text:p>4895</text:p>
          </table:table-cell>
          <table:table-cell office:value-type="string" office:string-value="Железнодорожная" table:formula="of:=VLOOKUP([.C6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6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67" table:style-name="ce6">
            <text:p>3867</text:p>
          </table:table-cell>
          <table:table-cell office:value-type="string" office:string-value="Железнодорожная" table:formula="of:=VLOOKUP([.C6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94" table:style-name="ce6">
            <text:p>3994</text:p>
          </table:table-cell>
          <table:table-cell office:value-type="string" office:string-value="Железнодорожная" table:formula="of:=VLOOKUP([.C6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28" table:style-name="ce6">
            <text:p>6528</text:p>
          </table:table-cell>
          <table:table-cell office:value-type="string" office:string-value="Железнодорожная" table:formula="of:=VLOOKUP([.C6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35" table:style-name="ce6">
            <text:p>5035</text:p>
          </table:table-cell>
          <table:table-cell office:value-type="string" office:string-value="Железнодорожная" table:formula="of:=VLOOKUP([.C6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52" table:style-name="ce6">
            <text:p>5352</text:p>
          </table:table-cell>
          <table:table-cell office:value-type="string" office:string-value="Железнодорожная" table:formula="of:=VLOOKUP([.C66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6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41" table:style-name="ce6">
            <text:p>5341</text:p>
          </table:table-cell>
          <table:table-cell office:value-type="string" office:string-value="Волкова" table:formula="of:=VLOOKUP([.C66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07" table:style-name="ce6">
            <text:p>3507</text:p>
          </table:table-cell>
          <table:table-cell office:value-type="string" office:string-value="Железнодорожная" table:formula="of:=VLOOKUP([.C66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7" table:style-name="ce6">
            <text:p>5557</text:p>
          </table:table-cell>
          <table:table-cell office:value-type="string" office:string-value="Железнодорожная" table:formula="of:=VLOOKUP([.C6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80" table:style-name="ce6">
            <text:p>5780</text:p>
          </table:table-cell>
          <table:table-cell office:value-type="string" office:string-value="Железнодорожная" table:formula="of:=VLOOKUP([.C6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43" table:style-name="ce6">
            <text:p>3843</text:p>
          </table:table-cell>
          <table:table-cell office:value-type="string" office:string-value="Железнодорожная" table:formula="of:=VLOOKUP([.C6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62" table:style-name="ce6">
            <text:p>6062</text:p>
          </table:table-cell>
          <table:table-cell office:value-type="string" office:string-value="Железнодорожная" table:formula="of:=VLOOKUP([.C6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7" table:style-name="ce6">
            <text:p>3997</text:p>
          </table:table-cell>
          <table:table-cell office:value-type="string" office:string-value="Железнодорожная" table:formula="of:=VLOOKUP([.C6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95" table:style-name="ce6">
            <text:p>4295</text:p>
          </table:table-cell>
          <table:table-cell office:value-type="string" office:string-value="Железнодорожная" table:formula="of:=VLOOKUP([.C6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6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2" table:style-name="ce6">
            <text:p>4892</text:p>
          </table:table-cell>
          <table:table-cell office:value-type="string" office:string-value="Железнодорожная" table:formula="of:=VLOOKUP([.C6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95" table:style-name="ce6">
            <text:p>2895</text:p>
          </table:table-cell>
          <table:table-cell office:value-type="string" office:string-value="Железнодорожная" table:formula="of:=VLOOKUP([.C6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47" table:style-name="ce6">
            <text:p>5947</text:p>
          </table:table-cell>
          <table:table-cell office:value-type="string" office:string-value="Волкова" table:formula="of:=VLOOKUP([.C67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13" table:style-name="ce6">
            <text:p>2813</text:p>
          </table:table-cell>
          <table:table-cell office:value-type="string" office:string-value="Железнодорожная" table:formula="of:=VLOOKUP([.C67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57" table:style-name="ce6">
            <text:p>5857</text:p>
          </table:table-cell>
          <table:table-cell office:value-type="string" office:string-value="Железнодорожная" table:formula="of:=VLOOKUP([.C6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6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84" table:style-name="ce6">
            <text:p>6384</text:p>
          </table:table-cell>
          <table:table-cell office:value-type="string" office:string-value="Железнодорожная" table:formula="of:=VLOOKUP([.C6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office:value-type="string" office:string-value="Железнодорожная" table:formula="of:=VLOOKUP([.C6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79" table:style-name="ce6">
            <text:p>5979</text:p>
          </table:table-cell>
          <table:table-cell office:value-type="string" office:string-value="Железнодорожная" table:formula="of:=VLOOKUP([.C6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29" table:style-name="ce6">
            <text:p>5129</text:p>
          </table:table-cell>
          <table:table-cell office:value-type="string" office:string-value="Железнодорожная" table:formula="of:=VLOOKUP([.C68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01" table:style-name="ce6">
            <text:p>3601</text:p>
          </table:table-cell>
          <table:table-cell office:value-type="string" office:string-value="Железнодорожная" table:formula="of:=VLOOKUP([.C6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9" table:style-name="ce6">
            <text:p>6459</text:p>
          </table:table-cell>
          <table:table-cell office:value-type="string" office:string-value="Железнодорожная" table:formula="of:=VLOOKUP([.C6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2" table:style-name="ce6">
            <text:p>5552</text:p>
          </table:table-cell>
          <table:table-cell office:value-type="string" office:string-value="Железнодорожная" table:formula="of:=VLOOKUP([.C68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76" table:style-name="ce6">
            <text:p>3776</text:p>
          </table:table-cell>
          <table:table-cell office:value-type="string" office:string-value="Волкова" table:formula="of:=VLOOKUP([.C68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6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office:value-type="string" office:string-value="Железнодорожная" table:formula="of:=VLOOKUP([.C6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6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48" table:style-name="ce6">
            <text:p>3448</text:p>
          </table:table-cell>
          <table:table-cell office:value-type="string" office:string-value="Железнодорожная" table:formula="of:=VLOOKUP([.C6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6" table:style-name="ce6">
            <text:p>3996</text:p>
          </table:table-cell>
          <table:table-cell office:value-type="string" office:string-value="Железнодорожная" table:formula="of:=VLOOKUP([.C6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5" table:style-name="ce6">
            <text:p>3095</text:p>
          </table:table-cell>
          <table:table-cell office:value-type="string" office:string-value="Железнодорожная" table:formula="of:=VLOOKUP([.C6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03" table:style-name="ce6">
            <text:p>2903</text:p>
          </table:table-cell>
          <table:table-cell office:value-type="string" office:string-value="Пушкина" table:formula="of:=VLOOKUP([.C69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44" table:style-name="ce6">
            <text:p>3844</text:p>
          </table:table-cell>
          <table:table-cell office:value-type="string" office:string-value="Пушкина" table:formula="of:=VLOOKUP([.C69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25" table:style-name="ce6">
            <text:p>6325</text:p>
          </table:table-cell>
          <table:table-cell office:value-type="string" office:string-value="Пушкина" table:formula="of:=VLOOKUP([.C69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92" table:style-name="ce6">
            <text:p>3292</text:p>
          </table:table-cell>
          <table:table-cell office:value-type="string" office:string-value="Пушкина" table:formula="of:=VLOOKUP([.C69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18" table:style-name="ce6">
            <text:p>3018</text:p>
          </table:table-cell>
          <table:table-cell office:value-type="string" office:string-value="Волкова" table:formula="of:=VLOOKUP([.C69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44" table:style-name="ce6">
            <text:p>6344</text:p>
          </table:table-cell>
          <table:table-cell office:value-type="string" office:string-value="Пушкина" table:formula="of:=VLOOKUP([.C69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6" table:style-name="ce6">
            <text:p>5156</text:p>
          </table:table-cell>
          <table:table-cell office:value-type="string" office:string-value="Пушкина" table:formula="of:=VLOOKUP([.C70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58" table:style-name="ce6">
            <text:p>3158</text:p>
          </table:table-cell>
          <table:table-cell office:value-type="string" office:string-value="Пушкина" table:formula="of:=VLOOKUP([.C70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73" table:style-name="ce6">
            <text:p>2873</text:p>
          </table:table-cell>
          <table:table-cell office:value-type="string" office:string-value="Пушкина" table:formula="of:=VLOOKUP([.C70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38" table:style-name="ce6">
            <text:p>3038</text:p>
          </table:table-cell>
          <table:table-cell office:value-type="string" office:string-value="Пушкина" table:formula="of:=VLOOKUP([.C70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16" table:style-name="ce6">
            <text:p>6716</text:p>
          </table:table-cell>
          <table:table-cell office:value-type="string" office:string-value="Пушкина" table:formula="of:=VLOOKUP([.C70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77" table:style-name="ce6">
            <text:p>3977</text:p>
          </table:table-cell>
          <table:table-cell office:value-type="string" office:string-value="Гоголя" table:formula="of:=VLOOKUP([.C70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7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office:value-type="string" office:string-value="Гоголя" table:formula="of:=VLOOKUP([.C70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3-06-01T10:57:00" table:style-name="ce5">
            <text:p>01.06.23 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28" table:style-name="ce6">
            <text:p>5528</text:p>
          </table:table-cell>
          <table:table-cell office:value-type="string" office:string-value="Гоголя" table:formula="of:=VLOOKUP([.C70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3-06-01T13:03:00" table:style-name="ce5">
            <text:p>01.06.23 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Железнодорожная" table:formula="of:=VLOOKUP([.C70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3-06-02T08:03:00" table:style-name="ce5">
            <text:p>02.06.23 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71" table:style-name="ce6">
            <text:p>6071</text:p>
          </table:table-cell>
          <table:table-cell office:value-type="string" office:string-value="Волкова" table:formula="of:=VLOOKUP([.C71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3-06-03T08:06:00" table:style-name="ce5">
            <text:p>03.06.23 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57" table:style-name="ce6">
            <text:p>5857</text:p>
          </table:table-cell>
          <table:table-cell office:value-type="string" office:string-value="Железнодорожная" table:formula="of:=VLOOKUP([.C71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3-06-03T16:28:00" table:style-name="ce5">
            <text:p>03.06.23 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79" table:style-name="ce6">
            <text:p>5979</text:p>
          </table:table-cell>
          <table:table-cell office:value-type="string" office:string-value="Железнодорожная" table:formula="of:=VLOOKUP([.C7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3-06-03T19:04:00" table:style-name="ce5">
            <text:p>03.06.23 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47" table:style-name="ce6">
            <text:p>5947</text:p>
          </table:table-cell>
          <table:table-cell office:value-type="string" office:string-value="Волкова" table:formula="of:=VLOOKUP([.C71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3-06-04T11:10:00" table:style-name="ce5">
            <text:p>04.06.23 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62" table:style-name="ce6">
            <text:p>6062</text:p>
          </table:table-cell>
          <table:table-cell office:value-type="string" office:string-value="Железнодорожная" table:formula="of:=VLOOKUP([.C71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3-06-04T15:54:00" table:style-name="ce5">
            <text:p>04.06.23 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5" table:style-name="ce6">
            <text:p>4895</text:p>
          </table:table-cell>
          <table:table-cell office:value-type="string" office:string-value="Железнодорожная" table:formula="of:=VLOOKUP([.C7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3-06-06T06:48:00" table:style-name="ce5">
            <text:p>06.06.23 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7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3-06-06T10:09:00" table:style-name="ce5">
            <text:p>06.06.23 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48" table:style-name="ce6">
            <text:p>3448</text:p>
          </table:table-cell>
          <table:table-cell office:value-type="string" office:string-value="Железнодорожная" table:formula="of:=VLOOKUP([.C7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3-06-06T10:21:00" table:style-name="ce5">
            <text:p>06.06.23 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33" table:style-name="ce6">
            <text:p>3233</text:p>
          </table:table-cell>
          <table:table-cell office:value-type="string" office:string-value="Гоголя" table:formula="of:=VLOOKUP([.C71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3-06-06T14:27:00" table:style-name="ce5">
            <text:p>06.06.23 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66" table:style-name="ce6">
            <text:p>5666</text:p>
          </table:table-cell>
          <table:table-cell office:value-type="string" office:string-value="Гоголя" table:formula="of:=VLOOKUP([.C71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3-06-06T18:59:00" table:style-name="ce5">
            <text:p>06.06.23 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95" table:style-name="ce6">
            <text:p>4295</text:p>
          </table:table-cell>
          <table:table-cell office:value-type="string" office:string-value="Железнодорожная" table:formula="of:=VLOOKUP([.C7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3-06-06T22:53:00" table:style-name="ce5">
            <text:p>06.06.23 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81" table:style-name="ce6">
            <text:p>6181</text:p>
          </table:table-cell>
          <table:table-cell office:value-type="string" office:string-value="Гоголя" table:formula="of:=VLOOKUP([.C7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3-06-07T06:45:00" table:style-name="ce5">
            <text:p>07.06.23 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0" table:style-name="ce6">
            <text:p>6580</text:p>
          </table:table-cell>
          <table:table-cell office:value-type="string" office:string-value="Гоголя" table:formula="of:=VLOOKUP([.C72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3-06-07T10:23:00" table:style-name="ce5">
            <text:p>07.06.23 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44" table:style-name="ce6">
            <text:p>3844</text:p>
          </table:table-cell>
          <table:table-cell office:value-type="string" office:string-value="Пушкина" table:formula="of:=VLOOKUP([.C7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3-06-07T11:46:00" table:style-name="ce5">
            <text:p>07.06.23 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35" table:style-name="ce6">
            <text:p>5035</text:p>
          </table:table-cell>
          <table:table-cell office:value-type="string" office:string-value="Железнодорожная" table:formula="of:=VLOOKUP([.C7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3-06-07T18:12:00" table:style-name="ce5">
            <text:p>07.06.23 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office:value-type="string" office:string-value="Гоголя" table:formula="of:=VLOOKUP([.C72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3-06-08T09:43:00" table:style-name="ce5">
            <text:p>08.06.23 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7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3-06-08T19:25:00" table:style-name="ce5">
            <text:p>08.06.23 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66" table:style-name="ce6">
            <text:p>5166</text:p>
          </table:table-cell>
          <table:table-cell office:value-type="string" office:string-value="Гоголя" table:formula="of:=VLOOKUP([.C72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3-06-09T07:47:00" table:style-name="ce5">
            <text:p>09.06.23 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18" table:style-name="ce6">
            <text:p>3018</text:p>
          </table:table-cell>
          <table:table-cell office:value-type="string" office:string-value="Волкова" table:formula="of:=VLOOKUP([.C72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3-06-09T09:59:00" table:style-name="ce5">
            <text:p>09.06.23 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92" table:style-name="ce6">
            <text:p>3292</text:p>
          </table:table-cell>
          <table:table-cell office:value-type="string" office:string-value="Пушкина" table:formula="of:=VLOOKUP([.C72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3-06-09T14:08:00" table:style-name="ce5">
            <text:p>09.06.23 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7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3-06-09T21:00:00" table:style-name="ce5">
            <text:p>09.06.23 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52" table:style-name="ce6">
            <text:p>5352</text:p>
          </table:table-cell>
          <table:table-cell office:value-type="string" office:string-value="Железнодорожная" table:formula="of:=VLOOKUP([.C7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3-06-09T21:54:00" table:style-name="ce5">
            <text:p>09.06.23 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44" table:style-name="ce6">
            <text:p>6344</text:p>
          </table:table-cell>
          <table:table-cell office:value-type="string" office:string-value="Пушкина" table:formula="of:=VLOOKUP([.C73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3-06-10T16:35:00" table:style-name="ce5">
            <text:p>10.06.23 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06" table:style-name="ce6">
            <text:p>3206</text:p>
          </table:table-cell>
          <table:table-cell office:value-type="string" office:string-value="Гоголя" table:formula="of:=VLOOKUP([.C73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3-06-10T16:47:00" table:style-name="ce5">
            <text:p>10.06.23 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7" table:style-name="ce6">
            <text:p>5557</text:p>
          </table:table-cell>
          <table:table-cell office:value-type="string" office:string-value="Железнодорожная" table:formula="of:=VLOOKUP([.C7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3-06-10T20:48:00" table:style-name="ce5">
            <text:p>10.06.23 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73" table:style-name="ce6">
            <text:p>2873</text:p>
          </table:table-cell>
          <table:table-cell office:value-type="string" office:string-value="Пушкина" table:formula="of:=VLOOKUP([.C73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3-06-10T22:46:00" table:style-name="ce5">
            <text:p>10.06.23 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office:value-type="string" office:string-value="Железнодорожная" table:formula="of:=VLOOKUP([.C73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3-06-11T08:02:00" table:style-name="ce5">
            <text:p>11.06.23 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office:value-type="string" office:string-value="Железнодорожная" table:formula="of:=VLOOKUP([.C7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3-06-11T14:06:00" table:style-name="ce5">
            <text:p>11.06.23 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07" table:style-name="ce6">
            <text:p>3507</text:p>
          </table:table-cell>
          <table:table-cell office:value-type="string" office:string-value="Железнодорожная" table:formula="of:=VLOOKUP([.C7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3-06-11T15:18:00" table:style-name="ce5">
            <text:p>11.06.23 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office:value-type="string" office:string-value="Гоголя" table:formula="of:=VLOOKUP([.C73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3-06-12T14:21:00" table:style-name="ce5">
            <text:p>12.06.23 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2" table:style-name="ce6">
            <text:p>4892</text:p>
          </table:table-cell>
          <table:table-cell office:value-type="string" office:string-value="Железнодорожная" table:formula="of:=VLOOKUP([.C7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3-06-12T19:20:00" table:style-name="ce5">
            <text:p>12.06.23 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office:value-type="string" office:string-value="Железнодорожная" table:formula="of:=VLOOKUP([.C7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3-06-12T23:00:00" table:style-name="ce5">
            <text:p>12.06.23 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71" table:style-name="ce6">
            <text:p>4471</text:p>
          </table:table-cell>
          <table:table-cell office:value-type="string" office:string-value="Гоголя" table:formula="of:=VLOOKUP([.C74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3-06-13T06:58:00" table:style-name="ce5">
            <text:p>13.06.23 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77" table:style-name="ce6">
            <text:p>3977</text:p>
          </table:table-cell>
          <table:table-cell office:value-type="string" office:string-value="Гоголя" table:formula="of:=VLOOKUP([.C74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3-06-13T08:40:00" table:style-name="ce5">
            <text:p>13.06.23 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87" table:style-name="ce6">
            <text:p>4987</text:p>
          </table:table-cell>
          <table:table-cell office:value-type="string" office:string-value="Гоголя" table:formula="of:=VLOOKUP([.C74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3-06-13T23:14:00" table:style-name="ce5">
            <text:p>13.06.23 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03" table:style-name="ce6">
            <text:p>2903</text:p>
          </table:table-cell>
          <table:table-cell office:value-type="string" office:string-value="Пушкина" table:formula="of:=VLOOKUP([.C74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3-06-14T13:49:00" table:style-name="ce5">
            <text:p>14.06.23 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38" table:style-name="ce6">
            <text:p>3038</text:p>
          </table:table-cell>
          <table:table-cell office:value-type="string" office:string-value="Пушкина" table:formula="of:=VLOOKUP([.C74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3-06-15T16:24:00" table:style-name="ce5">
            <text:p>15.06.23 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13" table:style-name="ce6">
            <text:p>2813</text:p>
          </table:table-cell>
          <table:table-cell office:value-type="string" office:string-value="Железнодорожная" table:formula="of:=VLOOKUP([.C7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3-06-15T19:00:00" table:style-name="ce5">
            <text:p>15.06.23 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43" table:style-name="ce6">
            <text:p>3843</text:p>
          </table:table-cell>
          <table:table-cell office:value-type="string" office:string-value="Железнодорожная" table:formula="of:=VLOOKUP([.C7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3-06-16T07:24:00" table:style-name="ce5">
            <text:p>16.06.23 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67" table:style-name="ce6">
            <text:p>3867</text:p>
          </table:table-cell>
          <table:table-cell office:value-type="string" office:string-value="Железнодорожная" table:formula="of:=VLOOKUP([.C7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3-06-17T20:02:00" table:style-name="ce5">
            <text:p>17.06.23 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95" table:style-name="ce6">
            <text:p>2895</text:p>
          </table:table-cell>
          <table:table-cell office:value-type="string" office:string-value="Железнодорожная" table:formula="of:=VLOOKUP([.C7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3-06-18T06:59:00" table:style-name="ce5">
            <text:p>18.06.23 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6" table:style-name="ce6">
            <text:p>5156</text:p>
          </table:table-cell>
          <table:table-cell office:value-type="string" office:string-value="Пушкина" table:formula="of:=VLOOKUP([.C75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3-06-18T20:00:00" table:style-name="ce5">
            <text:p>18.06.23 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office:value-type="string" office:string-value="Железнодорожная" table:formula="of:=VLOOKUP([.C7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3-06-19T21:20:00" table:style-name="ce5">
            <text:p>19.06.23 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58" table:style-name="ce6">
            <text:p>3158</text:p>
          </table:table-cell>
          <table:table-cell office:value-type="string" office:string-value="Пушкина" table:formula="of:=VLOOKUP([.C75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3-06-19T23:53:00" table:style-name="ce5">
            <text:p>19.06.23 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80" table:style-name="ce6">
            <text:p>5780</text:p>
          </table:table-cell>
          <table:table-cell office:value-type="string" office:string-value="Железнодорожная" table:formula="of:=VLOOKUP([.C75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3-06-20T08:23:00" table:style-name="ce5">
            <text:p>20.06.23 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84" table:style-name="ce6">
            <text:p>6384</text:p>
          </table:table-cell>
          <table:table-cell office:value-type="string" office:string-value="Железнодорожная" table:formula="of:=VLOOKUP([.C75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3-06-21T23:50:00" table:style-name="ce5">
            <text:p>21.06.23 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office:value-type="string" office:string-value="Гоголя" table:formula="of:=VLOOKUP([.C75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3-06-22T07:00:00" table:style-name="ce5">
            <text:p>22.06.23 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01" table:style-name="ce6">
            <text:p>3601</text:p>
          </table:table-cell>
          <table:table-cell office:value-type="string" office:string-value="Железнодорожная" table:formula="of:=VLOOKUP([.C7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3-06-22T09:17:00" table:style-name="ce5">
            <text:p>22.06.23 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7" table:style-name="ce6">
            <text:p>3997</text:p>
          </table:table-cell>
          <table:table-cell office:value-type="string" office:string-value="Железнодорожная" table:formula="of:=VLOOKUP([.C7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3-06-22T11:41:00" table:style-name="ce5">
            <text:p>22.06.23 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28" table:style-name="ce6">
            <text:p>6528</text:p>
          </table:table-cell>
          <table:table-cell office:value-type="string" office:string-value="Железнодорожная" table:formula="of:=VLOOKUP([.C7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3-06-22T23:38:00" table:style-name="ce5">
            <text:p>22.06.23 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25" table:style-name="ce6">
            <text:p>6325</text:p>
          </table:table-cell>
          <table:table-cell office:value-type="string" office:string-value="Пушкина" table:formula="of:=VLOOKUP([.C76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3-06-23T06:14:00" table:style-name="ce5">
            <text:p>23.06.23 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80" table:style-name="ce6">
            <text:p>2880</text:p>
          </table:table-cell>
          <table:table-cell office:value-type="string" office:string-value="Гоголя" table:formula="of:=VLOOKUP([.C76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3-06-23T08:14:00" table:style-name="ce5">
            <text:p>23.06.23 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621" table:style-name="ce6">
            <text:p>6621</text:p>
          </table:table-cell>
          <table:table-cell office:value-type="string" office:string-value="Гоголя" table:formula="of:=VLOOKUP([.C76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3-06-23T13:23:00" table:style-name="ce5">
            <text:p>23.06.23 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76" table:style-name="ce6">
            <text:p>3776</text:p>
          </table:table-cell>
          <table:table-cell office:value-type="string" office:string-value="Волкова" table:formula="of:=VLOOKUP([.C76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3-06-23T20:01:00" table:style-name="ce5">
            <text:p>23.06.23 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29" table:style-name="ce6">
            <text:p>5129</text:p>
          </table:table-cell>
          <table:table-cell office:value-type="string" office:string-value="Железнодорожная" table:formula="of:=VLOOKUP([.C7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3-06-25T06:55:00" table:style-name="ce5">
            <text:p>25.06.23 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41" table:style-name="ce6">
            <text:p>5341</text:p>
          </table:table-cell>
          <table:table-cell office:value-type="string" office:string-value="Волкова" table:formula="of:=VLOOKUP([.C76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3-06-25T13:52:00" table:style-name="ce5">
            <text:p>25.06.23 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16" table:style-name="ce6">
            <text:p>6716</text:p>
          </table:table-cell>
          <table:table-cell office:value-type="string" office:string-value="Пушкина" table:formula="of:=VLOOKUP([.C76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3-06-25T22:32:00" table:style-name="ce5">
            <text:p>25.06.23 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2" table:style-name="ce6">
            <text:p>5552</text:p>
          </table:table-cell>
          <table:table-cell office:value-type="string" office:string-value="Железнодорожная" table:formula="of:=VLOOKUP([.C7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3-06-26T09:33:00" table:style-name="ce5">
            <text:p>26.06.23 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9" table:style-name="ce6">
            <text:p>6459</text:p>
          </table:table-cell>
          <table:table-cell office:value-type="string" office:string-value="Железнодорожная" table:formula="of:=VLOOKUP([.C7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3-06-26T14:53:00" table:style-name="ce5">
            <text:p>26.06.23 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96" table:style-name="ce6">
            <text:p>3096</text:p>
          </table:table-cell>
          <table:table-cell office:value-type="string" office:string-value="Волкова" table:formula="of:=VLOOKUP([.C769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3-06-26T19:38:00" table:style-name="ce5">
            <text:p>26.06.23 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5" table:style-name="ce6">
            <text:p>3095</text:p>
          </table:table-cell>
          <table:table-cell office:value-type="string" office:string-value="Железнодорожная" table:formula="of:=VLOOKUP([.C7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3-06-27T06:54:00" table:style-name="ce5">
            <text:p>27.06.23 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94" table:style-name="ce6">
            <text:p>3994</text:p>
          </table:table-cell>
          <table:table-cell office:value-type="string" office:string-value="Железнодорожная" table:formula="of:=VLOOKUP([.C7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3-06-28T15:28:00" table:style-name="ce5">
            <text:p>28.06.23 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6" table:style-name="ce6">
            <text:p>3996</text:p>
          </table:table-cell>
          <table:table-cell office:value-type="string" office:string-value="Железнодорожная" table:formula="of:=VLOOKUP([.C7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49" table:style-name="ce6">
            <text:p>3249</text:p>
          </table:table-cell>
          <table:table-cell office:value-type="string" office:string-value="Волкова" table:formula="of:=VLOOKUP([.C77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55" table:style-name="ce6">
            <text:p>6955</text:p>
          </table:table-cell>
          <table:table-cell office:value-type="string" office:string-value="Гоголя" table:formula="of:=VLOOKUP([.C77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office:value-type="string" office:string-value="Гоголя" table:formula="of:=VLOOKUP([.C77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office:value-type="string" office:string-value="Гоголя" table:formula="of:=VLOOKUP([.C77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215" table:style-name="ce6">
            <text:p>5215</text:p>
          </table:table-cell>
          <table:table-cell office:value-type="string" office:string-value="Гоголя" table:formula="of:=VLOOKUP([.C77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77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48" table:style-name="ce6">
            <text:p>5148</text:p>
          </table:table-cell>
          <table:table-cell office:value-type="string" office:string-value="Гоголя" table:formula="of:=VLOOKUP([.C77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06" table:style-name="ce6">
            <text:p>6506</text:p>
          </table:table-cell>
          <table:table-cell office:value-type="string" office:string-value="Гоголя" table:formula="of:=VLOOKUP([.C78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875" table:style-name="ce6">
            <text:p>2875</text:p>
          </table:table-cell>
          <table:table-cell office:value-type="string" office:string-value="Гоголя" table:formula="of:=VLOOKUP([.C78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142" table:style-name="ce6">
            <text:p>3142</text:p>
          </table:table-cell>
          <table:table-cell office:value-type="string" office:string-value="Гоголя" table:formula="of:=VLOOKUP([.C78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15" table:style-name="ce6">
            <text:p>4515</text:p>
          </table:table-cell>
          <table:table-cell office:value-type="string" office:string-value="Гоголя" table:formula="of:=VLOOKUP([.C78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56" table:style-name="ce6">
            <text:p>3856</text:p>
          </table:table-cell>
          <table:table-cell office:value-type="string" office:string-value="Волкова" table:formula="of:=VLOOKUP([.C78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48" table:style-name="ce6">
            <text:p>6548</text:p>
          </table:table-cell>
          <table:table-cell office:value-type="string" office:string-value="Гоголя" table:formula="of:=VLOOKUP([.C78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72" table:style-name="ce6">
            <text:p>3272</text:p>
          </table:table-cell>
          <table:table-cell office:value-type="string" office:string-value="Гоголя" table:formula="of:=VLOOKUP([.C78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2" table:style-name="ce6">
            <text:p>4192</text:p>
          </table:table-cell>
          <table:table-cell office:value-type="string" office:string-value="Железнодорожная" table:formula="of:=VLOOKUP([.C78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06" table:style-name="ce6">
            <text:p>6106</text:p>
          </table:table-cell>
          <table:table-cell office:value-type="string" office:string-value="Железнодорожная" table:formula="of:=VLOOKUP([.C7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38" table:style-name="ce6">
            <text:p>3938</text:p>
          </table:table-cell>
          <table:table-cell office:value-type="string" office:string-value="Железнодорожная" table:formula="of:=VLOOKUP([.C7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78" table:style-name="ce6">
            <text:p>4078</text:p>
          </table:table-cell>
          <table:table-cell office:value-type="string" office:string-value="Железнодорожная" table:formula="of:=VLOOKUP([.C7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office:value-type="string" office:string-value="Железнодорожная" table:formula="of:=VLOOKUP([.C7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7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98" table:style-name="ce6">
            <text:p>3298</text:p>
          </table:table-cell>
          <table:table-cell office:value-type="string" office:string-value="Железнодорожная" table:formula="of:=VLOOKUP([.C7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79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01" table:style-name="ce6">
            <text:p>2801</text:p>
          </table:table-cell>
          <table:table-cell office:value-type="string" office:string-value="Волкова" table:formula="of:=VLOOKUP([.C79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54" table:style-name="ce6">
            <text:p>4054</text:p>
          </table:table-cell>
          <table:table-cell office:value-type="string" office:string-value="Железнодорожная" table:formula="of:=VLOOKUP([.C7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48" table:style-name="ce6">
            <text:p>4948</text:p>
          </table:table-cell>
          <table:table-cell office:value-type="string" office:string-value="Железнодорожная" table:formula="of:=VLOOKUP([.C79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93" table:style-name="ce6">
            <text:p>6093</text:p>
          </table:table-cell>
          <table:table-cell office:value-type="string" office:string-value="Железнодорожная" table:formula="of:=VLOOKUP([.C7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77" table:style-name="ce6">
            <text:p>3177</text:p>
          </table:table-cell>
          <table:table-cell office:value-type="string" office:string-value="Железнодорожная" table:formula="of:=VLOOKUP([.C79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3" table:style-name="ce6">
            <text:p>4863</text:p>
          </table:table-cell>
          <table:table-cell office:value-type="string" office:string-value="Железнодорожная" table:formula="of:=VLOOKUP([.C80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56" table:style-name="ce6">
            <text:p>4356</text:p>
          </table:table-cell>
          <table:table-cell office:value-type="string" office:string-value="Железнодорожная" table:formula="of:=VLOOKUP([.C8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8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5" table:style-name="ce6">
            <text:p>5885</text:p>
          </table:table-cell>
          <table:table-cell office:value-type="string" office:string-value="Железнодорожная" table:formula="of:=VLOOKUP([.C80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43" table:style-name="ce6">
            <text:p>3543</text:p>
          </table:table-cell>
          <table:table-cell office:value-type="string" office:string-value="Железнодорожная" table:formula="of:=VLOOKUP([.C80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30" table:style-name="ce6">
            <text:p>4830</text:p>
          </table:table-cell>
          <table:table-cell office:value-type="string" office:string-value="Железнодорожная" table:formula="of:=VLOOKUP([.C8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55" table:style-name="ce6">
            <text:p>5455</text:p>
          </table:table-cell>
          <table:table-cell office:value-type="string" office:string-value="Волкова" table:formula="of:=VLOOKUP([.C80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78" table:style-name="ce6">
            <text:p>4978</text:p>
          </table:table-cell>
          <table:table-cell office:value-type="string" office:string-value="Железнодорожная" table:formula="of:=VLOOKUP([.C80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8" table:style-name="ce6">
            <text:p>4868</text:p>
          </table:table-cell>
          <table:table-cell office:value-type="string" office:string-value="Железнодорожная" table:formula="of:=VLOOKUP([.C8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13" table:style-name="ce6">
            <text:p>4913</text:p>
          </table:table-cell>
          <table:table-cell office:value-type="string" office:string-value="Железнодорожная" table:formula="of:=VLOOKUP([.C80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55" table:style-name="ce6">
            <text:p>3055</text:p>
          </table:table-cell>
          <table:table-cell office:value-type="string" office:string-value="Железнодорожная" table:formula="of:=VLOOKUP([.C81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37" table:style-name="ce6">
            <text:p>3537</text:p>
          </table:table-cell>
          <table:table-cell office:value-type="string" office:string-value="Железнодорожная" table:formula="of:=VLOOKUP([.C81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7" table:style-name="ce6">
            <text:p>4877</text:p>
          </table:table-cell>
          <table:table-cell office:value-type="string" office:string-value="Железнодорожная" table:formula="of:=VLOOKUP([.C8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68" table:style-name="ce6">
            <text:p>3068</text:p>
          </table:table-cell>
          <table:table-cell office:value-type="string" office:string-value="Железнодорожная" table:formula="of:=VLOOKUP([.C81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9" table:style-name="ce6">
            <text:p>3159</text:p>
          </table:table-cell>
          <table:table-cell office:value-type="string" office:string-value="Железнодорожная" table:formula="of:=VLOOKUP([.C81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office:value-type="string" office:string-value="Железнодорожная" table:formula="of:=VLOOKUP([.C8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39" table:style-name="ce6">
            <text:p>6739</text:p>
          </table:table-cell>
          <table:table-cell office:value-type="string" office:string-value="Железнодорожная" table:formula="of:=VLOOKUP([.C8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6" table:style-name="ce6">
            <text:p>2976</text:p>
          </table:table-cell>
          <table:table-cell office:value-type="string" office:string-value="Волкова" table:formula="of:=VLOOKUP([.C81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63" table:style-name="ce6">
            <text:p>2863</text:p>
          </table:table-cell>
          <table:table-cell office:value-type="string" office:string-value="Железнодорожная" table:formula="of:=VLOOKUP([.C8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81" table:style-name="ce6">
            <text:p>5081</text:p>
          </table:table-cell>
          <table:table-cell office:value-type="string" office:string-value="Железнодорожная" table:formula="of:=VLOOKUP([.C8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64" table:style-name="ce6">
            <text:p>6864</text:p>
          </table:table-cell>
          <table:table-cell office:value-type="string" office:string-value="Железнодорожная" table:formula="of:=VLOOKUP([.C8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office:value-type="string" office:string-value="Железнодорожная" table:formula="of:=VLOOKUP([.C82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00" table:style-name="ce6">
            <text:p>5900</text:p>
          </table:table-cell>
          <table:table-cell office:value-type="string" office:string-value="Железнодорожная" table:formula="of:=VLOOKUP([.C8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427" table:style-name="ce6">
            <text:p>4427</text:p>
          </table:table-cell>
          <table:table-cell office:value-type="string" office:string-value="Железнодорожная" table:formula="of:=VLOOKUP([.C82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office:value-type="string" office:string-value="Пушкина" table:formula="of:=VLOOKUP([.C82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698" table:style-name="ce6">
            <text:p>5698</text:p>
          </table:table-cell>
          <table:table-cell office:value-type="string" office:string-value="Пушкина" table:formula="of:=VLOOKUP([.C82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9" table:style-name="ce6">
            <text:p>5159</text:p>
          </table:table-cell>
          <table:table-cell office:value-type="string" office:string-value="Пушкина" table:formula="of:=VLOOKUP([.C82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61" table:style-name="ce6">
            <text:p>3061</text:p>
          </table:table-cell>
          <table:table-cell office:value-type="string" office:string-value="Пушкина" table:formula="of:=VLOOKUP([.C8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27" table:style-name="ce6">
            <text:p>6727</text:p>
          </table:table-cell>
          <table:table-cell office:value-type="string" office:string-value="Волкова" table:formula="of:=VLOOKUP([.C82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09" table:style-name="ce6">
            <text:p>3509</text:p>
          </table:table-cell>
          <table:table-cell office:value-type="string" office:string-value="Пушкина" table:formula="of:=VLOOKUP([.C82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92" table:style-name="ce6">
            <text:p>6092</text:p>
          </table:table-cell>
          <table:table-cell office:value-type="string" office:string-value="Пушкина" table:formula="of:=VLOOKUP([.C83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229" table:style-name="ce6">
            <text:p>5229</text:p>
          </table:table-cell>
          <table:table-cell office:value-type="string" office:string-value="Пушкина" table:formula="of:=VLOOKUP([.C83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34" table:style-name="ce6">
            <text:p>3834</text:p>
          </table:table-cell>
          <table:table-cell office:value-type="string" office:string-value="Пушкина" table:formula="of:=VLOOKUP([.C83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2" table:style-name="ce6">
            <text:p>4752</text:p>
          </table:table-cell>
          <table:table-cell office:value-type="string" office:string-value="Пушкина" table:formula="of:=VLOOKUP([.C83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office:value-type="string" office:string-value="Пушкина" table:formula="of:=VLOOKUP([.C83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office:value-type="string" office:string-value="Гоголя" table:formula="of:=VLOOKUP([.C8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027" table:style-name="ce6">
            <text:p>3027</text:p>
          </table:table-cell>
          <table:table-cell office:value-type="string" office:string-value="Гоголя" table:formula="of:=VLOOKUP([.C8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54" table:style-name="ce6">
            <text:p>4554</text:p>
          </table:table-cell>
          <table:table-cell office:value-type="string" office:string-value="Гоголя" table:formula="of:=VLOOKUP([.C83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3-07-01T19:59:00" table:style-name="ce5">
            <text:p>01.07.23 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64" table:style-name="ce6">
            <text:p>6864</text:p>
          </table:table-cell>
          <table:table-cell office:value-type="string" office:string-value="Железнодорожная" table:formula="of:=VLOOKUP([.C8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3-07-01T22:17:00" table:style-name="ce5">
            <text:p>01.07.23 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78" table:style-name="ce6">
            <text:p>4078</text:p>
          </table:table-cell>
          <table:table-cell office:value-type="string" office:string-value="Железнодорожная" table:formula="of:=VLOOKUP([.C8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3-07-02T07:12:00" table:style-name="ce5">
            <text:p>02.07.23 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875" table:style-name="ce6">
            <text:p>2875</text:p>
          </table:table-cell>
          <table:table-cell office:value-type="string" office:string-value="Гоголя" table:formula="of:=VLOOKUP([.C84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3-07-02T09:14:00" table:style-name="ce5">
            <text:p>02.07.23 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37" table:style-name="ce6">
            <text:p>3537</text:p>
          </table:table-cell>
          <table:table-cell office:value-type="string" office:string-value="Железнодорожная" table:formula="of:=VLOOKUP([.C8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3-07-03T15:06:00" table:style-name="ce5">
            <text:p>03.07.23 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5" table:style-name="ce6">
            <text:p>5885</text:p>
          </table:table-cell>
          <table:table-cell office:value-type="string" office:string-value="Железнодорожная" table:formula="of:=VLOOKUP([.C8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3-07-04T17:02:00" table:style-name="ce5">
            <text:p>04.07.23 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427" table:style-name="ce6">
            <text:p>4427</text:p>
          </table:table-cell>
          <table:table-cell office:value-type="string" office:string-value="Железнодорожная" table:formula="of:=VLOOKUP([.C8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3-07-05T06:51:00" table:style-name="ce5">
            <text:p>05.07.23 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7" table:style-name="ce6">
            <text:p>4877</text:p>
          </table:table-cell>
          <table:table-cell office:value-type="string" office:string-value="Железнодорожная" table:formula="of:=VLOOKUP([.C84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3-07-05T07:31:00" table:style-name="ce5">
            <text:p>05.07.23 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54" table:style-name="ce6">
            <text:p>4554</text:p>
          </table:table-cell>
          <table:table-cell office:value-type="string" office:string-value="Гоголя" table:formula="of:=VLOOKUP([.C8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3-07-05T10:08:00" table:style-name="ce5">
            <text:p>05.07.23 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215" table:style-name="ce6">
            <text:p>5215</text:p>
          </table:table-cell>
          <table:table-cell office:value-type="string" office:string-value="Гоголя" table:formula="of:=VLOOKUP([.C8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3-07-05T12:14:00" table:style-name="ce5">
            <text:p>05.07.23 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9" table:style-name="ce6">
            <text:p>3159</text:p>
          </table:table-cell>
          <table:table-cell office:value-type="string" office:string-value="Железнодорожная" table:formula="of:=VLOOKUP([.C8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3-07-05T13:03:00" table:style-name="ce5">
            <text:p>05.07.23 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09" table:style-name="ce6">
            <text:p>3509</text:p>
          </table:table-cell>
          <table:table-cell office:value-type="string" office:string-value="Пушкина" table:formula="of:=VLOOKUP([.C84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3-07-05T13:29:00" table:style-name="ce5">
            <text:p>05.07.23 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2" table:style-name="ce6">
            <text:p>4192</text:p>
          </table:table-cell>
          <table:table-cell office:value-type="string" office:string-value="Железнодорожная" table:formula="of:=VLOOKUP([.C8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3-07-06T08:34:00" table:style-name="ce5">
            <text:p>06.07.23 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61" table:style-name="ce6">
            <text:p>3061</text:p>
          </table:table-cell>
          <table:table-cell office:value-type="string" office:string-value="Пушкина" table:formula="of:=VLOOKUP([.C85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3-07-06T11:34:00" table:style-name="ce5">
            <text:p>06.07.23 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98" table:style-name="ce6">
            <text:p>3298</text:p>
          </table:table-cell>
          <table:table-cell office:value-type="string" office:string-value="Железнодорожная" table:formula="of:=VLOOKUP([.C8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3-07-06T13:57:00" table:style-name="ce5">
            <text:p>06.07.23 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9" table:style-name="ce6">
            <text:p>5159</text:p>
          </table:table-cell>
          <table:table-cell office:value-type="string" office:string-value="Пушкина" table:formula="of:=VLOOKUP([.C85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3-07-06T17:11:00" table:style-name="ce5">
            <text:p>06.07.23 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office:value-type="string" office:string-value="Гоголя" table:formula="of:=VLOOKUP([.C85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3-07-07T07:04:00" table:style-name="ce5">
            <text:p>07.07.23 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office:value-type="string" office:string-value="Гоголя" table:formula="of:=VLOOKUP([.C85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3-07-07T13:29:00" table:style-name="ce5">
            <text:p>07.07.23 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office:value-type="string" office:string-value="Пушкина" table:formula="of:=VLOOKUP([.C85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3-07-07T18:41:00" table:style-name="ce5">
            <text:p>07.07.23 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8" table:style-name="ce6">
            <text:p>4868</text:p>
          </table:table-cell>
          <table:table-cell office:value-type="string" office:string-value="Железнодорожная" table:formula="of:=VLOOKUP([.C85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3-07-08T06:06:00" table:style-name="ce5">
            <text:p>08.07.23 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106" table:style-name="ce6">
            <text:p>6106</text:p>
          </table:table-cell>
          <table:table-cell office:value-type="string" office:string-value="Железнодорожная" table:formula="of:=VLOOKUP([.C8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3-07-08T14:38:00" table:style-name="ce5">
            <text:p>08.07.23 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48" table:style-name="ce6">
            <text:p>4948</text:p>
          </table:table-cell>
          <table:table-cell office:value-type="string" office:string-value="Железнодорожная" table:formula="of:=VLOOKUP([.C8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3-07-08T17:56:00" table:style-name="ce5">
            <text:p>08.07.23 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55" table:style-name="ce6">
            <text:p>6955</text:p>
          </table:table-cell>
          <table:table-cell office:value-type="string" office:string-value="Гоголя" table:formula="of:=VLOOKUP([.C85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3-07-08T19:13:00" table:style-name="ce5">
            <text:p>08.07.23 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8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3-07-09T10:08:00" table:style-name="ce5">
            <text:p>09.07.23 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93" table:style-name="ce6">
            <text:p>6093</text:p>
          </table:table-cell>
          <table:table-cell office:value-type="string" office:string-value="Железнодорожная" table:formula="of:=VLOOKUP([.C8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3-07-11T07:27:00" table:style-name="ce5">
            <text:p>11.07.23 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72" table:style-name="ce6">
            <text:p>3272</text:p>
          </table:table-cell>
          <table:table-cell office:value-type="string" office:string-value="Гоголя" table:formula="of:=VLOOKUP([.C86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3-07-11T10:55:00" table:style-name="ce5">
            <text:p>11.07.23 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56" table:style-name="ce6">
            <text:p>3856</text:p>
          </table:table-cell>
          <table:table-cell office:value-type="string" office:string-value="Волкова" table:formula="of:=VLOOKUP([.C86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3-07-11T12:49:00" table:style-name="ce5">
            <text:p>11.07.23 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63" table:style-name="ce6">
            <text:p>2863</text:p>
          </table:table-cell>
          <table:table-cell office:value-type="string" office:string-value="Железнодорожная" table:formula="of:=VLOOKUP([.C8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3-07-12T09:15:00" table:style-name="ce5">
            <text:p>12.07.23 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39" table:style-name="ce6">
            <text:p>6739</text:p>
          </table:table-cell>
          <table:table-cell office:value-type="string" office:string-value="Железнодорожная" table:formula="of:=VLOOKUP([.C86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3-07-12T17:20:00" table:style-name="ce5">
            <text:p>12.07.23 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55" table:style-name="ce6">
            <text:p>5455</text:p>
          </table:table-cell>
          <table:table-cell office:value-type="string" office:string-value="Волкова" table:formula="of:=VLOOKUP([.C86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3-07-12T18:20:00" table:style-name="ce5">
            <text:p>12.07.23 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2" table:style-name="ce6">
            <text:p>4752</text:p>
          </table:table-cell>
          <table:table-cell office:value-type="string" office:string-value="Пушкина" table:formula="of:=VLOOKUP([.C86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3-07-12T23:20:00" table:style-name="ce5">
            <text:p>12.07.23 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01" table:style-name="ce6">
            <text:p>2801</text:p>
          </table:table-cell>
          <table:table-cell office:value-type="string" office:string-value="Волкова" table:formula="of:=VLOOKUP([.C86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3-07-13T12:19:00" table:style-name="ce5">
            <text:p>13.07.23 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00" table:style-name="ce6">
            <text:p>5900</text:p>
          </table:table-cell>
          <table:table-cell office:value-type="string" office:string-value="Железнодорожная" table:formula="of:=VLOOKUP([.C8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3-07-13T12:25:00" table:style-name="ce5">
            <text:p>13.07.23 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27" table:style-name="ce6">
            <text:p>6727</text:p>
          </table:table-cell>
          <table:table-cell office:value-type="string" office:string-value="Волкова" table:formula="of:=VLOOKUP([.C87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3-07-13T14:06:00" table:style-name="ce5">
            <text:p>13.07.23 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698" table:style-name="ce6">
            <text:p>5698</text:p>
          </table:table-cell>
          <table:table-cell office:value-type="string" office:string-value="Пушкина" table:formula="of:=VLOOKUP([.C87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3-07-13T21:40:00" table:style-name="ce5">
            <text:p>13.07.23 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office:value-type="string" office:string-value="Гоголя" table:formula="of:=VLOOKUP([.C87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3-07-14T09:48:00" table:style-name="ce5">
            <text:p>14.07.23 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13" table:style-name="ce6">
            <text:p>4913</text:p>
          </table:table-cell>
          <table:table-cell office:value-type="string" office:string-value="Железнодорожная" table:formula="of:=VLOOKUP([.C8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3-07-14T20:33:00" table:style-name="ce5">
            <text:p>14.07.23 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34" table:style-name="ce6">
            <text:p>3834</text:p>
          </table:table-cell>
          <table:table-cell office:value-type="string" office:string-value="Пушкина" table:formula="of:=VLOOKUP([.C87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3-07-15T09:45:00" table:style-name="ce5">
            <text:p>15.07.23 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38" table:style-name="ce6">
            <text:p>3938</text:p>
          </table:table-cell>
          <table:table-cell office:value-type="string" office:string-value="Железнодорожная" table:formula="of:=VLOOKUP([.C8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3-07-16T14:47:00" table:style-name="ce5">
            <text:p>16.07.23 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81" table:style-name="ce6">
            <text:p>5081</text:p>
          </table:table-cell>
          <table:table-cell office:value-type="string" office:string-value="Железнодорожная" table:formula="of:=VLOOKUP([.C8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3-07-16T18:09:00" table:style-name="ce5">
            <text:p>16.07.23 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48" table:style-name="ce6">
            <text:p>6548</text:p>
          </table:table-cell>
          <table:table-cell office:value-type="string" office:string-value="Гоголя" table:formula="of:=VLOOKUP([.C87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3-07-17T21:50:00" table:style-name="ce5">
            <text:p>17.07.23 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06" table:style-name="ce6">
            <text:p>6506</text:p>
          </table:table-cell>
          <table:table-cell office:value-type="string" office:string-value="Гоголя" table:formula="of:=VLOOKUP([.C87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3-07-18T07:31:00" table:style-name="ce5">
            <text:p>18.07.23 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8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3-07-19T09:14:00" table:style-name="ce5">
            <text:p>19.07.23 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49" table:style-name="ce6">
            <text:p>3249</text:p>
          </table:table-cell>
          <table:table-cell office:value-type="string" office:string-value="Волкова" table:formula="of:=VLOOKUP([.C880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3-07-20T11:02:00" table:style-name="ce5">
            <text:p>20.07.23 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43" table:style-name="ce6">
            <text:p>3543</text:p>
          </table:table-cell>
          <table:table-cell office:value-type="string" office:string-value="Железнодорожная" table:formula="of:=VLOOKUP([.C8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3-07-21T08:39:00" table:style-name="ce5">
            <text:p>21.07.23 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office:value-type="string" office:string-value="Железнодорожная" table:formula="of:=VLOOKUP([.C8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3-07-21T09:25:00" table:style-name="ce5">
            <text:p>21.07.23 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6" table:style-name="ce6">
            <text:p>2976</text:p>
          </table:table-cell>
          <table:table-cell office:value-type="string" office:string-value="Волкова" table:formula="of:=VLOOKUP([.C88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3-07-21T14:12:00" table:style-name="ce5">
            <text:p>21.07.23 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54" table:style-name="ce6">
            <text:p>4054</text:p>
          </table:table-cell>
          <table:table-cell office:value-type="string" office:string-value="Железнодорожная" table:formula="of:=VLOOKUP([.C8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3-07-21T17:12:00" table:style-name="ce5">
            <text:p>21.07.23 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68" table:style-name="ce6">
            <text:p>3068</text:p>
          </table:table-cell>
          <table:table-cell office:value-type="string" office:string-value="Железнодорожная" table:formula="of:=VLOOKUP([.C8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3-07-21T20:17:00" table:style-name="ce5">
            <text:p>21.07.23 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027" table:style-name="ce6">
            <text:p>3027</text:p>
          </table:table-cell>
          <table:table-cell office:value-type="string" office:string-value="Гоголя" table:formula="of:=VLOOKUP([.C88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3-07-21T22:52:00" table:style-name="ce5">
            <text:p>21.07.23 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92" table:style-name="ce6">
            <text:p>6092</text:p>
          </table:table-cell>
          <table:table-cell office:value-type="string" office:string-value="Пушкина" table:formula="of:=VLOOKUP([.C88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3-07-22T13:28:00" table:style-name="ce5">
            <text:p>22.07.23 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office:value-type="string" office:string-value="Железнодорожная" table:formula="of:=VLOOKUP([.C88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3-07-22T17:04:00" table:style-name="ce5">
            <text:p>22.07.23 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77" table:style-name="ce6">
            <text:p>3177</text:p>
          </table:table-cell>
          <table:table-cell office:value-type="string" office:string-value="Железнодорожная" table:formula="of:=VLOOKUP([.C88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3-07-22T22:55:00" table:style-name="ce5">
            <text:p>22.07.23 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office:value-type="string" office:string-value="Пушкина" table:formula="of:=VLOOKUP([.C89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3-07-23T06:41:00" table:style-name="ce5">
            <text:p>23.07.23 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48" table:style-name="ce6">
            <text:p>5148</text:p>
          </table:table-cell>
          <table:table-cell office:value-type="string" office:string-value="Гоголя" table:formula="of:=VLOOKUP([.C89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3-07-24T13:18:00" table:style-name="ce5">
            <text:p>24.07.23 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229" table:style-name="ce6">
            <text:p>5229</text:p>
          </table:table-cell>
          <table:table-cell office:value-type="string" office:string-value="Пушкина" table:formula="of:=VLOOKUP([.C89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3-07-24T15:03:00" table:style-name="ce5">
            <text:p>24.07.23 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56" table:style-name="ce6">
            <text:p>4356</text:p>
          </table:table-cell>
          <table:table-cell office:value-type="string" office:string-value="Железнодорожная" table:formula="of:=VLOOKUP([.C89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3-07-24T17:37:00" table:style-name="ce5">
            <text:p>24.07.23 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142" table:style-name="ce6">
            <text:p>3142</text:p>
          </table:table-cell>
          <table:table-cell office:value-type="string" office:string-value="Гоголя" table:formula="of:=VLOOKUP([.C89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3-07-26T09:52:00" table:style-name="ce5">
            <text:p>26.07.23 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30" table:style-name="ce6">
            <text:p>4830</text:p>
          </table:table-cell>
          <table:table-cell office:value-type="string" office:string-value="Железнодорожная" table:formula="of:=VLOOKUP([.C89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3-07-26T18:32:00" table:style-name="ce5">
            <text:p>26.07.23 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78" table:style-name="ce6">
            <text:p>4978</text:p>
          </table:table-cell>
          <table:table-cell office:value-type="string" office:string-value="Железнодорожная" table:formula="of:=VLOOKUP([.C8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3-07-26T22:24:00" table:style-name="ce5">
            <text:p>26.07.23 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3" table:style-name="ce6">
            <text:p>4863</text:p>
          </table:table-cell>
          <table:table-cell office:value-type="string" office:string-value="Железнодорожная" table:formula="of:=VLOOKUP([.C89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3-07-27T12:55:00" table:style-name="ce5">
            <text:p>27.07.23 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office:value-type="string" office:string-value="Железнодорожная" table:formula="of:=VLOOKUP([.C8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3-07-28T10:10:00" table:style-name="ce5">
            <text:p>28.07.23 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15" table:style-name="ce6">
            <text:p>4515</text:p>
          </table:table-cell>
          <table:table-cell office:value-type="string" office:string-value="Гоголя" table:formula="of:=VLOOKUP([.C89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3-07-28T14:18:00" table:style-name="ce5">
            <text:p>28.07.23 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office:value-type="string" office:string-value="Гоголя" table:formula="of:=VLOOKUP([.C90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3-07-28T14:36:00" table:style-name="ce5">
            <text:p>28.07.23 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55" table:style-name="ce6">
            <text:p>3055</text:p>
          </table:table-cell>
          <table:table-cell office:value-type="string" office:string-value="Железнодорожная" table:formula="of:=VLOOKUP([.C9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3-07-28T14:46:00" table:style-name="ce5">
            <text:p>28.07.23 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50" table:style-name="ce6">
            <text:p>6150</text:p>
          </table:table-cell>
          <table:table-cell office:value-type="string" office:string-value="Железнодорожная" table:formula="of:=VLOOKUP([.C9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86" table:style-name="ce6">
            <text:p>3086</text:p>
          </table:table-cell>
          <table:table-cell office:value-type="string" office:string-value="Волкова" table:formula="of:=VLOOKUP([.C90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800" table:style-name="ce6">
            <text:p>5800</text:p>
          </table:table-cell>
          <table:table-cell office:value-type="string" office:string-value="Гоголя" table:formula="of:=VLOOKUP([.C90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75" table:style-name="ce6">
            <text:p>5675</text:p>
          </table:table-cell>
          <table:table-cell office:value-type="string" office:string-value="Гоголя" table:formula="of:=VLOOKUP([.C90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77" table:style-name="ce6">
            <text:p>2877</text:p>
          </table:table-cell>
          <table:table-cell office:value-type="string" office:string-value="Гоголя" table:formula="of:=VLOOKUP([.C9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92" table:style-name="ce6">
            <text:p>3992</text:p>
          </table:table-cell>
          <table:table-cell office:value-type="string" office:string-value="Гоголя" table:formula="of:=VLOOKUP([.C90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14" table:style-name="ce6">
            <text:p>4514</text:p>
          </table:table-cell>
          <table:table-cell office:value-type="string" office:string-value="Гоголя" table:formula="of:=VLOOKUP([.C90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42" table:style-name="ce6">
            <text:p>4842</text:p>
          </table:table-cell>
          <table:table-cell office:value-type="string" office:string-value="Гоголя" table:formula="of:=VLOOKUP([.C90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6" table:style-name="ce6">
            <text:p>6586</text:p>
          </table:table-cell>
          <table:table-cell office:value-type="string" office:string-value="Гоголя" table:formula="of:=VLOOKUP([.C91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88" table:style-name="ce6">
            <text:p>5588</text:p>
          </table:table-cell>
          <table:table-cell office:value-type="string" office:string-value="Гоголя" table:formula="of:=VLOOKUP([.C91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658" table:style-name="ce6">
            <text:p>5658</text:p>
          </table:table-cell>
          <table:table-cell office:value-type="string" office:string-value="Гоголя" table:formula="of:=VLOOKUP([.C91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1" table:style-name="ce6">
            <text:p>2921</text:p>
          </table:table-cell>
          <table:table-cell office:value-type="string" office:string-value="Гоголя" table:formula="of:=VLOOKUP([.C91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89" table:style-name="ce6">
            <text:p>2989</text:p>
          </table:table-cell>
          <table:table-cell office:value-type="string" office:string-value="Волкова" table:formula="of:=VLOOKUP([.C9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625" table:style-name="ce6">
            <text:p>4625</text:p>
          </table:table-cell>
          <table:table-cell office:value-type="string" office:string-value="Гоголя" table:formula="of:=VLOOKUP([.C91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1" table:style-name="ce6">
            <text:p>6631</text:p>
          </table:table-cell>
          <table:table-cell office:value-type="string" office:string-value="Гоголя" table:formula="of:=VLOOKUP([.C91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296" table:style-name="ce6">
            <text:p>3296</text:p>
          </table:table-cell>
          <table:table-cell office:value-type="string" office:string-value="Железнодорожная" table:formula="of:=VLOOKUP([.C9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93" table:style-name="ce6">
            <text:p>5993</text:p>
          </table:table-cell>
          <table:table-cell office:value-type="string" office:string-value="Железнодорожная" table:formula="of:=VLOOKUP([.C9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13" table:style-name="ce6">
            <text:p>4813</text:p>
          </table:table-cell>
          <table:table-cell office:value-type="string" office:string-value="Железнодорожная" table:formula="of:=VLOOKUP([.C9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416" table:style-name="ce6">
            <text:p>3416</text:p>
          </table:table-cell>
          <table:table-cell office:value-type="string" office:string-value="Железнодорожная" table:formula="of:=VLOOKUP([.C9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93" table:style-name="ce6">
            <text:p>4093</text:p>
          </table:table-cell>
          <table:table-cell office:value-type="string" office:string-value="Железнодорожная" table:formula="of:=VLOOKUP([.C92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70" table:style-name="ce6">
            <text:p>3670</text:p>
          </table:table-cell>
          <table:table-cell office:value-type="string" office:string-value="Железнодорожная" table:formula="of:=VLOOKUP([.C9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92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37" table:style-name="ce6">
            <text:p>2937</text:p>
          </table:table-cell>
          <table:table-cell office:value-type="string" office:string-value="Железнодорожная" table:formula="of:=VLOOKUP([.C9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67" table:style-name="ce6">
            <text:p>4267</text:p>
          </table:table-cell>
          <table:table-cell office:value-type="string" office:string-value="Волкова" table:formula="of:=VLOOKUP([.C92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14" table:style-name="ce6">
            <text:p>5514</text:p>
          </table:table-cell>
          <table:table-cell office:value-type="string" office:string-value="Железнодорожная" table:formula="of:=VLOOKUP([.C9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00" table:style-name="ce6">
            <text:p>3100</text:p>
          </table:table-cell>
          <table:table-cell office:value-type="string" office:string-value="Железнодорожная" table:formula="of:=VLOOKUP([.C92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09" table:style-name="ce6">
            <text:p>5109</text:p>
          </table:table-cell>
          <table:table-cell office:value-type="string" office:string-value="Железнодорожная" table:formula="of:=VLOOKUP([.C9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75" table:style-name="ce6">
            <text:p>3275</text:p>
          </table:table-cell>
          <table:table-cell office:value-type="string" office:string-value="Железнодорожная" table:formula="of:=VLOOKUP([.C9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9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81" table:style-name="ce6">
            <text:p>4281</text:p>
          </table:table-cell>
          <table:table-cell office:value-type="string" office:string-value="Железнодорожная" table:formula="of:=VLOOKUP([.C9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99" table:style-name="ce6">
            <text:p>5599</text:p>
          </table:table-cell>
          <table:table-cell office:value-type="string" office:string-value="Железнодорожная" table:formula="of:=VLOOKUP([.C93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06" table:style-name="ce6">
            <text:p>4906</text:p>
          </table:table-cell>
          <table:table-cell office:value-type="string" office:string-value="Железнодорожная" table:formula="of:=VLOOKUP([.C93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3" table:style-name="ce6">
            <text:p>3803</text:p>
          </table:table-cell>
          <table:table-cell office:value-type="string" office:string-value="Железнодорожная" table:formula="of:=VLOOKUP([.C9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80" table:style-name="ce6">
            <text:p>3580</text:p>
          </table:table-cell>
          <table:table-cell office:value-type="string" office:string-value="Железнодорожная" table:formula="of:=VLOOKUP([.C93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65" table:style-name="ce6">
            <text:p>3165</text:p>
          </table:table-cell>
          <table:table-cell office:value-type="string" office:string-value="Волкова" table:formula="of:=VLOOKUP([.C93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9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35" table:style-name="ce6">
            <text:p>3235</text:p>
          </table:table-cell>
          <table:table-cell office:value-type="string" office:string-value="Железнодорожная" table:formula="of:=VLOOKUP([.C93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60" table:style-name="ce6">
            <text:p>3260</text:p>
          </table:table-cell>
          <table:table-cell office:value-type="string" office:string-value="Железнодорожная" table:formula="of:=VLOOKUP([.C9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2" table:style-name="ce6">
            <text:p>5092</text:p>
          </table:table-cell>
          <table:table-cell office:value-type="string" office:string-value="Железнодорожная" table:formula="of:=VLOOKUP([.C9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94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530" table:style-name="ce6">
            <text:p>4530</text:p>
          </table:table-cell>
          <table:table-cell office:value-type="string" office:string-value="Железнодорожная" table:formula="of:=VLOOKUP([.C9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17" table:style-name="ce6">
            <text:p>3317</text:p>
          </table:table-cell>
          <table:table-cell office:value-type="string" office:string-value="Железнодорожная" table:formula="of:=VLOOKUP([.C9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267" table:style-name="ce6">
            <text:p>6267</text:p>
          </table:table-cell>
          <table:table-cell office:value-type="string" office:string-value="Железнодорожная" table:formula="of:=VLOOKUP([.C94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4" table:style-name="ce6">
            <text:p>3004</text:p>
          </table:table-cell>
          <table:table-cell office:value-type="string" office:string-value="Железнодорожная" table:formula="of:=VLOOKUP([.C94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87" table:style-name="ce6">
            <text:p>4087</text:p>
          </table:table-cell>
          <table:table-cell office:value-type="string" office:string-value="Железнодорожная" table:formula="of:=VLOOKUP([.C94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81" table:style-name="ce6">
            <text:p>6281</text:p>
          </table:table-cell>
          <table:table-cell office:value-type="string" office:string-value="Волкова" table:formula="of:=VLOOKUP([.C94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9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59" table:style-name="ce6">
            <text:p>4959</text:p>
          </table:table-cell>
          <table:table-cell office:value-type="string" office:string-value="Железнодорожная" table:formula="of:=VLOOKUP([.C9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2" table:style-name="ce6">
            <text:p>4862</text:p>
          </table:table-cell>
          <table:table-cell office:value-type="string" office:string-value="Железнодорожная" table:formula="of:=VLOOKUP([.C9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9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3" table:style-name="ce6">
            <text:p>5403</text:p>
          </table:table-cell>
          <table:table-cell office:value-type="string" office:string-value="Железнодорожная" table:formula="of:=VLOOKUP([.C9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85" table:style-name="ce6">
            <text:p>4685</text:p>
          </table:table-cell>
          <table:table-cell office:value-type="string" office:string-value="Железнодорожная" table:formula="of:=VLOOKUP([.C95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45" table:style-name="ce6">
            <text:p>4145</text:p>
          </table:table-cell>
          <table:table-cell office:value-type="string" office:string-value="Пушкина" table:formula="of:=VLOOKUP([.C95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10" table:style-name="ce6">
            <text:p>4110</text:p>
          </table:table-cell>
          <table:table-cell office:value-type="string" office:string-value="Пушкина" table:formula="of:=VLOOKUP([.C95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058" table:style-name="ce6">
            <text:p>4058</text:p>
          </table:table-cell>
          <table:table-cell office:value-type="string" office:string-value="Пушкина" table:formula="of:=VLOOKUP([.C95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909" table:style-name="ce6">
            <text:p>4909</text:p>
          </table:table-cell>
          <table:table-cell office:value-type="string" office:string-value="Пушкина" table:formula="of:=VLOOKUP([.C95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44" table:style-name="ce6">
            <text:p>5544</text:p>
          </table:table-cell>
          <table:table-cell office:value-type="string" office:string-value="Волкова" table:formula="of:=VLOOKUP([.C95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6" table:style-name="ce6">
            <text:p>3306</text:p>
          </table:table-cell>
          <table:table-cell office:value-type="string" office:string-value="Пушкина" table:formula="of:=VLOOKUP([.C95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575" table:style-name="ce6">
            <text:p>6575</text:p>
          </table:table-cell>
          <table:table-cell office:value-type="string" office:string-value="Пушкина" table:formula="of:=VLOOKUP([.C96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00" table:style-name="ce6">
            <text:p>6300</text:p>
          </table:table-cell>
          <table:table-cell office:value-type="string" office:string-value="Пушкина" table:formula="of:=VLOOKUP([.C96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96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05" table:style-name="ce6">
            <text:p>5905</text:p>
          </table:table-cell>
          <table:table-cell office:value-type="string" office:string-value="Пушкина" table:formula="of:=VLOOKUP([.C96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30" table:style-name="ce6">
            <text:p>3430</text:p>
          </table:table-cell>
          <table:table-cell office:value-type="string" office:string-value="Пушкина" table:formula="of:=VLOOKUP([.C96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93" table:style-name="ce6">
            <text:p>5393</text:p>
          </table:table-cell>
          <table:table-cell office:value-type="string" office:string-value="Гоголя" table:formula="of:=VLOOKUP([.C96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59" table:style-name="ce6">
            <text:p>5559</text:p>
          </table:table-cell>
          <table:table-cell office:value-type="string" office:string-value="Гоголя" table:formula="of:=VLOOKUP([.C96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097" table:style-name="ce6">
            <text:p>4097</text:p>
          </table:table-cell>
          <table:table-cell office:value-type="string" office:string-value="Гоголя" table:formula="of:=VLOOKUP([.C96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3-08-02T19:18:00" table:style-name="ce5">
            <text:p>02.08.23 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1" table:style-name="ce6">
            <text:p>2921</text:p>
          </table:table-cell>
          <table:table-cell office:value-type="string" office:string-value="Гоголя" table:formula="of:=VLOOKUP([.C96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3-08-02T23:49:00" table:style-name="ce5">
            <text:p>02.08.23 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658" table:style-name="ce6">
            <text:p>5658</text:p>
          </table:table-cell>
          <table:table-cell office:value-type="string" office:string-value="Гоголя" table:formula="of:=VLOOKUP([.C96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3-08-03T10:43:00" table:style-name="ce5">
            <text:p>03.08.23 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14" table:style-name="ce6">
            <text:p>4514</text:p>
          </table:table-cell>
          <table:table-cell office:value-type="string" office:string-value="Гоголя" table:formula="of:=VLOOKUP([.C97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3-08-03T13:27:00" table:style-name="ce5">
            <text:p>03.08.23 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office:value-type="string" office:string-value="Пушкина" table:formula="of:=VLOOKUP([.C97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3-08-03T22:05:00" table:style-name="ce5">
            <text:p>03.08.23 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office:value-type="string" office:string-value="Железнодорожная" table:formula="of:=VLOOKUP([.C9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3-08-04T09:17:00" table:style-name="ce5">
            <text:p>04.08.23 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4" table:style-name="ce6">
            <text:p>3004</text:p>
          </table:table-cell>
          <table:table-cell office:value-type="string" office:string-value="Железнодорожная" table:formula="of:=VLOOKUP([.C9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3-08-04T18:10:00" table:style-name="ce5">
            <text:p>04.08.23 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office:value-type="string" office:string-value="Железнодорожная" table:formula="of:=VLOOKUP([.C9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3-08-05T13:58:00" table:style-name="ce5">
            <text:p>05.08.23 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800" table:style-name="ce6">
            <text:p>5800</text:p>
          </table:table-cell>
          <table:table-cell office:value-type="string" office:string-value="Гоголя" table:formula="of:=VLOOKUP([.C97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3-08-05T19:54:00" table:style-name="ce5">
            <text:p>05.08.23 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75" table:style-name="ce6">
            <text:p>3275</text:p>
          </table:table-cell>
          <table:table-cell office:value-type="string" office:string-value="Железнодорожная" table:formula="of:=VLOOKUP([.C9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3-08-05T23:04:00" table:style-name="ce5">
            <text:p>05.08.23 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67" table:style-name="ce6">
            <text:p>4267</text:p>
          </table:table-cell>
          <table:table-cell office:value-type="string" office:string-value="Волкова" table:formula="of:=VLOOKUP([.C97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3-08-06T16:37:00" table:style-name="ce5">
            <text:p>06.08.23 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37" table:style-name="ce6">
            <text:p>2937</text:p>
          </table:table-cell>
          <table:table-cell office:value-type="string" office:string-value="Железнодорожная" table:formula="of:=VLOOKUP([.C9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3-08-06T20:09:00" table:style-name="ce5">
            <text:p>06.08.23 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9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3-08-08T09:15:00" table:style-name="ce5">
            <text:p>08.08.23 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office:value-type="string" office:string-value="Железнодорожная" table:formula="of:=VLOOKUP([.C9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3-08-08T13:23:00" table:style-name="ce5">
            <text:p>08.08.23 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77" table:style-name="ce6">
            <text:p>2877</text:p>
          </table:table-cell>
          <table:table-cell office:value-type="string" office:string-value="Гоголя" table:formula="of:=VLOOKUP([.C98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3-08-09T23:24:00" table:style-name="ce5">
            <text:p>09.08.23 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93" table:style-name="ce6">
            <text:p>5393</text:p>
          </table:table-cell>
          <table:table-cell office:value-type="string" office:string-value="Гоголя" table:formula="of:=VLOOKUP([.C98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3-08-10T13:57:00" table:style-name="ce5">
            <text:p>10.08.23 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92" table:style-name="ce6">
            <text:p>3992</text:p>
          </table:table-cell>
          <table:table-cell office:value-type="string" office:string-value="Гоголя" table:formula="of:=VLOOKUP([.C98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3-08-10T14:16:00" table:style-name="ce5">
            <text:p>10.08.23 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85" table:style-name="ce6">
            <text:p>4685</text:p>
          </table:table-cell>
          <table:table-cell office:value-type="string" office:string-value="Железнодорожная" table:formula="of:=VLOOKUP([.C98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3-08-11T10:18:00" table:style-name="ce5">
            <text:p>11.08.23 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99" table:style-name="ce6">
            <text:p>5599</text:p>
          </table:table-cell>
          <table:table-cell office:value-type="string" office:string-value="Железнодорожная" table:formula="of:=VLOOKUP([.C98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3-08-11T14:48:00" table:style-name="ce5">
            <text:p>11.08.23 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3" table:style-name="ce6">
            <text:p>3803</text:p>
          </table:table-cell>
          <table:table-cell office:value-type="string" office:string-value="Железнодорожная" table:formula="of:=VLOOKUP([.C98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3-08-11T15:06:00" table:style-name="ce5">
            <text:p>11.08.23 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80" table:style-name="ce6">
            <text:p>3580</text:p>
          </table:table-cell>
          <table:table-cell office:value-type="string" office:string-value="Железнодорожная" table:formula="of:=VLOOKUP([.C98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3-08-11T15:37:00" table:style-name="ce5">
            <text:p>11.08.23 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89" table:style-name="ce6">
            <text:p>2989</text:p>
          </table:table-cell>
          <table:table-cell office:value-type="string" office:string-value="Волкова" table:formula="of:=VLOOKUP([.C98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3-08-12T11:16:00" table:style-name="ce5">
            <text:p>12.08.23 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59" table:style-name="ce6">
            <text:p>5559</text:p>
          </table:table-cell>
          <table:table-cell office:value-type="string" office:string-value="Гоголя" table:formula="of:=VLOOKUP([.C98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3-08-12T12:33:00" table:style-name="ce5">
            <text:p>12.08.23 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60" table:style-name="ce6">
            <text:p>3260</text:p>
          </table:table-cell>
          <table:table-cell office:value-type="string" office:string-value="Железнодорожная" table:formula="of:=VLOOKUP([.C99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3-08-12T13:00:00" table:style-name="ce5">
            <text:p>12.08.23 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93" table:style-name="ce6">
            <text:p>5993</text:p>
          </table:table-cell>
          <table:table-cell office:value-type="string" office:string-value="Железнодорожная" table:formula="of:=VLOOKUP([.C99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3-08-12T16:30:00" table:style-name="ce5">
            <text:p>12.08.23 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office:value-type="string" office:string-value="Железнодорожная" table:formula="of:=VLOOKUP([.C99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3-08-13T12:59:00" table:style-name="ce5">
            <text:p>13.08.23 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1" table:style-name="ce6">
            <text:p>6631</text:p>
          </table:table-cell>
          <table:table-cell office:value-type="string" office:string-value="Гоголя" table:formula="of:=VLOOKUP([.C99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3-08-14T07:59:00" table:style-name="ce5">
            <text:p>14.08.23 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416" table:style-name="ce6">
            <text:p>3416</text:p>
          </table:table-cell>
          <table:table-cell office:value-type="string" office:string-value="Железнодорожная" table:formula="of:=VLOOKUP([.C99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3-08-15T08:30:00" table:style-name="ce5">
            <text:p>15.08.23 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097" table:style-name="ce6">
            <text:p>4097</text:p>
          </table:table-cell>
          <table:table-cell office:value-type="string" office:string-value="Гоголя" table:formula="of:=VLOOKUP([.C99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3-08-15T09:06:00" table:style-name="ce5">
            <text:p>15.08.23 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office:value-type="string" office:string-value="Железнодорожная" table:formula="of:=VLOOKUP([.C99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3-08-15T10:32:00" table:style-name="ce5">
            <text:p>15.08.23 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65" table:style-name="ce6">
            <text:p>3165</text:p>
          </table:table-cell>
          <table:table-cell office:value-type="string" office:string-value="Волкова" table:formula="of:=VLOOKUP([.C99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3-08-16T07:41:00" table:style-name="ce5">
            <text:p>16.08.23 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17" table:style-name="ce6">
            <text:p>3317</text:p>
          </table:table-cell>
          <table:table-cell office:value-type="string" office:string-value="Железнодорожная" table:formula="of:=VLOOKUP([.C9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3-08-16T18:40:00" table:style-name="ce5">
            <text:p>16.08.23 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625" table:style-name="ce6">
            <text:p>4625</text:p>
          </table:table-cell>
          <table:table-cell office:value-type="string" office:string-value="Гоголя" table:formula="of:=VLOOKUP([.C99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3-08-17T07:10:00" table:style-name="ce5">
            <text:p>17.08.23 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75" table:style-name="ce6">
            <text:p>5675</text:p>
          </table:table-cell>
          <table:table-cell office:value-type="string" office:string-value="Гоголя" table:formula="of:=VLOOKUP([.C100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3-08-17T17:29:00" table:style-name="ce5">
            <text:p>17.08.23 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13" table:style-name="ce6">
            <text:p>4813</text:p>
          </table:table-cell>
          <table:table-cell office:value-type="string" office:string-value="Железнодорожная" table:formula="of:=VLOOKUP([.C10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3-08-17T20:28:00" table:style-name="ce5">
            <text:p>17.08.23 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35" table:style-name="ce6">
            <text:p>3235</text:p>
          </table:table-cell>
          <table:table-cell office:value-type="string" office:string-value="Железнодорожная" table:formula="of:=VLOOKUP([.C100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3-08-18T06:09:00" table:style-name="ce5">
            <text:p>18.08.23 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70" table:style-name="ce6">
            <text:p>3670</text:p>
          </table:table-cell>
          <table:table-cell office:value-type="string" office:string-value="Железнодорожная" table:formula="of:=VLOOKUP([.C100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3-08-18T06:32:00" table:style-name="ce5">
            <text:p>18.08.23 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058" table:style-name="ce6">
            <text:p>4058</text:p>
          </table:table-cell>
          <table:table-cell office:value-type="string" office:string-value="Пушкина" table:formula="of:=VLOOKUP([.C100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3-08-18T16:27:00" table:style-name="ce5">
            <text:p>18.08.23 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14" table:style-name="ce6">
            <text:p>5514</text:p>
          </table:table-cell>
          <table:table-cell office:value-type="string" office:string-value="Железнодорожная" table:formula="of:=VLOOKUP([.C10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3-08-19T06:14:00" table:style-name="ce5">
            <text:p>19.08.23 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2" table:style-name="ce6">
            <text:p>4862</text:p>
          </table:table-cell>
          <table:table-cell office:value-type="string" office:string-value="Железнодорожная" table:formula="of:=VLOOKUP([.C100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3-08-19T11:11:00" table:style-name="ce5">
            <text:p>19.08.23 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44" table:style-name="ce6">
            <text:p>5544</text:p>
          </table:table-cell>
          <table:table-cell office:value-type="string" office:string-value="Волкова" table:formula="of:=VLOOKUP([.C100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3-08-20T13:30:00" table:style-name="ce5">
            <text:p>20.08.23 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3" table:style-name="ce6">
            <text:p>5403</text:p>
          </table:table-cell>
          <table:table-cell office:value-type="string" office:string-value="Железнодорожная" table:formula="of:=VLOOKUP([.C10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3-08-20T15:36:00" table:style-name="ce5">
            <text:p>20.08.23 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6" table:style-name="ce6">
            <text:p>3306</text:p>
          </table:table-cell>
          <table:table-cell office:value-type="string" office:string-value="Пушкина" table:formula="of:=VLOOKUP([.C100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3-08-20T18:57:00" table:style-name="ce5">
            <text:p>20.08.23 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00" table:style-name="ce6">
            <text:p>3100</text:p>
          </table:table-cell>
          <table:table-cell office:value-type="string" office:string-value="Железнодорожная" table:formula="of:=VLOOKUP([.C101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3-08-21T06:01:00" table:style-name="ce5">
            <text:p>21.08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42" table:style-name="ce6">
            <text:p>4842</text:p>
          </table:table-cell>
          <table:table-cell office:value-type="string" office:string-value="Гоголя" table:formula="of:=VLOOKUP([.C101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3-08-21T08:48:00" table:style-name="ce5">
            <text:p>21.08.23 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45" table:style-name="ce6">
            <text:p>4145</text:p>
          </table:table-cell>
          <table:table-cell office:value-type="string" office:string-value="Пушкина" table:formula="of:=VLOOKUP([.C101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3-08-21T19:12:00" table:style-name="ce5">
            <text:p>21.08.23 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81" table:style-name="ce6">
            <text:p>6281</text:p>
          </table:table-cell>
          <table:table-cell office:value-type="string" office:string-value="Волкова" table:formula="of:=VLOOKUP([.C101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3-08-21T23:18:00" table:style-name="ce5">
            <text:p>21.08.23 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86" table:style-name="ce6">
            <text:p>3086</text:p>
          </table:table-cell>
          <table:table-cell office:value-type="string" office:string-value="Волкова" table:formula="of:=VLOOKUP([.C10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3-08-22T06:45:00" table:style-name="ce5">
            <text:p>22.08.23 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530" table:style-name="ce6">
            <text:p>4530</text:p>
          </table:table-cell>
          <table:table-cell office:value-type="string" office:string-value="Железнодорожная" table:formula="of:=VLOOKUP([.C101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3-08-22T10:15:00" table:style-name="ce5">
            <text:p>22.08.23 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30" table:style-name="ce6">
            <text:p>3430</text:p>
          </table:table-cell>
          <table:table-cell office:value-type="string" office:string-value="Пушкина" table:formula="of:=VLOOKUP([.C101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3-08-22T22:14:00" table:style-name="ce5">
            <text:p>22.08.23 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909" table:style-name="ce6">
            <text:p>4909</text:p>
          </table:table-cell>
          <table:table-cell office:value-type="string" office:string-value="Пушкина" table:formula="of:=VLOOKUP([.C101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3-08-22T22:20:00" table:style-name="ce5">
            <text:p>22.08.23 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575" table:style-name="ce6">
            <text:p>6575</text:p>
          </table:table-cell>
          <table:table-cell office:value-type="string" office:string-value="Пушкина" table:formula="of:=VLOOKUP([.C101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3-08-23T18:25:00" table:style-name="ce5">
            <text:p>23.08.23 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06" table:style-name="ce6">
            <text:p>4906</text:p>
          </table:table-cell>
          <table:table-cell office:value-type="string" office:string-value="Железнодорожная" table:formula="of:=VLOOKUP([.C101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3-08-24T12:23:00" table:style-name="ce5">
            <text:p>24.08.23 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267" table:style-name="ce6">
            <text:p>6267</text:p>
          </table:table-cell>
          <table:table-cell office:value-type="string" office:string-value="Железнодорожная" table:formula="of:=VLOOKUP([.C102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3-08-24T16:57:00" table:style-name="ce5">
            <text:p>24.08.23 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6" table:style-name="ce6">
            <text:p>6586</text:p>
          </table:table-cell>
          <table:table-cell office:value-type="string" office:string-value="Гоголя" table:formula="of:=VLOOKUP([.C10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3-08-25T08:42:00" table:style-name="ce5">
            <text:p>25.08.23 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59" table:style-name="ce6">
            <text:p>4959</text:p>
          </table:table-cell>
          <table:table-cell office:value-type="string" office:string-value="Железнодорожная" table:formula="of:=VLOOKUP([.C10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3-08-26T08:37:00" table:style-name="ce5">
            <text:p>26.08.23 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10" table:style-name="ce6">
            <text:p>4110</text:p>
          </table:table-cell>
          <table:table-cell office:value-type="string" office:string-value="Пушкина" table:formula="of:=VLOOKUP([.C10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3-08-26T10:37:00" table:style-name="ce5">
            <text:p>26.08.23 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93" table:style-name="ce6">
            <text:p>4093</text:p>
          </table:table-cell>
          <table:table-cell office:value-type="string" office:string-value="Железнодорожная" table:formula="of:=VLOOKUP([.C102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3-08-26T22:26:00" table:style-name="ce5">
            <text:p>26.08.23 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81" table:style-name="ce6">
            <text:p>4281</text:p>
          </table:table-cell>
          <table:table-cell office:value-type="string" office:string-value="Железнодорожная" table:formula="of:=VLOOKUP([.C102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3-08-27T11:56:00" table:style-name="ce5">
            <text:p>27.08.23 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88" table:style-name="ce6">
            <text:p>5588</text:p>
          </table:table-cell>
          <table:table-cell office:value-type="string" office:string-value="Гоголя" table:formula="of:=VLOOKUP([.C102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3-08-27T19:15:00" table:style-name="ce5">
            <text:p>27.08.23 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00" table:style-name="ce6">
            <text:p>6300</text:p>
          </table:table-cell>
          <table:table-cell office:value-type="string" office:string-value="Пушкина" table:formula="of:=VLOOKUP([.C10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3-08-27T21:13:00" table:style-name="ce5">
            <text:p>27.08.23 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87" table:style-name="ce6">
            <text:p>4087</text:p>
          </table:table-cell>
          <table:table-cell office:value-type="string" office:string-value="Железнодорожная" table:formula="of:=VLOOKUP([.C10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3-08-27T22:30:00" table:style-name="ce5">
            <text:p>27.08.23 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2" table:style-name="ce6">
            <text:p>5092</text:p>
          </table:table-cell>
          <table:table-cell office:value-type="string" office:string-value="Железнодорожная" table:formula="of:=VLOOKUP([.C10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3-08-27T23:05:00" table:style-name="ce5">
            <text:p>27.08.23 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05" table:style-name="ce6">
            <text:p>5905</text:p>
          </table:table-cell>
          <table:table-cell office:value-type="string" office:string-value="Пушкина" table:formula="of:=VLOOKUP([.C103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3-08-28T13:30:00" table:style-name="ce5">
            <text:p>28.08.23 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296" table:style-name="ce6">
            <text:p>3296</text:p>
          </table:table-cell>
          <table:table-cell office:value-type="string" office:string-value="Железнодорожная" table:formula="of:=VLOOKUP([.C10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3-08-28T21:07:00" table:style-name="ce5">
            <text:p>28.08.23 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09" table:style-name="ce6">
            <text:p>5109</text:p>
          </table:table-cell>
          <table:table-cell office:value-type="string" office:string-value="Железнодорожная" table:formula="of:=VLOOKUP([.C103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28" table:style-name="ce6">
            <text:p>6228</text:p>
          </table:table-cell>
          <table:table-cell office:value-type="string" office:string-value="Волкова" table:formula="of:=VLOOKUP([.C103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768" table:style-name="ce6">
            <text:p>4768</text:p>
          </table:table-cell>
          <table:table-cell office:value-type="string" office:string-value="Гоголя" table:formula="of:=VLOOKUP([.C103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148" table:style-name="ce6">
            <text:p>3148</text:p>
          </table:table-cell>
          <table:table-cell office:value-type="string" office:string-value="Гоголя" table:formula="of:=VLOOKUP([.C10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717" table:style-name="ce6">
            <text:p>3717</text:p>
          </table:table-cell>
          <table:table-cell office:value-type="string" office:string-value="Гоголя" table:formula="of:=VLOOKUP([.C10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385" table:style-name="ce6">
            <text:p>3385</text:p>
          </table:table-cell>
          <table:table-cell office:value-type="string" office:string-value="Гоголя" table:formula="of:=VLOOKUP([.C103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59" table:style-name="ce6">
            <text:p>5659</text:p>
          </table:table-cell>
          <table:table-cell office:value-type="string" office:string-value="Гоголя" table:formula="of:=VLOOKUP([.C1038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361" table:style-name="ce6">
            <text:p>5361</text:p>
          </table:table-cell>
          <table:table-cell office:value-type="string" office:string-value="Гоголя" table:formula="of:=VLOOKUP([.C103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74" table:style-name="ce6">
            <text:p>4374</text:p>
          </table:table-cell>
          <table:table-cell office:value-type="string" office:string-value="Гоголя" table:formula="of:=VLOOKUP([.C104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15" table:style-name="ce6">
            <text:p>5015</text:p>
          </table:table-cell>
          <table:table-cell office:value-type="string" office:string-value="Гоголя" table:formula="of:=VLOOKUP([.C104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853" table:style-name="ce6">
            <text:p>6853</text:p>
          </table:table-cell>
          <table:table-cell office:value-type="string" office:string-value="Гоголя" table:formula="of:=VLOOKUP([.C104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33" table:style-name="ce6">
            <text:p>4333</text:p>
          </table:table-cell>
          <table:table-cell office:value-type="string" office:string-value="Гоголя" table:formula="of:=VLOOKUP([.C1043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44" table:style-name="ce6">
            <text:p>4244</text:p>
          </table:table-cell>
          <table:table-cell office:value-type="string" office:string-value="Волкова" table:formula="of:=VLOOKUP([.C104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00" table:style-name="ce6">
            <text:p>4800</text:p>
          </table:table-cell>
          <table:table-cell office:value-type="string" office:string-value="Гоголя" table:formula="of:=VLOOKUP([.C10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7" table:style-name="ce6">
            <text:p>6637</text:p>
          </table:table-cell>
          <table:table-cell office:value-type="string" office:string-value="Гоголя" table:formula="of:=VLOOKUP([.C104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036" table:style-name="ce6">
            <text:p>6036</text:p>
          </table:table-cell>
          <table:table-cell office:value-type="string" office:string-value="Железнодорожная" table:formula="of:=VLOOKUP([.C10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64" table:style-name="ce6">
            <text:p>4564</text:p>
          </table:table-cell>
          <table:table-cell office:value-type="string" office:string-value="Железнодорожная" table:formula="of:=VLOOKUP([.C104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41" table:style-name="ce6">
            <text:p>4741</text:p>
          </table:table-cell>
          <table:table-cell office:value-type="string" office:string-value="Железнодорожная" table:formula="of:=VLOOKUP([.C10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48" table:style-name="ce6">
            <text:p>2848</text:p>
          </table:table-cell>
          <table:table-cell office:value-type="string" office:string-value="Железнодорожная" table:formula="of:=VLOOKUP([.C10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8" table:style-name="ce6">
            <text:p>6568</text:p>
          </table:table-cell>
          <table:table-cell office:value-type="string" office:string-value="Железнодорожная" table:formula="of:=VLOOKUP([.C10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36" table:style-name="ce6">
            <text:p>4836</text:p>
          </table:table-cell>
          <table:table-cell office:value-type="string" office:string-value="Железнодорожная" table:formula="of:=VLOOKUP([.C10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4" table:style-name="ce6">
            <text:p>5254</text:p>
          </table:table-cell>
          <table:table-cell office:value-type="string" office:string-value="Железнодорожная" table:formula="of:=VLOOKUP([.C105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17" table:style-name="ce6">
            <text:p>5317</text:p>
          </table:table-cell>
          <table:table-cell office:value-type="string" office:string-value="Железнодорожная" table:formula="of:=VLOOKUP([.C105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52" table:style-name="ce6">
            <text:p>3552</text:p>
          </table:table-cell>
          <table:table-cell office:value-type="string" office:string-value="Волкова" table:formula="of:=VLOOKUP([.C1055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44" table:style-name="ce6">
            <text:p>5744</text:p>
          </table:table-cell>
          <table:table-cell office:value-type="string" office:string-value="Железнодорожная" table:formula="of:=VLOOKUP([.C105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664" table:style-name="ce6">
            <text:p>5664</text:p>
          </table:table-cell>
          <table:table-cell office:value-type="string" office:string-value="Железнодорожная" table:formula="of:=VLOOKUP([.C10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19" table:style-name="ce6">
            <text:p>4319</text:p>
          </table:table-cell>
          <table:table-cell office:value-type="string" office:string-value="Железнодорожная" table:formula="of:=VLOOKUP([.C10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32" table:style-name="ce6">
            <text:p>4632</text:p>
          </table:table-cell>
          <table:table-cell office:value-type="string" office:string-value="Железнодорожная" table:formula="of:=VLOOKUP([.C10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0" table:style-name="ce6">
            <text:p>5880</text:p>
          </table:table-cell>
          <table:table-cell office:value-type="string" office:string-value="Железнодорожная" table:formula="of:=VLOOKUP([.C106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25" table:style-name="ce6">
            <text:p>3325</text:p>
          </table:table-cell>
          <table:table-cell office:value-type="string" office:string-value="Железнодорожная" table:formula="of:=VLOOKUP([.C106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52" table:style-name="ce6">
            <text:p>5752</text:p>
          </table:table-cell>
          <table:table-cell office:value-type="string" office:string-value="Железнодорожная" table:formula="of:=VLOOKUP([.C10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07" table:style-name="ce6">
            <text:p>5807</text:p>
          </table:table-cell>
          <table:table-cell office:value-type="string" office:string-value="Железнодорожная" table:formula="of:=VLOOKUP([.C106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06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92" table:style-name="ce6">
            <text:p>3592</text:p>
          </table:table-cell>
          <table:table-cell office:value-type="string" office:string-value="Железнодорожная" table:formula="of:=VLOOKUP([.C106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9" table:style-name="ce6">
            <text:p>2979</text:p>
          </table:table-cell>
          <table:table-cell office:value-type="string" office:string-value="Волкова" table:formula="of:=VLOOKUP([.C1066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6" table:style-name="ce6">
            <text:p>5256</text:p>
          </table:table-cell>
          <table:table-cell office:value-type="string" office:string-value="Железнодорожная" table:formula="of:=VLOOKUP([.C106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60" table:style-name="ce6">
            <text:p>5160</text:p>
          </table:table-cell>
          <table:table-cell office:value-type="string" office:string-value="Железнодорожная" table:formula="of:=VLOOKUP([.C106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47" table:style-name="ce6">
            <text:p>3347</text:p>
          </table:table-cell>
          <table:table-cell office:value-type="string" office:string-value="Железнодорожная" table:formula="of:=VLOOKUP([.C106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72" table:style-name="ce6">
            <text:p>5772</text:p>
          </table:table-cell>
          <table:table-cell office:value-type="string" office:string-value="Железнодорожная" table:formula="of:=VLOOKUP([.C107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63" table:style-name="ce6">
            <text:p>3163</text:p>
          </table:table-cell>
          <table:table-cell office:value-type="string" office:string-value="Железнодорожная" table:formula="of:=VLOOKUP([.C107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3" table:style-name="ce6">
            <text:p>6453</text:p>
          </table:table-cell>
          <table:table-cell office:value-type="string" office:string-value="Железнодорожная" table:formula="of:=VLOOKUP([.C107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7" table:style-name="ce6">
            <text:p>3807</text:p>
          </table:table-cell>
          <table:table-cell office:value-type="string" office:string-value="Железнодорожная" table:formula="of:=VLOOKUP([.C107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107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office:value-type="string" office:string-value="Железнодорожная" table:formula="of:=VLOOKUP([.C107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3" table:style-name="ce6">
            <text:p>3153</text:p>
          </table:table-cell>
          <table:table-cell office:value-type="string" office:string-value="Железнодорожная" table:formula="of:=VLOOKUP([.C107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409" table:style-name="ce6">
            <text:p>4409</text:p>
          </table:table-cell>
          <table:table-cell office:value-type="string" office:string-value="Волкова" table:formula="of:=VLOOKUP([.C107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9" table:style-name="ce6">
            <text:p>4879</text:p>
          </table:table-cell>
          <table:table-cell office:value-type="string" office:string-value="Железнодорожная" table:formula="of:=VLOOKUP([.C107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86" table:style-name="ce6">
            <text:p>2986</text:p>
          </table:table-cell>
          <table:table-cell office:value-type="string" office:string-value="Железнодорожная" table:formula="of:=VLOOKUP([.C107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08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46" table:style-name="ce6">
            <text:p>3746</text:p>
          </table:table-cell>
          <table:table-cell office:value-type="string" office:string-value="Железнодорожная" table:formula="of:=VLOOKUP([.C108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108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35" table:style-name="ce6">
            <text:p>6835</text:p>
          </table:table-cell>
          <table:table-cell office:value-type="string" office:string-value="Железнодорожная" table:formula="of:=VLOOKUP([.C108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22" table:style-name="ce6">
            <text:p>3422</text:p>
          </table:table-cell>
          <table:table-cell office:value-type="string" office:string-value="Пушкина" table:formula="of:=VLOOKUP([.C108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334" table:style-name="ce6">
            <text:p>4334</text:p>
          </table:table-cell>
          <table:table-cell office:value-type="string" office:string-value="Пушкина" table:formula="of:=VLOOKUP([.C1085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86" table:style-name="ce6">
            <text:p>5386</text:p>
          </table:table-cell>
          <table:table-cell office:value-type="string" office:string-value="Пушкина" table:formula="of:=VLOOKUP([.C108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06" table:style-name="ce6">
            <text:p>3006</text:p>
          </table:table-cell>
          <table:table-cell office:value-type="string" office:string-value="Пушкина" table:formula="of:=VLOOKUP([.C108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52" table:style-name="ce6">
            <text:p>4552</text:p>
          </table:table-cell>
          <table:table-cell office:value-type="string" office:string-value="Волкова" table:formula="of:=VLOOKUP([.C108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684" table:style-name="ce6">
            <text:p>4684</text:p>
          </table:table-cell>
          <table:table-cell office:value-type="string" office:string-value="Пушкина" table:formula="of:=VLOOKUP([.C1089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109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office:value-type="string" office:string-value="Пушкина" table:formula="of:=VLOOKUP([.C109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87" table:style-name="ce6">
            <text:p>3887</text:p>
          </table:table-cell>
          <table:table-cell office:value-type="string" office:string-value="Пушкина" table:formula="of:=VLOOKUP([.C1092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95" table:style-name="ce6">
            <text:p>5495</text:p>
          </table:table-cell>
          <table:table-cell office:value-type="string" office:string-value="Пушкина" table:formula="of:=VLOOKUP([.C109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08" table:style-name="ce6">
            <text:p>3408</text:p>
          </table:table-cell>
          <table:table-cell office:value-type="string" office:string-value="Пушкина" table:formula="of:=VLOOKUP([.C109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4" table:style-name="ce6">
            <text:p>6314</text:p>
          </table:table-cell>
          <table:table-cell office:value-type="string" office:string-value="Гоголя" table:formula="of:=VLOOKUP([.C109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93" table:style-name="ce6">
            <text:p>5593</text:p>
          </table:table-cell>
          <table:table-cell office:value-type="string" office:string-value="Гоголя" table:formula="of:=VLOOKUP([.C109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984" table:style-name="ce6">
            <text:p>5984</text:p>
          </table:table-cell>
          <table:table-cell office:value-type="string" office:string-value="Гоголя" table:formula="of:=VLOOKUP([.C1097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3-09-01T16:26:00" table:style-name="ce5">
            <text:p>01.09.23 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19" table:style-name="ce6">
            <text:p>4319</text:p>
          </table:table-cell>
          <table:table-cell office:value-type="string" office:string-value="Железнодорожная" table:formula="of:=VLOOKUP([.C109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3-09-01T20:48:00" table:style-name="ce5">
            <text:p>01.09.23 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47" table:style-name="ce6">
            <text:p>3347</text:p>
          </table:table-cell>
          <table:table-cell office:value-type="string" office:string-value="Железнодорожная" table:formula="of:=VLOOKUP([.C109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3-09-01T22:59:00" table:style-name="ce5">
            <text:p>01.09.23 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office:value-type="string" office:string-value="Пушкина" table:formula="of:=VLOOKUP([.C110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3-09-02T09:48:00" table:style-name="ce5">
            <text:p>02.09.23 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664" table:style-name="ce6">
            <text:p>5664</text:p>
          </table:table-cell>
          <table:table-cell office:value-type="string" office:string-value="Железнодорожная" table:formula="of:=VLOOKUP([.C110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3-09-02T18:07:00" table:style-name="ce5">
            <text:p>02.09.23 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59" table:style-name="ce6">
            <text:p>5659</text:p>
          </table:table-cell>
          <table:table-cell office:value-type="string" office:string-value="Гоголя" table:formula="of:=VLOOKUP([.C110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3-09-03T08:48:00" table:style-name="ce5">
            <text:p>03.09.23 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684" table:style-name="ce6">
            <text:p>4684</text:p>
          </table:table-cell>
          <table:table-cell office:value-type="string" office:string-value="Пушкина" table:formula="of:=VLOOKUP([.C110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3-09-03T09:51:00" table:style-name="ce5">
            <text:p>03.09.23 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office:value-type="string" office:string-value="Железнодорожная" table:formula="of:=VLOOKUP([.C110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3-09-03T10:24:00" table:style-name="ce5">
            <text:p>03.09.23 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3" table:style-name="ce6">
            <text:p>6453</text:p>
          </table:table-cell>
          <table:table-cell office:value-type="string" office:string-value="Железнодорожная" table:formula="of:=VLOOKUP([.C110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3-09-03T10:40:00" table:style-name="ce5">
            <text:p>03.09.23 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00" table:style-name="ce6">
            <text:p>4800</text:p>
          </table:table-cell>
          <table:table-cell office:value-type="string" office:string-value="Гоголя" table:formula="of:=VLOOKUP([.C110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3-09-03T13:36:00" table:style-name="ce5">
            <text:p>03.09.23 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52" table:style-name="ce6">
            <text:p>4552</text:p>
          </table:table-cell>
          <table:table-cell office:value-type="string" office:string-value="Волкова" table:formula="of:=VLOOKUP([.C1107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3-09-05T09:47:00" table:style-name="ce5">
            <text:p>05.09.23 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36" table:style-name="ce6">
            <text:p>4836</text:p>
          </table:table-cell>
          <table:table-cell office:value-type="string" office:string-value="Железнодорожная" table:formula="of:=VLOOKUP([.C110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3-09-05T09:49:00" table:style-name="ce5">
            <text:p>05.09.23 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361" table:style-name="ce6">
            <text:p>5361</text:p>
          </table:table-cell>
          <table:table-cell office:value-type="string" office:string-value="Гоголя" table:formula="of:=VLOOKUP([.C110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3-09-05T16:33:00" table:style-name="ce5">
            <text:p>05.09.23 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33" table:style-name="ce6">
            <text:p>4333</text:p>
          </table:table-cell>
          <table:table-cell office:value-type="string" office:string-value="Гоголя" table:formula="of:=VLOOKUP([.C111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3-09-05T16:44:00" table:style-name="ce5">
            <text:p>05.09.23 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44" table:style-name="ce6">
            <text:p>4244</text:p>
          </table:table-cell>
          <table:table-cell office:value-type="string" office:string-value="Волкова" table:formula="of:=VLOOKUP([.C1111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3-09-05T23:57:00" table:style-name="ce5">
            <text:p>05.09.23 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036" table:style-name="ce6">
            <text:p>6036</text:p>
          </table:table-cell>
          <table:table-cell office:value-type="string" office:string-value="Железнодорожная" table:formula="of:=VLOOKUP([.C111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3-09-07T08:36:00" table:style-name="ce5">
            <text:p>07.09.23 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32" table:style-name="ce6">
            <text:p>4632</text:p>
          </table:table-cell>
          <table:table-cell office:value-type="string" office:string-value="Железнодорожная" table:formula="of:=VLOOKUP([.C111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3-09-07T23:28:00" table:style-name="ce5">
            <text:p>07.09.23 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28" table:style-name="ce6">
            <text:p>6228</text:p>
          </table:table-cell>
          <table:table-cell office:value-type="string" office:string-value="Волкова" table:formula="of:=VLOOKUP([.C1114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3-09-09T08:02:00" table:style-name="ce5">
            <text:p>09.09.23 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717" table:style-name="ce6">
            <text:p>3717</text:p>
          </table:table-cell>
          <table:table-cell office:value-type="string" office:string-value="Гоголя" table:formula="of:=VLOOKUP([.C111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3-09-09T09:46:00" table:style-name="ce5">
            <text:p>09.09.23 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0" table:style-name="ce6">
            <text:p>5880</text:p>
          </table:table-cell>
          <table:table-cell office:value-type="string" office:string-value="Железнодорожная" table:formula="of:=VLOOKUP([.C111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3-09-09T10:03:00" table:style-name="ce5">
            <text:p>09.09.23 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3" table:style-name="ce6">
            <text:p>3153</text:p>
          </table:table-cell>
          <table:table-cell office:value-type="string" office:string-value="Железнодорожная" table:formula="of:=VLOOKUP([.C111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3-09-09T17:26:00" table:style-name="ce5">
            <text:p>09.09.23 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office:value-type="string" office:string-value="Железнодорожная" table:formula="of:=VLOOKUP([.C111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3-09-10T08:21:00" table:style-name="ce5">
            <text:p>10.09.23 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984" table:style-name="ce6">
            <text:p>5984</text:p>
          </table:table-cell>
          <table:table-cell office:value-type="string" office:string-value="Гоголя" table:formula="of:=VLOOKUP([.C1119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3-09-10T14:54:00" table:style-name="ce5">
            <text:p>10.09.23 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95" table:style-name="ce6">
            <text:p>5495</text:p>
          </table:table-cell>
          <table:table-cell office:value-type="string" office:string-value="Пушкина" table:formula="of:=VLOOKUP([.C1120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3-09-10T16:16:00" table:style-name="ce5">
            <text:p>10.09.23 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7" table:style-name="ce6">
            <text:p>6637</text:p>
          </table:table-cell>
          <table:table-cell office:value-type="string" office:string-value="Гоголя" table:formula="of:=VLOOKUP([.C1121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3-09-11T11:33:00" table:style-name="ce5">
            <text:p>11.09.23 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60" table:style-name="ce6">
            <text:p>5160</text:p>
          </table:table-cell>
          <table:table-cell office:value-type="string" office:string-value="Железнодорожная" table:formula="of:=VLOOKUP([.C112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3-09-11T14:44:00" table:style-name="ce5">
            <text:p>11.09.23 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office:value-type="string" office:string-value="Пушкина" table:formula="of:=VLOOKUP([.C112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3-09-12T09:26:00" table:style-name="ce5">
            <text:p>12.09.23 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93" table:style-name="ce6">
            <text:p>5593</text:p>
          </table:table-cell>
          <table:table-cell office:value-type="string" office:string-value="Гоголя" table:formula="of:=VLOOKUP([.C112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3-09-12T20:25:00" table:style-name="ce5">
            <text:p>12.09.23 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4" table:style-name="ce6">
            <text:p>5254</text:p>
          </table:table-cell>
          <table:table-cell office:value-type="string" office:string-value="Железнодорожная" table:formula="of:=VLOOKUP([.C1125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3-09-12T21:37:00" table:style-name="ce5">
            <text:p>12.09.23 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48" table:style-name="ce6">
            <text:p>2848</text:p>
          </table:table-cell>
          <table:table-cell office:value-type="string" office:string-value="Железнодорожная" table:formula="of:=VLOOKUP([.C112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3-09-14T12:36:00" table:style-name="ce5">
            <text:p>14.09.23 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06" table:style-name="ce6">
            <text:p>3006</text:p>
          </table:table-cell>
          <table:table-cell office:value-type="string" office:string-value="Пушкина" table:formula="of:=VLOOKUP([.C1127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3-09-14T13:32:00" table:style-name="ce5">
            <text:p>14.09.23 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07" table:style-name="ce6">
            <text:p>5807</text:p>
          </table:table-cell>
          <table:table-cell office:value-type="string" office:string-value="Железнодорожная" table:formula="of:=VLOOKUP([.C112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3-09-15T22:07:00" table:style-name="ce5">
            <text:p>15.09.23 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41" table:style-name="ce6">
            <text:p>4741</text:p>
          </table:table-cell>
          <table:table-cell office:value-type="string" office:string-value="Железнодорожная" table:formula="of:=VLOOKUP([.C112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3-09-16T06:29:00" table:style-name="ce5">
            <text:p>16.09.23 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office:value-type="string" office:string-value="Железнодорожная" table:formula="of:=VLOOKUP([.C113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3-09-16T17:47:00" table:style-name="ce5">
            <text:p>16.09.23 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25" table:style-name="ce6">
            <text:p>3325</text:p>
          </table:table-cell>
          <table:table-cell office:value-type="string" office:string-value="Железнодорожная" table:formula="of:=VLOOKUP([.C113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3-09-17T06:04:00" table:style-name="ce5">
            <text:p>17.09.23 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4" table:style-name="ce6">
            <text:p>6314</text:p>
          </table:table-cell>
          <table:table-cell office:value-type="string" office:string-value="Гоголя" table:formula="of:=VLOOKUP([.C1132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3-09-17T08:00:00" table:style-name="ce5">
            <text:p>17.09.23 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22" table:style-name="ce6">
            <text:p>3422</text:p>
          </table:table-cell>
          <table:table-cell office:value-type="string" office:string-value="Пушкина" table:formula="of:=VLOOKUP([.C1133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3-09-18T06:35:00" table:style-name="ce5">
            <text:p>18.09.23 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46" table:style-name="ce6">
            <text:p>3746</text:p>
          </table:table-cell>
          <table:table-cell office:value-type="string" office:string-value="Железнодорожная" table:formula="of:=VLOOKUP([.C1134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3-09-19T09:34:00" table:style-name="ce5">
            <text:p>19.09.23 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385" table:style-name="ce6">
            <text:p>3385</text:p>
          </table:table-cell>
          <table:table-cell office:value-type="string" office:string-value="Гоголя" table:formula="of:=VLOOKUP([.C113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3-09-19T16:03:00" table:style-name="ce5">
            <text:p>19.09.23 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853" table:style-name="ce6">
            <text:p>6853</text:p>
          </table:table-cell>
          <table:table-cell office:value-type="string" office:string-value="Гоголя" table:formula="of:=VLOOKUP([.C1136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3-09-19T21:01:00" table:style-name="ce5">
            <text:p>19.09.23 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7" table:style-name="ce6">
            <text:p>3807</text:p>
          </table:table-cell>
          <table:table-cell office:value-type="string" office:string-value="Железнодорожная" table:formula="of:=VLOOKUP([.C113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3-09-19T21:47:00" table:style-name="ce5">
            <text:p>19.09.23 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9" table:style-name="ce6">
            <text:p>2979</text:p>
          </table:table-cell>
          <table:table-cell office:value-type="string" office:string-value="Волкова" table:formula="of:=VLOOKUP([.C1138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3-09-19T23:53:00" table:style-name="ce5">
            <text:p>19.09.23 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office:value-type="string" office:string-value="Железнодорожная" table:formula="of:=VLOOKUP([.C113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3-09-20T10:26:00" table:style-name="ce5">
            <text:p>20.09.23 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9" table:style-name="ce6">
            <text:p>4879</text:p>
          </table:table-cell>
          <table:table-cell office:value-type="string" office:string-value="Железнодорожная" table:formula="of:=VLOOKUP([.C114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3-09-20T23:56:00" table:style-name="ce5">
            <text:p>20.09.23 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409" table:style-name="ce6">
            <text:p>4409</text:p>
          </table:table-cell>
          <table:table-cell office:value-type="string" office:string-value="Волкова" table:formula="of:=VLOOKUP([.C1141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1" table:style-name="ce4">
            <text:p>1141</text:p>
          </table:table-cell>
          <table:table-cell office:value-type="date" office:date-value="2023-09-21T07:05:00" table:style-name="ce5">
            <text:p>21.09.23 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6" table:style-name="ce6">
            <text:p>5256</text:p>
          </table:table-cell>
          <table:table-cell office:value-type="string" office:string-value="Железнодорожная" table:formula="of:=VLOOKUP([.C114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3-09-22T07:32:00" table:style-name="ce5">
            <text:p>22.09.23 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92" table:style-name="ce6">
            <text:p>3592</text:p>
          </table:table-cell>
          <table:table-cell office:value-type="string" office:string-value="Железнодорожная" table:formula="of:=VLOOKUP([.C1143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3-09-22T10:11:00" table:style-name="ce5">
            <text:p>22.09.23 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86" table:style-name="ce6">
            <text:p>5386</text:p>
          </table:table-cell>
          <table:table-cell office:value-type="string" office:string-value="Пушкина" table:formula="of:=VLOOKUP([.C1144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3-09-22T11:02:00" table:style-name="ce5">
            <text:p>22.09.23 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74" table:style-name="ce6">
            <text:p>4374</text:p>
          </table:table-cell>
          <table:table-cell office:value-type="string" office:string-value="Гоголя" table:formula="of:=VLOOKUP([.C114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3-09-22T12:30:00" table:style-name="ce5">
            <text:p>22.09.23 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72" table:style-name="ce6">
            <text:p>5772</text:p>
          </table:table-cell>
          <table:table-cell office:value-type="string" office:string-value="Железнодорожная" table:formula="of:=VLOOKUP([.C1146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3-09-22T17:57:00" table:style-name="ce5">
            <text:p>22.09.23 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8" table:style-name="ce6">
            <text:p>6568</text:p>
          </table:table-cell>
          <table:table-cell office:value-type="string" office:string-value="Железнодорожная" table:formula="of:=VLOOKUP([.C114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3-09-22T18:34:00" table:style-name="ce5">
            <text:p>22.09.23 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08" table:style-name="ce6">
            <text:p>3408</text:p>
          </table:table-cell>
          <table:table-cell office:value-type="string" office:string-value="Пушкина" table:formula="of:=VLOOKUP([.C1148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3-09-22T20:05:00" table:style-name="ce5">
            <text:p>22.09.23 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52" table:style-name="ce6">
            <text:p>5752</text:p>
          </table:table-cell>
          <table:table-cell office:value-type="string" office:string-value="Железнодорожная" table:formula="of:=VLOOKUP([.C114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3-09-22T20:47:00" table:style-name="ce5">
            <text:p>22.09.23 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86" table:style-name="ce6">
            <text:p>2986</text:p>
          </table:table-cell>
          <table:table-cell office:value-type="string" office:string-value="Железнодорожная" table:formula="of:=VLOOKUP([.C1150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3-09-23T15:37:00" table:style-name="ce5">
            <text:p>23.09.23 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office:value-type="string" office:string-value="Железнодорожная" table:formula="of:=VLOOKUP([.C1151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3-09-23T17:17:00" table:style-name="ce5">
            <text:p>23.09.23 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17" table:style-name="ce6">
            <text:p>5317</text:p>
          </table:table-cell>
          <table:table-cell office:value-type="string" office:string-value="Железнодорожная" table:formula="of:=VLOOKUP([.C115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3-09-24T16:59:00" table:style-name="ce5">
            <text:p>24.09.23 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52" table:style-name="ce6">
            <text:p>3552</text:p>
          </table:table-cell>
          <table:table-cell office:value-type="string" office:string-value="Волкова" table:formula="of:=VLOOKUP([.C1153];[Лицевые_счета.A:.G];2;)" table:style-name="ce1">
            <text:p>Волков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3-09-24T20:04:00" table:style-name="ce5">
            <text:p>24.09.23 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768" table:style-name="ce6">
            <text:p>4768</text:p>
          </table:table-cell>
          <table:table-cell office:value-type="string" office:string-value="Гоголя" table:formula="of:=VLOOKUP([.C1154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3-09-25T09:17:00" table:style-name="ce5">
            <text:p>25.09.23 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148" table:style-name="ce6">
            <text:p>3148</text:p>
          </table:table-cell>
          <table:table-cell office:value-type="string" office:string-value="Гоголя" table:formula="of:=VLOOKUP([.C1155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3-09-25T23:27:00" table:style-name="ce5">
            <text:p>25.09.23 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87" table:style-name="ce6">
            <text:p>3887</text:p>
          </table:table-cell>
          <table:table-cell office:value-type="string" office:string-value="Пушкина" table:formula="of:=VLOOKUP([.C1156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3-09-26T22:12:00" table:style-name="ce5">
            <text:p>26.09.23 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44" table:style-name="ce6">
            <text:p>5744</text:p>
          </table:table-cell>
          <table:table-cell office:value-type="string" office:string-value="Железнодорожная" table:formula="of:=VLOOKUP([.C1157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3-09-27T12:25:00" table:style-name="ce5">
            <text:p>27.09.23 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63" table:style-name="ce6">
            <text:p>3163</text:p>
          </table:table-cell>
          <table:table-cell office:value-type="string" office:string-value="Железнодорожная" table:formula="of:=VLOOKUP([.C1158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3-09-27T18:44:00" table:style-name="ce5">
            <text:p>27.09.23 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35" table:style-name="ce6">
            <text:p>6835</text:p>
          </table:table-cell>
          <table:table-cell office:value-type="string" office:string-value="Железнодорожная" table:formula="of:=VLOOKUP([.C1159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3-09-27T19:34:00" table:style-name="ce5">
            <text:p>27.09.23 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15" table:style-name="ce6">
            <text:p>5015</text:p>
          </table:table-cell>
          <table:table-cell office:value-type="string" office:string-value="Гоголя" table:formula="of:=VLOOKUP([.C1160];[Лицевые_счета.A:.G];2;)" table:style-name="ce1">
            <text:p>Гоголя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3-09-28T10:31:00" table:style-name="ce5">
            <text:p>28.09.23 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334" table:style-name="ce6">
            <text:p>4334</text:p>
          </table:table-cell>
          <table:table-cell office:value-type="string" office:string-value="Пушкина" table:formula="of:=VLOOKUP([.C1161];[Лицевые_счета.A:.G];2;)" table:style-name="ce1">
            <text:p>Пушкин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3-09-28T21:15:00" table:style-name="ce5">
            <text:p>28.09.23 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64" table:style-name="ce6">
            <text:p>4564</text:p>
          </table:table-cell>
          <table:table-cell office:value-type="string" office:string-value="Железнодорожная" table:formula="of:=VLOOKUP([.C1162];[Лицевые_счета.A:.G];2;)" table:style-name="ce1">
            <text:p>Железнодорожная</text:p>
          </table:table-cell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2"/>
        <table:table-column table:style-name="co13" table:default-cell-style-name="ce12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7" table:default-cell-style-name="ce1"/>
        <table:table-row table:style-name="ro3">
          <table:table-cell office:value-type="string" table:style-name="ce9">
            <text:p>Лицевой счёт</text:p>
          </table:table-cell>
          <table:table-cell office:value-type="string" table:style-name="ce10">
            <text:p>Улица</text:p>
          </table:table-cell>
          <table:table-cell office:value-type="string" table:style-name="ce10">
            <text:p>Номер дома</text:p>
          </table:table-cell>
          <table:table-cell office:value-type="string" table:style-name="ce10">
            <text:p>Номер квартиры</text:p>
          </table:table-cell>
          <table:table-cell office:value-type="string" table:style-name="ce11">
            <text:p>ФИО собственника</text:p>
          </table:table-cell>
          <table:table-cell office:value-type="string" table:style-name="ce11">
            <text:p>Количество комнат</text:p>
          </table:table-cell>
          <table:table-cell office:value-type="string" table:style-name="ce10">
            <text:p>Общая площадь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5" table:style-name="ce12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7" table:style-name="ce12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9" table:style-name="ce12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12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8" table:style-name="ce12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6381" table:default-cell-style-name="ce1"/>
        <table:table-row table:style-name="ro5">
          <table:table-cell office:value-type="string" table:style-name="ce9">
            <text:p>ID компании</text:p>
          </table:table-cell>
          <table:table-cell office:value-type="string" table:style-name="ce10">
            <text:p>Название</text:p>
          </table:table-cell>
          <table:table-cell office:value-type="string" table:style-name="ce10">
            <text:p>Адрес</text:p>
          </table:table-cell>
          <table:table-cell table:number-columns-repeated="16381"/>
        </table:table-row>
        <table:table-row table:style-name="ro5" table:visibility="filter">
          <table:table-cell office:value-type="float" office:value="1" table:style-name="ce4">
            <text:p>1</text:p>
          </table:table-cell>
          <table:table-cell office:value-type="string" table:style-name="ce13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 table:visibility="filter">
          <table:table-cell office:value-type="float" office:value="2" table:style-name="ce4">
            <text:p>2</text:p>
          </table:table-cell>
          <table:table-cell office:value-type="string" table:style-name="ce13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 table:visibility="filter">
          <table:table-cell office:value-type="float" office:value="3" table:style-name="ce4">
            <text:p>3</text:p>
          </table:table-cell>
          <table:table-cell office:value-type="string" table:style-name="ce13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 table:visibility="filter">
          <table:table-cell office:value-type="float" office:value="4" table:style-name="ce4">
            <text:p>4</text:p>
          </table:table-cell>
          <table:table-cell office:value-type="string" table:style-name="ce13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 table:visibility="filter">
          <table:table-cell office:value-type="float" office:value="5" table:style-name="ce4">
            <text:p>5</text:p>
          </table:table-cell>
          <table:table-cell office:value-type="string" table:style-name="ce13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 table:visibility="filter">
          <table:table-cell office:value-type="float" office:value="6" table:style-name="ce4">
            <text:p>6</text:p>
          </table:table-cell>
          <table:table-cell office:value-type="string" table:style-name="ce13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 table:visibility="filter">
          <table:table-cell office:value-type="float" office:value="7" table:style-name="ce4">
            <text:p>7</text:p>
          </table:table-cell>
          <table:table-cell office:value-type="string" table:style-name="ce13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 table:visibility="filter">
          <table:table-cell office:value-type="float" office:value="8" table:style-name="ce4">
            <text:p>8</text:p>
          </table:table-cell>
          <table:table-cell office:value-type="string" table:style-name="ce13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3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 table:visibility="filter">
          <table:table-cell office:value-type="float" office:value="10" table:style-name="ce4">
            <text:p>10</text:p>
          </table:table-cell>
          <table:table-cell office:value-type="string" table:style-name="ce13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 table:visibility="filter">
          <table:table-cell office:value-type="float" office:value="11" table:style-name="ce4">
            <text:p>11</text:p>
          </table:table-cell>
          <table:table-cell office:value-type="string" table:style-name="ce13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 table:visibility="filter">
          <table:table-cell office:value-type="float" office:value="12" table:style-name="ce4">
            <text:p>12</text:p>
          </table:table-cell>
          <table:table-cell office:value-type="string" table:style-name="ce13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 table:visibility="filter">
          <table:table-cell office:value-type="float" office:value="13" table:style-name="ce4">
            <text:p>13</text:p>
          </table:table-cell>
          <table:table-cell office:value-type="string" table:style-name="ce13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 table:visibility="filter">
          <table:table-cell office:value-type="float" office:value="14" table:style-name="ce4">
            <text:p>14</text:p>
          </table:table-cell>
          <table:table-cell office:value-type="string" table:style-name="ce13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 table:visibility="filter">
          <table:table-cell office:value-type="float" office:value="15" table:style-name="ce4">
            <text:p>15</text:p>
          </table:table-cell>
          <table:table-cell office:value-type="string" table:style-name="ce13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3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я_и_оплата.A1:Начисления_и_оплата.G1162" table:display-filter-buttons="true">
          <table:filter>
            <table:filter-and>
              <table:filter-condition table:field-number="3" table:value="9" table:operator="="/>
              <table:filter-condition table:field-number="4" table:value="Начисление" table:operator="="/>
            </table:filter-and>
          </table:filter>
        </table:database-range>
        <table:database-range table:target-range-address="Лицевые_счета.A1:Лицевые_счета.G66" table:display-filter-buttons="true"/>
        <table:database-range table:target-range-address="Управляющие_компании.A1:Управляющие_компании.C16" table:display-filter-buttons="true">
          <table:filter>
            <table:filter-condition table:field-number="1" table:value="Стрела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8:55:53Z</dc:date>
  </office:meta>
</office:document-meta>
</file>